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Praeclarus Brut 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vkkz55v25skpqcx4</text:p>
          </table:table-cell>
          <table:table-cell office:value-type="string">
            <text:p>SPARKLING</text:p>
          </table:table-cell>
          <table:table-cell office:value-type="string">
            <text:p>Praeclarus Brut</text:p>
          </table:table-cell>
          <table:table-cell office:value-type="string">
            <text:p>Kellerei St. Pauls</text:p>
          </table:table-cell>
          <table:table-cell office:value-type="float" office:value="48.53483">
            <text:p>48.534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60</text:p>
          </table:table-cell>
          <table:table-cell office:value-type="string"/>
          <table:table-cell office:value-type="string">
            <text:p>Verdicchio di Matelica „M“</text:p>
          </table:table-cell>
          <table:table-cell office:value-type="string">
            <text:p>Gàj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8gtw4ttrnjmtkry9z</text:p>
          </table:table-cell>
          <table:table-cell office:value-type="string">
            <text:p>WHITE</text:p>
          </table:table-cell>
          <table:table-cell office:value-type="string">
            <text:p>M Verdicchio di Matelica</text:p>
          </table:table-cell>
          <table:table-cell office:value-type="string">
            <text:p>Gajole</text:p>
          </table:table-cell>
          <table:table-cell office:value-type="float" office:value="55.10677">
            <text:p>55.106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96</text:p>
          </table:table-cell>
          <table:table-cell office:value-type="string"/>
          <table:table-cell office:value-type="string">
            <text:p>Zeno Blauburgunder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xq13x0rp8k2h2zt2</text:p>
          </table:table-cell>
          <table:table-cell office:value-type="string">
            <text:p>RED</text:p>
          </table:table-cell>
          <table:table-cell office:value-type="string">
            <text:p>Zeno Blauburgunder Riserva</text:p>
          </table:table-cell>
          <table:table-cell office:value-type="string">
            <text:p>Kellerei Meran</text:p>
          </table:table-cell>
          <table:table-cell office:value-type="float" office:value="50.65564">
            <text:p>50.655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97</text:p>
          </table:table-cell>
          <table:table-cell office:value-type="string"/>
          <table:table-cell office:value-type="string">
            <text:p>Zeno Blauburgunder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xq13x0rp8k2h2zt2</text:p>
          </table:table-cell>
          <table:table-cell office:value-type="string">
            <text:p>RED</text:p>
          </table:table-cell>
          <table:table-cell office:value-type="string">
            <text:p>Zeno Blauburgunder Riserva</text:p>
          </table:table-cell>
          <table:table-cell office:value-type="string">
            <text:p>Kellerei Meran</text:p>
          </table:table-cell>
          <table:table-cell office:value-type="float" office:value="50.65564">
            <text:p>50.65564</text:p>
          </table:table-cell>
        </table:table-row>
        <table:table-row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Arunda Riserva Extra Brut </text:p>
          </table:table-cell>
          <table:table-cell office:value-type="string">
            <text:p>Sektkellerei 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jnycj93jmb0chbj6</text:p>
          </table:table-cell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Arunda</text:p>
          </table:table-cell>
          <table:table-cell office:value-type="float" office:value="35.88789">
            <text:p>35.88789</text:p>
          </table:table-cell>
        </table:table-row>
        <table:table-row>
          <table:table-cell office:value-type="string"/>
          <table:table-cell office:value-type="string">
            <text:p>2</text:p>
          </table:table-cell>
          <table:table-cell office:value-type="string"/>
          <table:table-cell office:value-type="string">
            <text:p>Arunda Phineas IV </text:p>
          </table:table-cell>
          <table:table-cell office:value-type="string">
            <text:p>Sektkellerei 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17jeewta79s814tm</text:p>
          </table:table-cell>
          <table:table-cell office:value-type="string">
            <text:p>SPARKLING</text:p>
          </table:table-cell>
          <table:table-cell office:value-type="string">
            <text:p>Phineas</text:p>
          </table:table-cell>
          <table:table-cell office:value-type="string">
            <text:p>Arunda</text:p>
          </table:table-cell>
          <table:table-cell office:value-type="float" office:value="37.266212">
            <text:p>37.266212</text:p>
          </table:table-cell>
        </table:table-row>
        <table:table-row>
          <table:table-cell office:value-type="string"/>
          <table:table-cell office:value-type="string">
            <text:p>4</text:p>
          </table:table-cell>
          <table:table-cell office:value-type="string"/>
          <table:table-cell office:value-type="string">
            <text:p>Blanc de Blancs Brut Nature 2018 </text:p>
          </table:table-cell>
          <table:table-cell office:value-type="string">
            <text:p>Montr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e6jgk2wxq21yh9hwjt</text:p>
          </table:table-cell>
          <table:table-cell office:value-type="string">
            <text:p>SPARKLING</text:p>
          </table:table-cell>
          <table:table-cell office:value-type="string">
            <text:p>Blanc de Blancs Brut Nature</text:p>
          </table:table-cell>
          <table:table-cell office:value-type="string">
            <text:p>Montris</text:p>
          </table:table-cell>
          <table:table-cell office:value-type="float" office:value="45.439163">
            <text:p>45.439163</text:p>
          </table:table-cell>
        </table:table-row>
        <table:table-row>
          <table:table-cell office:value-type="string"/>
          <table:table-cell office:value-type="string">
            <text:p>5</text:p>
          </table:table-cell>
          <table:table-cell office:value-type="string"/>
          <table:table-cell office:value-type="string">
            <text:p>Brut Riserva 36 2019 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46.634754">
            <text:p>46.634754</text:p>
          </table:table-cell>
        </table:table-row>
        <table:table-row>
          <table:table-cell office:value-type="string"/>
          <table:table-cell office:value-type="string">
            <text:p>6</text:p>
          </table:table-cell>
          <table:table-cell office:value-type="string"/>
          <table:table-cell office:value-type="string">
            <text:p>600 Blanc de Blancs Pas Dosé 2017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vcfa539vh935hpr4q</text:p>
          </table:table-cell>
          <table:table-cell office:value-type="string">
            <text:p>SPARKLING</text:p>
          </table:table-cell>
          <table:table-cell office:value-type="string">
            <text:p>Metodo Classico Riserva 600 Blanc de Blancs Pas Dosé</text:p>
          </table:table-cell>
          <table:table-cell office:value-type="string">
            <text:p>Cantina Kurtatsch</text:p>
          </table:table-cell>
          <table:table-cell office:value-type="float" office:value="37.857887">
            <text:p>37.857887</text:p>
          </table:table-cell>
        </table:table-row>
        <table:table-row>
          <table:table-cell office:value-type="string"/>
          <table:table-cell office:value-type="string">
            <text:p>7</text:p>
          </table:table-cell>
          <table:table-cell office:value-type="string"/>
          <table:table-cell office:value-type="string">
            <text:p>InSekt Pet Nat 2021 </text:p>
          </table:table-cell>
          <table:table-cell office:value-type="string">
            <text:p>Burgerhof Meß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pv6mqdrpr88d0ezqpa</text:p>
          </table:table-cell>
          <table:table-cell office:value-type="string">
            <text:p>DESSERT</text:p>
          </table:table-cell>
          <table:table-cell office:value-type="string">
            <text:p>Cuvée Sekt Trocken</text:p>
          </table:table-cell>
          <table:table-cell office:value-type="string">
            <text:p>Weingut Meßmer</text:p>
          </table:table-cell>
          <table:table-cell office:value-type="float" office:value="19.88387">
            <text:p>19.88387</text:p>
          </table:table-cell>
        </table:table-row>
        <table:table-row>
          <table:table-cell office:value-type="string"/>
          <table:table-cell office:value-type="string">
            <text:p>8</text:p>
          </table:table-cell>
          <table:table-cell office:value-type="string"/>
          <table:table-cell office:value-type="string">
            <text:p>Athesis Brut Rosé 2019 </text:p>
          </table:table-cell>
          <table:table-cell office:value-type="string">
            <text:p>Kellerei Kettme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0.38581">
            <text:p>40.38581</text:p>
          </table:table-cell>
        </table:table-row>
        <table:table-row>
          <table:table-cell office:value-type="string"/>
          <table:table-cell office:value-type="string">
            <text:p>9</text:p>
          </table:table-cell>
          <table:table-cell office:value-type="string"/>
          <table:table-cell office:value-type="string">
            <text:p>Methius Riserva Brut 2018 </text:p>
          </table:table-cell>
          <table:table-cell office:value-type="string">
            <text:p>Dorigati Mezzocor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58967">
            <text:p>42.58967</text:p>
          </table:table-cell>
        </table:table-row>
        <table:table-row>
          <table:table-cell office:value-type="string"/>
          <table:table-cell office:value-type="string">
            <text:p>10</text:p>
          </table:table-cell>
          <table:table-cell office:value-type="string"/>
          <table:table-cell office:value-type="string">
            <text:p>Lamm No 12 Extra Brut </text:p>
          </table:table-cell>
          <table:table-cell office:value-type="string">
            <text:p>Sektmanufaktur 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ab0cbegytt0wk7ksan</text:p>
          </table:table-cell>
          <table:table-cell office:value-type="string">
            <text:p>SPARKLING</text:p>
          </table:table-cell>
          <table:table-cell office:value-type="string">
            <text:p>Lamm No 12</text:p>
          </table:table-cell>
          <table:table-cell office:value-type="string">
            <text:p>Sektmanufaktur Winkler</text:p>
          </table:table-cell>
          <table:table-cell office:value-type="float" office:value="61.16575">
            <text:p>61.16575</text:p>
          </table:table-cell>
        </table:table-row>
        <table:table-row>
          <table:table-cell office:value-type="string"/>
          <table:table-cell office:value-type="string">
            <text:p>12</text:p>
          </table:table-cell>
          <table:table-cell office:value-type="string"/>
          <table:table-cell office:value-type="string">
            <text:p>Masnen-Vignal Millesimato Riserva 2018 </text:p>
          </table:table-cell>
          <table:table-cell office:value-type="string">
            <text:p>Klinger Pil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rwe4zz6f5y79y0qf2</text:p>
          </table:table-cell>
          <table:table-cell office:value-type="string">
            <text:p>SPARKLING</text:p>
          </table:table-cell>
          <table:table-cell office:value-type="string">
            <text:p>Masnen - Vignal</text:p>
          </table:table-cell>
          <table:table-cell office:value-type="string">
            <text:p>Klinger</text:p>
          </table:table-cell>
          <table:table-cell office:value-type="float" office:value="44.306877">
            <text:p>44.306877</text:p>
          </table:table-cell>
        </table:table-row>
        <table:table-row>
          <table:table-cell office:value-type="string"/>
          <table:table-cell office:value-type="string">
            <text:p>13</text:p>
          </table:table-cell>
          <table:table-cell office:value-type="string"/>
          <table:table-cell office:value-type="string">
            <text:p>Ferrari Perlé 2017 </text:p>
          </table:table-cell>
          <table:table-cell office:value-type="string">
            <text:p>Kellerei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mvta6snft247t35</text:p>
          </table:table-cell>
          <table:table-cell office:value-type="string">
            <text:p>SPARKLING</text:p>
          </table:table-cell>
          <table:table-cell office:value-type="string">
            <text:p>Bianco Riserva Perlé</text:p>
          </table:table-cell>
          <table:table-cell office:value-type="string">
            <text:p>Ferrari</text:p>
          </table:table-cell>
          <table:table-cell office:value-type="float" office:value="29.766987">
            <text:p>29.766987</text:p>
          </table:table-cell>
        </table:table-row>
        <table:table-row>
          <table:table-cell office:value-type="string"/>
          <table:table-cell office:value-type="string">
            <text:p>14</text:p>
          </table:table-cell>
          <table:table-cell office:value-type="string"/>
          <table:table-cell office:value-type="string">
            <text:p>Ferrari Perlé Rosé Riserva 2016</text:p>
          </table:table-cell>
          <table:table-cell office:value-type="string">
            <text:p>Kellerei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mvta6snft247t35</text:p>
          </table:table-cell>
          <table:table-cell office:value-type="string">
            <text:p>SPARKLING</text:p>
          </table:table-cell>
          <table:table-cell office:value-type="string">
            <text:p>Bianco Riserva Perlé</text:p>
          </table:table-cell>
          <table:table-cell office:value-type="string">
            <text:p>Ferrari</text:p>
          </table:table-cell>
          <table:table-cell office:value-type="float" office:value="33.27048">
            <text:p>33.27048</text:p>
          </table:table-cell>
        </table:table-row>
        <table:table-row>
          <table:table-cell office:value-type="string"/>
          <table:table-cell office:value-type="string">
            <text:p>15</text:p>
          </table:table-cell>
          <table:table-cell office:value-type="string"/>
          <table:table-cell office:value-type="string">
            <text:p>Blauwal Vintage Riserva 2014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5mt69xpp0hfnhw3v</text:p>
          </table:table-cell>
          <table:table-cell office:value-type="string">
            <text:p>SPARKLING</text:p>
          </table:table-cell>
          <table:table-cell office:value-type="string">
            <text:p>Blauwal Nature</text:p>
          </table:table-cell>
          <table:table-cell office:value-type="string">
            <text:p>Cesconi</text:p>
          </table:table-cell>
          <table:table-cell office:value-type="float" office:value="37.25177">
            <text:p>37.25177</text:p>
          </table:table-cell>
        </table:table-row>
        <table:table-row>
          <table:table-cell office:value-type="string"/>
          <table:table-cell office:value-type="string">
            <text:p>16</text:p>
          </table:table-cell>
          <table:table-cell office:value-type="string"/>
          <table:table-cell office:value-type="string">
            <text:p>SomVita Prosecco Extra Brut</text:p>
          </table:table-cell>
          <table:table-cell office:value-type="string">
            <text:p>Kellerei Sacch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c4775pyjwe045wt7w</text:p>
          </table:table-cell>
          <table:table-cell office:value-type="string">
            <text:p>SPARKLING</text:p>
          </table:table-cell>
          <table:table-cell office:value-type="string">
            <text:p>Prosecco Spumante Extra Dry</text:p>
          </table:table-cell>
          <table:table-cell office:value-type="string">
            <text:p>Sacchetto</text:p>
          </table:table-cell>
          <table:table-cell office:value-type="float" office:value="33.49294">
            <text:p>33.49294</text:p>
          </table:table-cell>
        </table:table-row>
        <table:table-row>
          <table:table-cell office:value-type="string"/>
          <table:table-cell office:value-type="string">
            <text:p>17</text:p>
          </table:table-cell>
          <table:table-cell office:value-type="string"/>
          <table:table-cell office:value-type="string">
            <text:p>Santa Margherita 52 Brut 2021</text:p>
          </table:table-cell>
          <table:table-cell office:value-type="string">
            <text:p>Santa Marghe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k5vaf5ekfmjfznd48b</text:p>
          </table:table-cell>
          <table:table-cell office:value-type="string">
            <text:p>SPARKLING</text:p>
          </table:table-cell>
          <table:table-cell office:value-type="string">
            <text:p>52 Extra Dry Rosé</text:p>
          </table:table-cell>
          <table:table-cell office:value-type="string">
            <text:p>Santa Margherita</text:p>
          </table:table-cell>
          <table:table-cell office:value-type="float" office:value="39.23209">
            <text:p>39.23209</text:p>
          </table:table-cell>
        </table:table-row>
        <table:table-row>
          <table:table-cell office:value-type="string"/>
          <table:table-cell office:value-type="string">
            <text:p>18</text:p>
          </table:table-cell>
          <table:table-cell office:value-type="string"/>
          <table:table-cell office:value-type="string">
            <text:p>Lele Rosé Millesimato Brut 2021</text:p>
          </table:table-cell>
          <table:table-cell office:value-type="string">
            <text:p>Vineyards V8+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y0mzq3f9b6zsncpkn</text:p>
          </table:table-cell>
          <table:table-cell office:value-type="string">
            <text:p>SPARKLING</text:p>
          </table:table-cell>
          <table:table-cell office:value-type="string">
            <text:p>Sior Lele Rosé Brut</text:p>
          </table:table-cell>
          <table:table-cell office:value-type="string">
            <text:p>V8+</text:p>
          </table:table-cell>
          <table:table-cell office:value-type="float" office:value="33.967243">
            <text:p>33.967243</text:p>
          </table:table-cell>
        </table:table-row>
        <table:table-row>
          <table:table-cell office:value-type="string"/>
          <table:table-cell office:value-type="string">
            <text:p>19</text:p>
          </table:table-cell>
          <table:table-cell office:value-type="string"/>
          <table:table-cell office:value-type="string">
            <text:p>Ruinart Blanc de Blancs Brut </text:p>
          </table:table-cell>
          <table:table-cell office:value-type="string">
            <text:p>Montagne de Reim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x67cfg2s4xt0bq7d56</text:p>
          </table:table-cell>
          <table:table-cell office:value-type="string">
            <text:p>ROSE_SPARKLING</text:p>
          </table:table-cell>
          <table:table-cell office:value-type="string">
            <text:p>Généalogie Blanc de Blancs Brut Champagne</text:p>
          </table:table-cell>
          <table:table-cell office:value-type="string">
            <text:p>Comte de Montaigne</text:p>
          </table:table-cell>
          <table:table-cell office:value-type="float" office:value="31.30169">
            <text:p>31.30169</text:p>
          </table:table-cell>
        </table:table-row>
        <table:table-row>
          <table:table-cell office:value-type="string"/>
          <table:table-cell office:value-type="string">
            <text:p>20</text:p>
          </table:table-cell>
          <table:table-cell office:value-type="string"/>
          <table:table-cell office:value-type="string">
            <text:p>Champagne Ruinart,  Rosé Brut </text:p>
          </table:table-cell>
          <table:table-cell office:value-type="string">
            <text:p>Montagne de Reim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4etb7gy6stayr3md3</text:p>
          </table:table-cell>
          <table:table-cell office:value-type="string">
            <text:p>SPARKLING</text:p>
          </table:table-cell>
          <table:table-cell office:value-type="string">
            <text:p>Brut Champagne</text:p>
          </table:table-cell>
          <table:table-cell office:value-type="string">
            <text:p>Comte de Montaigne</text:p>
          </table:table-cell>
          <table:table-cell office:value-type="float" office:value="27.83002">
            <text:p>27.83002</text:p>
          </table:table-cell>
        </table:table-row>
        <table:table-row>
          <table:table-cell office:value-type="string"/>
          <table:table-cell office:value-type="string">
            <text:p>21</text:p>
          </table:table-cell>
          <table:table-cell office:value-type="string"/>
          <table:table-cell office:value-type="string">
            <text:p>Champagne Grand Cru </text:p>
          </table:table-cell>
          <table:table-cell office:value-type="string">
            <text:p>Champagne J. Vign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27cv1bbb1kcm85b5pz</text:p>
          </table:table-cell>
          <table:table-cell office:value-type="string">
            <text:p>ROSE_SPARKLING</text:p>
          </table:table-cell>
          <table:table-cell office:value-type="string">
            <text:p>Brut Champagne Grand Cru</text:p>
          </table:table-cell>
          <table:table-cell office:value-type="string">
            <text:p>J. Vignier</text:p>
          </table:table-cell>
          <table:table-cell office:value-type="float" office:value="39.01097">
            <text:p>39.01097</text:p>
          </table:table-cell>
        </table:table-row>
        <table:table-row>
          <table:table-cell office:value-type="string"/>
          <table:table-cell office:value-type="string">
            <text:p>22</text:p>
          </table:table-cell>
          <table:table-cell office:value-type="string"/>
          <table:table-cell office:value-type="string">
            <text:p>Moët &amp; Chandon Ice Impérial Brut</text:p>
          </table:table-cell>
          <table:table-cell office:value-type="string">
            <text:p>Champagne 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faamrpd0h6yeyzy2</text:p>
          </table:table-cell>
          <table:table-cell office:value-type="string">
            <text:p>SPARKLING</text:p>
          </table:table-cell>
          <table:table-cell office:value-type="string">
            <text:p>Ice Impérial (Demi-Sec) Champagne</text:p>
          </table:table-cell>
          <table:table-cell office:value-type="string">
            <text:p>Moët &amp; Chandon</text:p>
          </table:table-cell>
          <table:table-cell office:value-type="float" office:value="43.159634">
            <text:p>43.159634</text:p>
          </table:table-cell>
        </table:table-row>
        <table:table-row>
          <table:table-cell office:value-type="string"/>
          <table:table-cell office:value-type="string">
            <text:p>23</text:p>
          </table:table-cell>
          <table:table-cell office:value-type="string"/>
          <table:table-cell office:value-type="string">
            <text:p>Insouciance Rosé Brut</text:p>
          </table:table-cell>
          <table:table-cell office:value-type="string">
            <text:p>Champagne Huré Frè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1akvr0ynnmp4kgm4yc</text:p>
          </table:table-cell>
          <table:table-cell office:value-type="string">
            <text:p>SPARKLING</text:p>
          </table:table-cell>
          <table:table-cell office:value-type="string">
            <text:p>L'Insouciance Brut Rosé Champagne</text:p>
          </table:table-cell>
          <table:table-cell office:value-type="string">
            <text:p>Huré Frères</text:p>
          </table:table-cell>
          <table:table-cell office:value-type="float" office:value="45.502316">
            <text:p>45.502316</text:p>
          </table:table-cell>
        </table:table-row>
        <table:table-row>
          <table:table-cell office:value-type="string"/>
          <table:table-cell office:value-type="string">
            <text:p>24</text:p>
          </table:table-cell>
          <table:table-cell office:value-type="string"/>
          <table:table-cell office:value-type="string">
            <text:p>Perrier-Jouët Grand Brut</text:p>
          </table:table-cell>
          <table:table-cell office:value-type="string">
            <text:p>Perrier-Jouë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ghj9f4c14wg390vb</text:p>
          </table:table-cell>
          <table:table-cell office:value-type="string">
            <text:p>SPARKLING</text:p>
          </table:table-cell>
          <table:table-cell office:value-type="string">
            <text:p>Champagne Grand Brut</text:p>
          </table:table-cell>
          <table:table-cell office:value-type="string">
            <text:p>Perrier-Jouët</text:p>
          </table:table-cell>
          <table:table-cell office:value-type="float" office:value="45.923225">
            <text:p>45.923225</text:p>
          </table:table-cell>
        </table:table-row>
        <table:table-row>
          <table:table-cell office:value-type="string"/>
          <table:table-cell office:value-type="string">
            <text:p>25</text:p>
          </table:table-cell>
          <table:table-cell office:value-type="string"/>
          <table:table-cell office:value-type="string">
            <text:p>Perrier-Jouët Blason Rosé Brut</text:p>
          </table:table-cell>
          <table:table-cell office:value-type="string">
            <text:p>Perrier-Jouë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3n10sezhadmnxv61m</text:p>
          </table:table-cell>
          <table:table-cell office:value-type="string">
            <text:p>SPARKLING</text:p>
          </table:table-cell>
          <table:table-cell office:value-type="string">
            <text:p>Blason Rosé Brut Champagne</text:p>
          </table:table-cell>
          <table:table-cell office:value-type="string">
            <text:p>Perrier-Jouët</text:p>
          </table:table-cell>
          <table:table-cell office:value-type="float" office:value="52.250576">
            <text:p>52.250576</text:p>
          </table:table-cell>
        </table:table-row>
        <table:table-row>
          <table:table-cell office:value-type="string"/>
          <table:table-cell office:value-type="string">
            <text:p>26</text:p>
          </table:table-cell>
          <table:table-cell office:value-type="string"/>
          <table:table-cell office:value-type="string">
            <text:p>Roederer Rosé Vintage Brut 2015</text:p>
          </table:table-cell>
          <table:table-cell office:value-type="string">
            <text:p>Champagne 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tr3cmdtk3q0s15c8</text:p>
          </table:table-cell>
          <table:table-cell office:value-type="string">
            <text:p>ROSE_SPARKLING</text:p>
          </table:table-cell>
          <table:table-cell office:value-type="string">
            <text:p>Champagne Rosé Vintage Brut</text:p>
          </table:table-cell>
          <table:table-cell office:value-type="string">
            <text:p>Louis Roederer</text:p>
          </table:table-cell>
          <table:table-cell office:value-type="float" office:value="43.771374">
            <text:p>43.771374</text:p>
          </table:table-cell>
        </table:table-row>
        <table:table-row>
          <table:table-cell office:value-type="string"/>
          <table:table-cell office:value-type="string">
            <text:p>27</text:p>
          </table:table-cell>
          <table:table-cell office:value-type="string"/>
          <table:table-cell office:value-type="string">
            <text:p>Laurent-Perrier La Cuvée Brut </text:p>
          </table:table-cell>
          <table:table-cell office:value-type="string">
            <text:p>Champagne Laurent-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smde1f5vkm7fzt85</text:p>
          </table:table-cell>
          <table:table-cell office:value-type="string">
            <text:p>SPARKLING</text:p>
          </table:table-cell>
          <table:table-cell office:value-type="string">
            <text:p>Champagne La Cuvée Brut</text:p>
          </table:table-cell>
          <table:table-cell office:value-type="string">
            <text:p>Laurent-Perrier</text:p>
          </table:table-cell>
          <table:table-cell office:value-type="float" office:value="40.397728">
            <text:p>40.397728</text:p>
          </table:table-cell>
        </table:table-row>
        <table:table-row>
          <table:table-cell office:value-type="string"/>
          <table:table-cell office:value-type="string">
            <text:p>28</text:p>
          </table:table-cell>
          <table:table-cell office:value-type="string"/>
          <table:table-cell office:value-type="string">
            <text:p>Legras &amp; Haas Intuition Brut </text:p>
          </table:table-cell>
          <table:table-cell office:value-type="string">
            <text:p>Champagne 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Champagne Brut Intuition</text:p>
          </table:table-cell>
          <table:table-cell office:value-type="string">
            <text:p>Legras &amp; Haas</text:p>
          </table:table-cell>
          <table:table-cell office:value-type="float" office:value="47.748405">
            <text:p>47.748405</text:p>
          </table:table-cell>
        </table:table-row>
        <table:table-row>
          <table:table-cell office:value-type="string"/>
          <table:table-cell office:value-type="string">
            <text:p>29</text:p>
          </table:table-cell>
          <table:table-cell office:value-type="string"/>
          <table:table-cell office:value-type="string">
            <text:p>Legras &amp; Haas Blanc de Blancs Millésime Brut 2015 </text:p>
          </table:table-cell>
          <table:table-cell office:value-type="string">
            <text:p>Champagne 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11wqtr00ysd7z8gv5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Legras &amp; Haas</text:p>
          </table:table-cell>
          <table:table-cell office:value-type="float" office:value="47.438553">
            <text:p>47.438553</text:p>
          </table:table-cell>
        </table:table-row>
        <table:table-row>
          <table:table-cell office:value-type="string"/>
          <table:table-cell office:value-type="string">
            <text:p>30</text:p>
          </table:table-cell>
          <table:table-cell office:value-type="string"/>
          <table:table-cell office:value-type="string">
            <text:p>Face Nord Grand Cru Rosé Brut </text:p>
          </table:table-cell>
          <table:table-cell office:value-type="string">
            <text:p>Champagne Pehu Simo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ksxvrmnypjgb77eqg</text:p>
          </table:table-cell>
          <table:table-cell office:value-type="string">
            <text:p>SPARKLING</text:p>
          </table:table-cell>
          <table:table-cell office:value-type="string">
            <text:p>Face Nord Brut Champagne Grand Cru</text:p>
          </table:table-cell>
          <table:table-cell office:value-type="string">
            <text:p>Pehu Simonet</text:p>
          </table:table-cell>
          <table:table-cell office:value-type="float" office:value="59.682594">
            <text:p>59.682594</text:p>
          </table:table-cell>
        </table:table-row>
        <table:table-row>
          <table:table-cell office:value-type="string"/>
          <table:table-cell office:value-type="string">
            <text:p>31</text:p>
          </table:table-cell>
          <table:table-cell office:value-type="string"/>
          <table:table-cell office:value-type="string">
            <text:p>Millésime 2010 </text:p>
          </table:table-cell>
          <table:table-cell office:value-type="string">
            <text:p>Champagne A. Ro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6360082n8npth3r1v0</text:p>
          </table:table-cell>
          <table:table-cell office:value-type="string">
            <text:p>SPARKLING</text:p>
          </table:table-cell>
          <table:table-cell office:value-type="string">
            <text:p>Millésimé Brut Champagne</text:p>
          </table:table-cell>
          <table:table-cell office:value-type="string">
            <text:p>Champagne Robert Pierrel</text:p>
          </table:table-cell>
          <table:table-cell office:value-type="float" office:value="30.021358">
            <text:p>30.021358</text:p>
          </table:table-cell>
        </table:table-row>
        <table:table-row>
          <table:table-cell office:value-type="string"/>
          <table:table-cell office:value-type="string">
            <text:p>32</text:p>
          </table:table-cell>
          <table:table-cell office:value-type="string"/>
          <table:table-cell office:value-type="string">
            <text:p>Alliance Rosé </text:p>
          </table:table-cell>
          <table:table-cell office:value-type="string">
            <text:p>Champagne A. Ro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xfbqn65n9p8frhmzsv</text:p>
          </table:table-cell>
          <table:table-cell office:value-type="string">
            <text:p>SPARKLING</text:p>
          </table:table-cell>
          <table:table-cell office:value-type="string">
            <text:p>Alliances No. 16 Rosé Champagne</text:p>
          </table:table-cell>
          <table:table-cell office:value-type="string">
            <text:p>A. Robert</text:p>
          </table:table-cell>
          <table:table-cell office:value-type="float" office:value="31.283806">
            <text:p>31.283806</text:p>
          </table:table-cell>
        </table:table-row>
        <table:table-row>
          <table:table-cell office:value-type="string"/>
          <table:table-cell office:value-type="string">
            <text:p>33</text:p>
          </table:table-cell>
          <table:table-cell office:value-type="string"/>
          <table:table-cell office:value-type="string">
            <text:p>Dom Pérignon Brut </text:p>
          </table:table-cell>
          <table:table-cell office:value-type="string">
            <text:p>Champagne 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a2d2k5e3xcw2ayve</text:p>
          </table:table-cell>
          <table:table-cell office:value-type="string">
            <text:p>ROSE_SPARKLING</text:p>
          </table:table-cell>
          <table:table-cell office:value-type="string">
            <text:p>Champagne Rosé Impérial Brut</text:p>
          </table:table-cell>
          <table:table-cell office:value-type="string">
            <text:p>Moët &amp; Chandon</text:p>
          </table:table-cell>
          <table:table-cell office:value-type="float" office:value="33.533882">
            <text:p>33.533882</text:p>
          </table:table-cell>
        </table:table-row>
        <table:table-row>
          <table:table-cell office:value-type="string"/>
          <table:table-cell office:value-type="string">
            <text:p>34</text:p>
          </table:table-cell>
          <table:table-cell office:value-type="string"/>
          <table:table-cell office:value-type="string">
            <text:p>Dom Pérignon Brut </text:p>
          </table:table-cell>
          <table:table-cell office:value-type="string">
            <text:p>Champagne 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a2d2k5e3xcw2ayve</text:p>
          </table:table-cell>
          <table:table-cell office:value-type="string">
            <text:p>ROSE_SPARKLING</text:p>
          </table:table-cell>
          <table:table-cell office:value-type="string">
            <text:p>Champagne Rosé Impérial Brut</text:p>
          </table:table-cell>
          <table:table-cell office:value-type="string">
            <text:p>Moët &amp; Chandon</text:p>
          </table:table-cell>
          <table:table-cell office:value-type="float" office:value="33.533882">
            <text:p>33.533882</text:p>
          </table:table-cell>
        </table:table-row>
        <table:table-row>
          <table:table-cell office:value-type="string"/>
          <table:table-cell office:value-type="string">
            <text:p>35</text:p>
          </table:table-cell>
          <table:table-cell office:value-type="string"/>
          <table:table-cell office:value-type="string">
            <text:p>Charles le Bel Inspiration 1818 </text:p>
          </table:table-cell>
          <table:table-cell office:value-type="string">
            <text:p>Champagne Billecart&amp;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dn3f7cwzad5sg3s76k</text:p>
          </table:table-cell>
          <table:table-cell office:value-type="string">
            <text:p>ROSE_SPARKLING</text:p>
          </table:table-cell>
          <table:table-cell office:value-type="string">
            <text:p>Le Grand Père</text:p>
          </table:table-cell>
          <table:table-cell office:value-type="string">
            <text:p>Salmon</text:p>
          </table:table-cell>
          <table:table-cell office:value-type="float" office:value="27.201092">
            <text:p>27.201092</text:p>
          </table:table-cell>
        </table:table-row>
        <table:table-row>
          <table:table-cell office:value-type="string"/>
          <table:table-cell office:value-type="string">
            <text:p>36</text:p>
          </table:table-cell>
          <table:table-cell office:value-type="string"/>
          <table:table-cell office:value-type="string">
            <text:p>Ca’ del Bosco Cuvée Prestige Edizione 46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jdzyhhd282hpn8v7</text:p>
          </table:table-cell>
          <table:table-cell office:value-type="string">
            <text:p>SPARKLING</text:p>
          </table:table-cell>
          <table:table-cell office:value-type="string">
            <text:p>Franciacorta Cuvée Prestige Edizione 45 Extra Brut</text:p>
          </table:table-cell>
          <table:table-cell office:value-type="string">
            <text:p>Ca' del Bosco</text:p>
          </table:table-cell>
          <table:table-cell office:value-type="float" office:value="41.962418">
            <text:p>41.962418</text:p>
          </table:table-cell>
        </table:table-row>
        <table:table-row>
          <table:table-cell office:value-type="string"/>
          <table:table-cell office:value-type="string">
            <text:p>37</text:p>
          </table:table-cell>
          <table:table-cell office:value-type="string"/>
          <table:table-cell office:value-type="string">
            <text:p>Ca’ del Bosco Cuvée Prestige Rosé Brut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4rdc6dnh9v5jabtr</text:p>
          </table:table-cell>
          <table:table-cell office:value-type="string">
            <text:p>SPARKLING</text:p>
          </table:table-cell>
          <table:table-cell office:value-type="string">
            <text:p>Franciacorta Cuvée Prestige Rosé</text:p>
          </table:table-cell>
          <table:table-cell office:value-type="string">
            <text:p>Ca' del Bosco</text:p>
          </table:table-cell>
          <table:table-cell office:value-type="float" office:value="37.749004">
            <text:p>37.749004</text:p>
          </table:table-cell>
        </table:table-row>
        <table:table-row>
          <table:table-cell office:value-type="string"/>
          <table:table-cell office:value-type="string">
            <text:p>38</text:p>
          </table:table-cell>
          <table:table-cell office:value-type="string"/>
          <table:table-cell office:value-type="string">
            <text:p>Ca’ del Bosco Cuvée Annamaria Clementi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3vp26k7752yh5yp</text:p>
          </table:table-cell>
          <table:table-cell office:value-type="string">
            <text:p>SPARKLING</text:p>
          </table:table-cell>
          <table:table-cell office:value-type="string">
            <text:p>Franciacorta Cuvée Annamaria Clementi Extra Brut</text:p>
          </table:table-cell>
          <table:table-cell office:value-type="string">
            <text:p>Ca' del Bosco</text:p>
          </table:table-cell>
          <table:table-cell office:value-type="float" office:value="51.074883">
            <text:p>51.074883</text:p>
          </table:table-cell>
        </table:table-row>
        <table:table-row>
          <table:table-cell office:value-type="string"/>
          <table:table-cell office:value-type="string">
            <text:p>39</text:p>
          </table:table-cell>
          <table:table-cell office:value-type="string"/>
          <table:table-cell office:value-type="string">
            <text:p>Ca’ del Bosco Cuvée Annamaria Clementi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3vp26k7752yh5yp</text:p>
          </table:table-cell>
          <table:table-cell office:value-type="string">
            <text:p>SPARKLING</text:p>
          </table:table-cell>
          <table:table-cell office:value-type="string">
            <text:p>Franciacorta Cuvée Annamaria Clementi Extra Brut</text:p>
          </table:table-cell>
          <table:table-cell office:value-type="string">
            <text:p>Ca' del Bosco</text:p>
          </table:table-cell>
          <table:table-cell office:value-type="float" office:value="51.074883">
            <text:p>51.074883</text:p>
          </table:table-cell>
        </table:table-row>
        <table:table-row>
          <table:table-cell office:value-type="string"/>
          <table:table-cell office:value-type="string">
            <text:p>40</text:p>
          </table:table-cell>
          <table:table-cell office:value-type="string"/>
          <table:table-cell office:value-type="string">
            <text:p>Bellavista Satèn Brut 2017 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evznqx93s31tmnkz</text:p>
          </table:table-cell>
          <table:table-cell office:value-type="string">
            <text:p>SPARKLING</text:p>
          </table:table-cell>
          <table:table-cell office:value-type="string">
            <text:p>Franciacorta Satèn Brut</text:p>
          </table:table-cell>
          <table:table-cell office:value-type="string">
            <text:p>Bellavista</text:p>
          </table:table-cell>
          <table:table-cell office:value-type="float" office:value="36.761868">
            <text:p>36.761868</text:p>
          </table:table-cell>
        </table:table-row>
        <table:table-row>
          <table:table-cell office:value-type="string"/>
          <table:table-cell office:value-type="string">
            <text:p>41</text:p>
          </table:table-cell>
          <table:table-cell office:value-type="string"/>
          <table:table-cell office:value-type="string">
            <text:p>Ca’ del Bosco Rosé Annamaria Clementi Vintage 2012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eqkyp7md23h3wfqn</text:p>
          </table:table-cell>
          <table:table-cell office:value-type="string">
            <text:p>ROSE_SPARKLING</text:p>
          </table:table-cell>
          <table:table-cell office:value-type="string">
            <text:p>Franciacorta Rosé Annamaria Clementi Extra Brut</text:p>
          </table:table-cell>
          <table:table-cell office:value-type="string">
            <text:p>Ca' del Bosco</text:p>
          </table:table-cell>
          <table:table-cell office:value-type="float" office:value="50.721313">
            <text:p>50.721313</text:p>
          </table:table-cell>
        </table:table-row>
        <table:table-row>
          <table:table-cell office:value-type="string"/>
          <table:table-cell office:value-type="string">
            <text:p>42</text:p>
          </table:table-cell>
          <table:table-cell office:value-type="string"/>
          <table:table-cell office:value-type="string">
            <text:p>Rosé Bellavista Brut 2018 </text:p>
          </table:table-cell>
          <table:table-cell office:value-type="string">
            <text:p>Kellerei Bellavi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cgrff12qdpgex4k7</text:p>
          </table:table-cell>
          <table:table-cell office:value-type="string">
            <text:p>ROSE_SPARKLING</text:p>
          </table:table-cell>
          <table:table-cell office:value-type="string">
            <text:p>Franciacorta Rosé Brut</text:p>
          </table:table-cell>
          <table:table-cell office:value-type="string">
            <text:p>Bellavista</text:p>
          </table:table-cell>
          <table:table-cell office:value-type="float" office:value="31.028515">
            <text:p>31.028515</text:p>
          </table:table-cell>
        </table:table-row>
        <table:table-row>
          <table:table-cell office:value-type="string"/>
          <table:table-cell office:value-type="string">
            <text:p>43</text:p>
          </table:table-cell>
          <table:table-cell office:value-type="string"/>
          <table:table-cell office:value-type="string">
            <text:p>Marchese Antinori Contessa Maggi Brut 2016 </text:p>
          </table:table-cell>
          <table:table-cell office:value-type="string">
            <text:p>Weingut Monteni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s0h9fj8t3r1zc1fgrc</text:p>
          </table:table-cell>
          <table:table-cell office:value-type="string">
            <text:p>WHITE</text:p>
          </table:table-cell>
          <table:table-cell office:value-type="string">
            <text:p>Maggie Montgomery Sauvignon Blanc</text:p>
          </table:table-cell>
          <table:table-cell office:value-type="string">
            <text:p>Weingut Rebenhof</text:p>
          </table:table-cell>
          <table:table-cell office:value-type="float" office:value="15.44083">
            <text:p>15.44083</text:p>
          </table:table-cell>
        </table:table-row>
        <table:table-row>
          <table:table-cell office:value-type="string"/>
          <table:table-cell office:value-type="string">
            <text:p>44</text:p>
          </table:table-cell>
          <table:table-cell office:value-type="string"/>
          <table:table-cell office:value-type="string">
            <text:p>Sessanta Dosage Zéro </text:p>
          </table:table-cell>
          <table:table-cell office:value-type="string">
            <text:p>Luca Bell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zb3jx7a4d9c144tpa</text:p>
          </table:table-cell>
          <table:table-cell office:value-type="string">
            <text:p>SPARKLING</text:p>
          </table:table-cell>
          <table:table-cell office:value-type="string">
            <text:p>Sessanta Pinot Nero</text:p>
          </table:table-cell>
          <table:table-cell office:value-type="string">
            <text:p>Luca Bellani</text:p>
          </table:table-cell>
          <table:table-cell office:value-type="float" office:value="50.603363">
            <text:p>50.603363</text:p>
          </table:table-cell>
        </table:table-row>
        <table:table-row>
          <table:table-cell office:value-type="string"/>
          <table:table-cell office:value-type="string">
            <text:p>45</text:p>
          </table:table-cell>
          <table:table-cell office:value-type="string"/>
          <table:table-cell office:value-type="string">
            <text:p>Centoventi Rosé Dosage Zéro </text:p>
          </table:table-cell>
          <table:table-cell office:value-type="string">
            <text:p>Luca Bell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ck0ctz3w6nmfqnhy8h</text:p>
          </table:table-cell>
          <table:table-cell office:value-type="string">
            <text:p>SPARKLING</text:p>
          </table:table-cell>
          <table:table-cell office:value-type="string">
            <text:p>Centoventi Dosaggio Zero Pinot Nero Rosé</text:p>
          </table:table-cell>
          <table:table-cell office:value-type="string">
            <text:p>Luca Bellani</text:p>
          </table:table-cell>
          <table:table-cell office:value-type="float" office:value="52.791687">
            <text:p>52.791687</text:p>
          </table:table-cell>
        </table:table-row>
        <table:table-row>
          <table:table-cell office:value-type="string"/>
          <table:table-cell office:value-type="string">
            <text:p>46</text:p>
          </table:table-cell>
          <table:table-cell office:value-type="string"/>
          <table:table-cell office:value-type="string">
            <text:p>For England Rosé Pas Dosé Blanc de Noir 2018 </text:p>
          </table:table-cell>
          <table:table-cell office:value-type="string">
            <text:p>Kellerei G. Contra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9knk5hqmjtq2nazwv</text:p>
          </table:table-cell>
          <table:table-cell office:value-type="string">
            <text:p>SPARKLING</text:p>
          </table:table-cell>
          <table:table-cell office:value-type="string">
            <text:p>For England Blanc de Noir Pas Dosé</text:p>
          </table:table-cell>
          <table:table-cell office:value-type="string">
            <text:p>Contratto</text:p>
          </table:table-cell>
          <table:table-cell office:value-type="float" office:value="52.842293">
            <text:p>52.842293</text:p>
          </table:table-cell>
        </table:table-row>
        <table:table-row>
          <table:table-cell office:value-type="string"/>
          <table:table-cell office:value-type="string">
            <text:p>47</text:p>
          </table:table-cell>
          <table:table-cell office:value-type="string"/>
          <table:table-cell office:value-type="string">
            <text:p>Cuvée Novecento Pas Dosé 2012 </text:p>
          </table:table-cell>
          <table:table-cell office:value-type="string">
            <text:p>Kellerei G. Contra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96wdddj6rc7adpsbn</text:p>
          </table:table-cell>
          <table:table-cell office:value-type="string">
            <text:p>SPARKLING</text:p>
          </table:table-cell>
          <table:table-cell office:value-type="string">
            <text:p>Cuvée Novecento Pas Dosè</text:p>
          </table:table-cell>
          <table:table-cell office:value-type="string">
            <text:p>Contratto</text:p>
          </table:table-cell>
          <table:table-cell office:value-type="float" office:value="47.02207">
            <text:p>47.02207</text:p>
          </table:table-cell>
        </table:table-row>
        <table:table-row>
          <table:table-cell office:value-type="string"/>
          <table:table-cell office:value-type="string">
            <text:p>48</text:p>
          </table:table-cell>
          <table:table-cell office:value-type="string"/>
          <table:table-cell office:value-type="string">
            <text:p>Sparkling Rocco Apple (0,2 l)</text:p>
          </table:table-cell>
          <table:table-cell office:value-type="string">
            <text:p>Ro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m1sgzmczcm46gv99q</text:p>
          </table:table-cell>
          <table:table-cell office:value-type="string">
            <text:p>RED</text:p>
          </table:table-cell>
          <table:table-cell office:value-type="string">
            <text:p>Rocco Rosso</text:p>
          </table:table-cell>
          <table:table-cell office:value-type="string">
            <text:p>Rocco &amp; Mancini</text:p>
          </table:table-cell>
          <table:table-cell office:value-type="float" office:value="24.43821">
            <text:p>24.43821</text:p>
          </table:table-cell>
        </table:table-row>
        <table:table-row>
          <table:table-cell office:value-type="string"/>
          <table:table-cell office:value-type="string">
            <text:p>49</text:p>
          </table:table-cell>
          <table:table-cell office:value-type="string"/>
          <table:table-cell office:value-type="string">
            <text:p>Bella Glamour </text:p>
          </table:table-cell>
          <table:table-cell office:value-type="string">
            <text:p>Iris Vigne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1t636k3p2crxcvkpse</text:p>
          </table:table-cell>
          <table:table-cell office:value-type="string">
            <text:p>SPARKLING</text:p>
          </table:table-cell>
          <table:table-cell office:value-type="string">
            <text:p>Bella Dream Prosecco Millesimato</text:p>
          </table:table-cell>
          <table:table-cell office:value-type="string">
            <text:p>Iris Vigneti</text:p>
          </table:table-cell>
          <table:table-cell office:value-type="float" office:value="39.48755">
            <text:p>39.48755</text:p>
          </table:table-cell>
        </table:table-row>
        <table:table-row>
          <table:table-cell office:value-type="string"/>
          <table:table-cell office:value-type="string">
            <text:p>50</text:p>
          </table:table-cell>
          <table:table-cell office:value-type="string"/>
          <table:table-cell office:value-type="string">
            <text:p>Allegro </text:p>
          </table:table-cell>
          <table:table-cell office:value-type="string">
            <text:p>Vinuci Monteverde Sag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z4e6y1kh97saqv5k5jfv89</text:p>
          </table:table-cell>
          <table:table-cell office:value-type="string">
            <text:p>SPARKLING</text:p>
          </table:table-cell>
          <table:table-cell office:value-type="string">
            <text:p>Vino Frizzante Allegro dealcolizzato</text:p>
          </table:table-cell>
          <table:table-cell office:value-type="string">
            <text:p>VINUCI Monteverde Saggio</text:p>
          </table:table-cell>
          <table:table-cell office:value-type="float" office:value="55.25888">
            <text:p>55.25888</text:p>
          </table:table-cell>
        </table:table-row>
        <table:table-row>
          <table:table-cell office:value-type="string"/>
          <table:table-cell office:value-type="string">
            <text:p>51</text:p>
          </table:table-cell>
          <table:table-cell office:value-type="string"/>
          <table:table-cell office:value-type="string">
            <text:p>Floreale Rosé</text:p>
          </table:table-cell>
          <table:table-cell office:value-type="string">
            <text:p>Vinuci Monteverde Sag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e5k0jt0hcqwd9bhdmy</text:p>
          </table:table-cell>
          <table:table-cell office:value-type="string">
            <text:p>ROSE</text:p>
          </table:table-cell>
          <table:table-cell office:value-type="string">
            <text:p>Sorbello Rosé</text:p>
          </table:table-cell>
          <table:table-cell office:value-type="string">
            <text:p>Monteverdi</text:p>
          </table:table-cell>
          <table:table-cell office:value-type="float" office:value="26.204094">
            <text:p>26.204094</text:p>
          </table:table-cell>
        </table:table-row>
        <table:table-row>
          <table:table-cell office:value-type="string"/>
          <table:table-cell office:value-type="string">
            <text:p>52</text:p>
          </table:table-cell>
          <table:table-cell office:value-type="string"/>
          <table:table-cell office:value-type="string">
            <text:p>Sirmian 2021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1.107243">
            <text:p>51.107243</text:p>
          </table:table-cell>
        </table:table-row>
        <table:table-row>
          <table:table-cell office:value-type="string"/>
          <table:table-cell office:value-type="string">
            <text:p>53</text:p>
          </table:table-cell>
          <table:table-cell office:value-type="string"/>
          <table:table-cell office:value-type="string">
            <text:p>Eichhorn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38.198975">
            <text:p>38.198975</text:p>
          </table:table-cell>
        </table:table-row>
        <table:table-row>
          <table:table-cell office:value-type="string"/>
          <table:table-cell office:value-type="string">
            <text:p>54</text:p>
          </table:table-cell>
          <table:table-cell office:value-type="string"/>
          <table:table-cell office:value-type="string">
            <text:p>Eichhorn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38.198975">
            <text:p>38.198975</text:p>
          </table:table-cell>
        </table:table-row>
        <table:table-row>
          <table:table-cell office:value-type="string"/>
          <table:table-cell office:value-type="string">
            <text:p>55</text:p>
          </table:table-cell>
          <table:table-cell office:value-type="string"/>
          <table:table-cell office:value-type="string">
            <text:p>Eichhorn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38.198975">
            <text:p>38.198975</text:p>
          </table:table-cell>
        </table:table-row>
        <table:table-row>
          <table:table-cell office:value-type="string"/>
          <table:table-cell office:value-type="string">
            <text:p>56</text:p>
          </table:table-cell>
          <table:table-cell office:value-type="string"/>
          <table:table-cell office:value-type="string">
            <text:p>Sanct Valentin 2021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51.559906">
            <text:p>51.559906</text:p>
          </table:table-cell>
        </table:table-row>
        <table:table-row>
          <table:table-cell office:value-type="string"/>
          <table:table-cell office:value-type="string">
            <text:p>57</text:p>
          </table:table-cell>
          <table:table-cell office:value-type="string"/>
          <table:table-cell office:value-type="string">
            <text:p>Tyrol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4yvdz9m5yzhnqm1s</text:p>
          </table:table-cell>
          <table:table-cell office:value-type="string">
            <text:p>WHITE</text:p>
          </table:table-cell>
          <table:table-cell office:value-type="string">
            <text:p>Tyrol Weissburgunder Riserva</text:p>
          </table:table-cell>
          <table:table-cell office:value-type="string">
            <text:p>Kellerei Meran</text:p>
          </table:table-cell>
          <table:table-cell office:value-type="float" office:value="49.8294">
            <text:p>49.8294</text:p>
          </table:table-cell>
        </table:table-row>
        <table:table-row>
          <table:table-cell office:value-type="string"/>
          <table:table-cell office:value-type="string">
            <text:p>58</text:p>
          </table:table-cell>
          <table:table-cell office:value-type="string"/>
          <table:table-cell office:value-type="string">
            <text:p>Tyrol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4yvdz9m5yzhnqm1s</text:p>
          </table:table-cell>
          <table:table-cell office:value-type="string">
            <text:p>WHITE</text:p>
          </table:table-cell>
          <table:table-cell office:value-type="string">
            <text:p>Tyrol Weissburgunder Riserva</text:p>
          </table:table-cell>
          <table:table-cell office:value-type="string">
            <text:p>Kellerei Meran</text:p>
          </table:table-cell>
          <table:table-cell office:value-type="float" office:value="49.8294">
            <text:p>49.8294</text:p>
          </table:table-cell>
        </table:table-row>
        <table:table-row>
          <table:table-cell office:value-type="string"/>
          <table:table-cell office:value-type="string">
            <text:p>59</text:p>
          </table:table-cell>
          <table:table-cell office:value-type="string"/>
          <table:table-cell office:value-type="string">
            <text:p>Vorberg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string"/>
          <table:table-cell office:value-type="string">
            <text:p>60</text:p>
          </table:table-cell>
          <table:table-cell office:value-type="string"/>
          <table:table-cell office:value-type="string">
            <text:p>Vorberg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string"/>
          <table:table-cell office:value-type="string">
            <text:p>61</text:p>
          </table:table-cell>
          <table:table-cell office:value-type="string"/>
          <table:table-cell office:value-type="string">
            <text:p>„Wir mußten Künstler sein“ 2022</text:p>
          </table:table-cell>
          <table:table-cell office:value-type="string">
            <text:p>Weingut 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p3mfmcten5adb8txs</text:p>
          </table:table-cell>
          <table:table-cell office:value-type="string">
            <text:p>WHITE</text:p>
          </table:table-cell>
          <table:table-cell office:value-type="string">
            <text:p>Weisser Burgunder  "Wir mussten Künstler sein"</text:p>
          </table:table-cell>
          <table:table-cell office:value-type="string">
            <text:p>Weingut Andi Sölva</text:p>
          </table:table-cell>
          <table:table-cell office:value-type="float" office:value="59.39263">
            <text:p>59.39263</text:p>
          </table:table-cell>
        </table:table-row>
        <table:table-row>
          <table:table-cell office:value-type="string"/>
          <table:table-cell office:value-type="string">
            <text:p>62</text:p>
          </table:table-cell>
          <table:table-cell office:value-type="string"/>
          <table:table-cell office:value-type="string">
            <text:p>Sonnenberg, Vinschgau 2014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f77cbag1s59m4rh8</text:p>
          </table:table-cell>
          <table:table-cell office:value-type="string">
            <text:p>WHITE</text:p>
          </table:table-cell>
          <table:table-cell office:value-type="string">
            <text:p>Sonnenberg Vinschgau Weissburgunder</text:p>
          </table:table-cell>
          <table:table-cell office:value-type="string">
            <text:p>Kellerei Meran</text:p>
          </table:table-cell>
          <table:table-cell office:value-type="float" office:value="54.084538">
            <text:p>54.084538</text:p>
          </table:table-cell>
        </table:table-row>
        <table:table-row>
          <table:table-cell office:value-type="string"/>
          <table:table-cell office:value-type="string">
            <text:p>63</text:p>
          </table:table-cell>
          <table:table-cell office:value-type="string"/>
          <table:table-cell office:value-type="string">
            <text:p>Pfaffenegg 2023</text:p>
          </table:table-cell>
          <table:table-cell office:value-type="string">
            <text:p>Weingut Josmoa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2bfsqcetqgxf34qe4p</text:p>
          </table:table-cell>
          <table:table-cell office:value-type="string">
            <text:p>WHITE</text:p>
          </table:table-cell>
          <table:table-cell office:value-type="string">
            <text:p>Pfaffenberg Riesling</text:p>
          </table:table-cell>
          <table:table-cell office:value-type="string">
            <text:p>Weingut Fink</text:p>
          </table:table-cell>
          <table:table-cell office:value-type="float" office:value="16.768959">
            <text:p>16.768959</text:p>
          </table:table-cell>
        </table:table-row>
        <table:table-row>
          <table:table-cell office:value-type="string"/>
          <table:table-cell office:value-type="string">
            <text:p>64</text:p>
          </table:table-cell>
          <table:table-cell office:value-type="string"/>
          <table:table-cell office:value-type="string">
            <text:p>Chardonnay 2023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n8c767ja0n7vt9n3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Alois Lageder</text:p>
          </table:table-cell>
          <table:table-cell office:value-type="float" office:value="40.514496">
            <text:p>40.514496</text:p>
          </table:table-cell>
        </table:table-row>
        <table:table-row>
          <table:table-cell office:value-type="string"/>
          <table:table-cell office:value-type="string">
            <text:p>65</text:p>
          </table:table-cell>
          <table:table-cell office:value-type="string"/>
          <table:table-cell office:value-type="string">
            <text:p>First Lady</text:p>
          </table:table-cell>
          <table:table-cell office:value-type="string">
            <text:p>Papst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zyb5sq0jq6cj8gje3ee73</text:p>
          </table:table-cell>
          <table:table-cell office:value-type="string">
            <text:p>WHITE</text:p>
          </table:table-cell>
          <table:table-cell office:value-type="string">
            <text:p>Chardonnay First Lady Bio</text:p>
          </table:table-cell>
          <table:table-cell office:value-type="string">
            <text:p>Papstlhof</text:p>
          </table:table-cell>
          <table:table-cell office:value-type="float" office:value="49.26503">
            <text:p>49.26503</text:p>
          </table:table-cell>
        </table:table-row>
        <table:table-row>
          <table:table-cell office:value-type="string"/>
          <table:table-cell office:value-type="string">
            <text:p>66</text:p>
          </table:table-cell>
          <table:table-cell office:value-type="string"/>
          <table:table-cell office:value-type="string">
            <text:p>Burgum Novum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42.329338">
            <text:p>42.329338</text:p>
          </table:table-cell>
        </table:table-row>
        <table:table-row>
          <table:table-cell office:value-type="string"/>
          <table:table-cell office:value-type="string">
            <text:p>67</text:p>
          </table:table-cell>
          <table:table-cell office:value-type="string"/>
          <table:table-cell office:value-type="string">
            <text:p>Burgum Novum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42.329338">
            <text:p>42.329338</text:p>
          </table:table-cell>
        </table:table-row>
        <table:table-row>
          <table:table-cell office:value-type="string"/>
          <table:table-cell office:value-type="string">
            <text:p>68</text:p>
          </table:table-cell>
          <table:table-cell office:value-type="string"/>
          <table:table-cell office:value-type="string">
            <text:p>Burgum Novum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42.329338">
            <text:p>42.329338</text:p>
          </table:table-cell>
        </table:table-row>
        <table:table-row>
          <table:table-cell office:value-type="string"/>
          <table:table-cell office:value-type="string">
            <text:p>69</text:p>
          </table:table-cell>
          <table:table-cell office:value-type="string"/>
          <table:table-cell office:value-type="string">
            <text:p>Marie Sophie Riserva 2022</text:p>
          </table:table-cell>
          <table:table-cell office:value-type="string">
            <text:p>Weingut 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34xxpv16m5mznp1bnb</text:p>
          </table:table-cell>
          <table:table-cell office:value-type="string">
            <text:p>SPARKLING</text:p>
          </table:table-cell>
          <table:table-cell office:value-type="string">
            <text:p>Marie Sophie</text:p>
          </table:table-cell>
          <table:table-cell office:value-type="string">
            <text:p>Eichenstein</text:p>
          </table:table-cell>
          <table:table-cell office:value-type="float" office:value="48.277412">
            <text:p>48.277412</text:p>
          </table:table-cell>
        </table:table-row>
        <table:table-row>
          <table:table-cell office:value-type="string"/>
          <table:table-cell office:value-type="string">
            <text:p>70</text:p>
          </table:table-cell>
          <table:table-cell office:value-type="string"/>
          <table:table-cell office:value-type="string">
            <text:p>Vigna Crivelli Riserva</text:p>
          </table:table-cell>
          <table:table-cell office:value-type="string">
            <text:p>Weingut 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qzdghhbbx1ckeepvmr</text:p>
          </table:table-cell>
          <table:table-cell office:value-type="string">
            <text:p>WHITE</text:p>
          </table:table-cell>
          <table:table-cell office:value-type="string">
            <text:p>Chardonnay Riserva Crivelli</text:p>
          </table:table-cell>
          <table:table-cell office:value-type="string">
            <text:p>Peter Zemmer</text:p>
          </table:table-cell>
          <table:table-cell office:value-type="float" office:value="47.30047">
            <text:p>47.30047</text:p>
          </table:table-cell>
        </table:table-row>
        <table:table-row>
          <table:table-cell office:value-type="string"/>
          <table:table-cell office:value-type="string">
            <text:p>71</text:p>
          </table:table-cell>
          <table:table-cell office:value-type="string"/>
          <table:table-cell office:value-type="string">
            <text:p>Baron Salvadori Riserva 2021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59.239155">
            <text:p>59.239155</text:p>
          </table:table-cell>
        </table:table-row>
        <table:table-row>
          <table:table-cell office:value-type="string"/>
          <table:table-cell office:value-type="string">
            <text:p>72</text:p>
          </table:table-cell>
          <table:table-cell office:value-type="string"/>
          <table:table-cell office:value-type="string">
            <text:p>Lafóa 2022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2.03933">
            <text:p>32.03933</text:p>
          </table:table-cell>
        </table:table-row>
        <table:table-row>
          <table:table-cell office:value-type="string"/>
          <table:table-cell office:value-type="string">
            <text:p>73</text:p>
          </table:table-cell>
          <table:table-cell office:value-type="string"/>
          <table:table-cell office:value-type="string">
            <text:p>Kreuzweg Riserva 2020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38.748486">
            <text:p>38.748486</text:p>
          </table:table-cell>
        </table:table-row>
        <table:table-row>
          <table:table-cell office:value-type="string"/>
          <table:table-cell office:value-type="string">
            <text:p>74</text:p>
          </table:table-cell>
          <table:table-cell office:value-type="string"/>
          <table:table-cell office:value-type="string">
            <text:p>Fluch und Segen 2022</text:p>
          </table:table-cell>
          <table:table-cell office:value-type="string">
            <text:p>Weingut Martin Schgraff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3awbq13x0zzy20yday083k</text:p>
          </table:table-cell>
          <table:table-cell office:value-type="string">
            <text:p>WHITE</text:p>
          </table:table-cell>
          <table:table-cell office:value-type="string">
            <text:p>Chardonnay Fluch und Segen</text:p>
          </table:table-cell>
          <table:table-cell office:value-type="string">
            <text:p>Martin Schgraffer</text:p>
          </table:table-cell>
          <table:table-cell office:value-type="float" office:value="64.827286">
            <text:p>64.827286</text:p>
          </table:table-cell>
        </table:table-row>
        <table:table-row>
          <table:table-cell office:value-type="string"/>
          <table:table-cell office:value-type="string">
            <text:p>75</text:p>
          </table:table-cell>
          <table:table-cell office:value-type="string"/>
          <table:table-cell office:value-type="string">
            <text:p>Urgestein 2023</text:p>
          </table:table-cell>
          <table:table-cell office:value-type="string">
            <text:p>Weingut 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bythngnfp1k50r15g</text:p>
          </table:table-cell>
          <table:table-cell office:value-type="string">
            <text:p>WHITE</text:p>
          </table:table-cell>
          <table:table-cell office:value-type="string">
            <text:p>Urgestein Sauvignon Blanc</text:p>
          </table:table-cell>
          <table:table-cell office:value-type="string">
            <text:p>Baron Longo</text:p>
          </table:table-cell>
          <table:table-cell office:value-type="float" office:value="38.66331">
            <text:p>38.66331</text:p>
          </table:table-cell>
        </table:table-row>
        <table:table-row>
          <table:table-cell office:value-type="string"/>
          <table:table-cell office:value-type="string">
            <text:p>76</text:p>
          </table:table-cell>
          <table:table-cell office:value-type="string"/>
          <table:table-cell office:value-type="string">
            <text:p>Sauvignon Exclusiv 2021</text:p>
          </table:table-cell>
          <table:table-cell office:value-type="string">
            <text:p>Weingut Plon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hws9pbek51kw1ferp</text:p>
          </table:table-cell>
          <table:table-cell office:value-type="string">
            <text:p>WHITE</text:p>
          </table:table-cell>
          <table:table-cell office:value-type="string">
            <text:p>Sauvignon Exclusiv</text:p>
          </table:table-cell>
          <table:table-cell office:value-type="string">
            <text:p>Weingut Plonerhof</text:p>
          </table:table-cell>
          <table:table-cell office:value-type="float" office:value="43.36152">
            <text:p>43.36152</text:p>
          </table:table-cell>
        </table:table-row>
        <table:table-row>
          <table:table-cell office:value-type="string"/>
          <table:table-cell office:value-type="string">
            <text:p>77</text:p>
          </table:table-cell>
          <table:table-cell office:value-type="string"/>
          <table:table-cell office:value-type="string">
            <text:p>Mervin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paj7140r16784jjd4</text:p>
          </table:table-cell>
          <table:table-cell office:value-type="string">
            <text:p>WHITE</text:p>
          </table:table-cell>
          <table:table-cell office:value-type="string">
            <text:p>Mervin Sauvignon</text:p>
          </table:table-cell>
          <table:table-cell office:value-type="string">
            <text:p>Kellerei Meran</text:p>
          </table:table-cell>
          <table:table-cell office:value-type="float" office:value="43.02979">
            <text:p>43.02979</text:p>
          </table:table-cell>
        </table:table-row>
        <table:table-row>
          <table:table-cell office:value-type="string"/>
          <table:table-cell office:value-type="string">
            <text:p>78</text:p>
          </table:table-cell>
          <table:table-cell office:value-type="string"/>
          <table:table-cell office:value-type="string">
            <text:p>Mervin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paj7140r16784jjd4</text:p>
          </table:table-cell>
          <table:table-cell office:value-type="string">
            <text:p>WHITE</text:p>
          </table:table-cell>
          <table:table-cell office:value-type="string">
            <text:p>Mervin Sauvignon</text:p>
          </table:table-cell>
          <table:table-cell office:value-type="string">
            <text:p>Kellerei Meran</text:p>
          </table:table-cell>
          <table:table-cell office:value-type="float" office:value="43.02979">
            <text:p>43.02979</text:p>
          </table:table-cell>
        </table:table-row>
        <table:table-row>
          <table:table-cell office:value-type="string"/>
          <table:table-cell office:value-type="string">
            <text:p>79</text:p>
          </table:table-cell>
          <table:table-cell office:value-type="string"/>
          <table:table-cell office:value-type="string">
            <text:p>Praesulis 2022</text:p>
          </table:table-cell>
          <table:table-cell office:value-type="string">
            <text:p>Weingut Gump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fsa2r791abqhxexke</text:p>
          </table:table-cell>
          <table:table-cell office:value-type="string">
            <text:p>WHITE</text:p>
          </table:table-cell>
          <table:table-cell office:value-type="string">
            <text:p>Gewürztraminer Praesulis</text:p>
          </table:table-cell>
          <table:table-cell office:value-type="string">
            <text:p>Markus Prackwieser Gump Hof</text:p>
          </table:table-cell>
          <table:table-cell office:value-type="float" office:value="37.55658">
            <text:p>37.55658</text:p>
          </table:table-cell>
        </table:table-row>
        <table:table-row>
          <table:table-cell office:value-type="string"/>
          <table:table-cell office:value-type="string">
            <text:p>80</text:p>
          </table:table-cell>
          <table:table-cell office:value-type="string"/>
          <table:table-cell office:value-type="string">
            <text:p>Quarz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48.213478">
            <text:p>48.213478</text:p>
          </table:table-cell>
        </table:table-row>
        <table:table-row>
          <table:table-cell office:value-type="string"/>
          <table:table-cell office:value-type="string">
            <text:p>81</text:p>
          </table:table-cell>
          <table:table-cell office:value-type="string"/>
          <table:table-cell office:value-type="string">
            <text:p>Quarz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48.213478">
            <text:p>48.213478</text:p>
          </table:table-cell>
        </table:table-row>
        <table:table-row>
          <table:table-cell office:value-type="string"/>
          <table:table-cell office:value-type="string">
            <text:p>82</text:p>
          </table:table-cell>
          <table:table-cell office:value-type="string"/>
          <table:table-cell office:value-type="string">
            <text:p>Mantele 2021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float" office:value="52.192596">
            <text:p>52.192596</text:p>
          </table:table-cell>
        </table:table-row>
        <table:table-row>
          <table:table-cell office:value-type="string"/>
          <table:table-cell office:value-type="string">
            <text:p>83</text:p>
          </table:table-cell>
          <table:table-cell office:value-type="string"/>
          <table:table-cell office:value-type="string">
            <text:p>Südtiroler Sauvignon 2022</text:p>
          </table:table-cell>
          <table:table-cell office:value-type="string">
            <text:p>Weinhof 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0gm7taz9qrtkb2pw</text:p>
          </table:table-cell>
          <table:table-cell office:value-type="string">
            <text:p>RED</text:p>
          </table:table-cell>
          <table:table-cell office:value-type="string">
            <text:p>Südtiroler Blauburgunder</text:p>
          </table:table-cell>
          <table:table-cell office:value-type="string">
            <text:p>Prackfol</text:p>
          </table:table-cell>
          <table:table-cell office:value-type="float" office:value="41.97766">
            <text:p>41.97766</text:p>
          </table:table-cell>
        </table:table-row>
        <table:table-row>
          <table:table-cell office:value-type="string"/>
          <table:table-cell office:value-type="string">
            <text:p>84</text:p>
          </table:table-cell>
          <table:table-cell office:value-type="string"/>
          <table:table-cell office:value-type="string">
            <text:p>Echt Geil Sauvignon 2022</text:p>
          </table:table-cell>
          <table:table-cell office:value-type="string">
            <text:p>Weingut 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c8hny19vtjqbhgvqrh</text:p>
          </table:table-cell>
          <table:table-cell office:value-type="string">
            <text:p>WHITE</text:p>
          </table:table-cell>
          <table:table-cell office:value-type="string">
            <text:p>Echt Geil Sauvignon</text:p>
          </table:table-cell>
          <table:table-cell office:value-type="string">
            <text:p>Seeperle</text:p>
          </table:table-cell>
          <table:table-cell office:value-type="float" office:value="49.37644">
            <text:p>49.37644</text:p>
          </table:table-cell>
        </table:table-row>
        <table:table-row>
          <table:table-cell office:value-type="string"/>
          <table:table-cell office:value-type="string">
            <text:p>85</text:p>
          </table:table-cell>
          <table:table-cell office:value-type="string"/>
          <table:table-cell office:value-type="string">
            <text:p>Fallwind 2023</text:p>
          </table:table-cell>
          <table:table-cell office:value-type="string">
            <text:p>Kellerei St. Michael-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c4x1zace0zsh6mxg</text:p>
          </table:table-cell>
          <table:table-cell office:value-type="string">
            <text:p>WHITE</text:p>
          </table:table-cell>
          <table:table-cell office:value-type="string">
            <text:p>Riesling Fallwind</text:p>
          </table:table-cell>
          <table:table-cell office:value-type="string">
            <text:p>St. Michael-Eppan</text:p>
          </table:table-cell>
          <table:table-cell office:value-type="float" office:value="47.987305">
            <text:p>47.987305</text:p>
          </table:table-cell>
        </table:table-row>
        <table:table-row>
          <table:table-cell office:value-type="string"/>
          <table:table-cell office:value-type="string">
            <text:p>86</text:p>
          </table:table-cell>
          <table:table-cell office:value-type="string"/>
          <table:table-cell office:value-type="string">
            <text:p>Porer 2022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wa9d3h8hgbg3f6g</text:p>
          </table:table-cell>
          <table:table-cell office:value-type="string">
            <text:p>WHITE</text:p>
          </table:table-cell>
          <table:table-cell office:value-type="string">
            <text:p>Pinot Grigio PORER Bio</text:p>
          </table:table-cell>
          <table:table-cell office:value-type="string">
            <text:p>Alois Lageder</text:p>
          </table:table-cell>
          <table:table-cell office:value-type="float" office:value="45.281796">
            <text:p>45.281796</text:p>
          </table:table-cell>
        </table:table-row>
        <table:table-row>
          <table:table-cell office:value-type="string"/>
          <table:table-cell office:value-type="string">
            <text:p>87</text:p>
          </table:table-cell>
          <table:table-cell office:value-type="string"/>
          <table:table-cell office:value-type="string">
            <text:p>Fallwind 2021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c4x1zace0zsh6mxg</text:p>
          </table:table-cell>
          <table:table-cell office:value-type="string">
            <text:p>WHITE</text:p>
          </table:table-cell>
          <table:table-cell office:value-type="string">
            <text:p>Riesling Fallwind</text:p>
          </table:table-cell>
          <table:table-cell office:value-type="string">
            <text:p>St. Michael-Eppan</text:p>
          </table:table-cell>
          <table:table-cell office:value-type="float" office:value="47.987305">
            <text:p>47.987305</text:p>
          </table:table-cell>
        </table:table-row>
        <table:table-row>
          <table:table-cell office:value-type="string"/>
          <table:table-cell office:value-type="string">
            <text:p>88</text:p>
          </table:table-cell>
          <table:table-cell office:value-type="string"/>
          <table:table-cell office:value-type="string">
            <text:p>Unterebner 2021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39.27103">
            <text:p>39.27103</text:p>
          </table:table-cell>
        </table:table-row>
        <table:table-row>
          <table:table-cell office:value-type="string"/>
          <table:table-cell office:value-type="string">
            <text:p>89</text:p>
          </table:table-cell>
          <table:table-cell office:value-type="string"/>
          <table:table-cell office:value-type="string">
            <text:p>Aristos 2022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32.012604">
            <text:p>32.012604</text:p>
          </table:table-cell>
        </table:table-row>
        <table:table-row>
          <table:table-cell office:value-type="string"/>
          <table:table-cell office:value-type="string">
            <text:p>90</text:p>
          </table:table-cell>
          <table:table-cell office:value-type="string"/>
          <table:table-cell office:value-type="string">
            <text:p>Giatl Riserva 2020</text:p>
          </table:table-cell>
          <table:table-cell office:value-type="string">
            <text:p>Weingut 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44.70717">
            <text:p>44.70717</text:p>
          </table:table-cell>
        </table:table-row>
        <table:table-row>
          <table:table-cell office:value-type="string"/>
          <table:table-cell office:value-type="string">
            <text:p>91</text:p>
          </table:table-cell>
          <table:table-cell office:value-type="string"/>
          <table:table-cell office:value-type="string">
            <text:p>Pinot Grigio 2022</text:p>
          </table:table-cell>
          <table:table-cell office:value-type="string">
            <text:p>Stiftskellerei Kloster 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0w7gf6jmgwbdsw89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Abbazia di Novacella (Stiftskellerei Neustift)</text:p>
          </table:table-cell>
          <table:table-cell office:value-type="float" office:value="34.073242">
            <text:p>34.073242</text:p>
          </table:table-cell>
        </table:table-row>
        <table:table-row>
          <table:table-cell office:value-type="string"/>
          <table:table-cell office:value-type="string">
            <text:p>92</text:p>
          </table:table-cell>
          <table:table-cell office:value-type="string"/>
          <table:table-cell office:value-type="string">
            <text:p>Sanct Valentin 2021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51.559906">
            <text:p>51.559906</text:p>
          </table:table-cell>
        </table:table-row>
        <table:table-row>
          <table:table-cell office:value-type="string"/>
          <table:table-cell office:value-type="string">
            <text:p>93</text:p>
          </table:table-cell>
          <table:table-cell office:value-type="string"/>
          <table:table-cell office:value-type="string">
            <text:p>Penon 2021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q2f1ffh7tkm9ttrfe</text:p>
          </table:table-cell>
          <table:table-cell office:value-type="string">
            <text:p>WHITE</text:p>
          </table:table-cell>
          <table:table-cell office:value-type="string">
            <text:p>Penon Pinot Grigio</text:p>
          </table:table-cell>
          <table:table-cell office:value-type="string">
            <text:p>Cantina Kurtatsch</text:p>
          </table:table-cell>
          <table:table-cell office:value-type="float" office:value="31.954784">
            <text:p>31.954784</text:p>
          </table:table-cell>
        </table:table-row>
        <table:table-row>
          <table:table-cell office:value-type="string"/>
          <table:table-cell office:value-type="string">
            <text:p>94</text:p>
          </table:table-cell>
          <table:table-cell office:value-type="string"/>
          <table:table-cell office:value-type="string">
            <text:p>Südtiroler Grauburgunder 2021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njjegkwj342h4tz2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Wassererhof</text:p>
          </table:table-cell>
          <table:table-cell office:value-type="float" office:value="37.906857">
            <text:p>37.906857</text:p>
          </table:table-cell>
        </table:table-row>
        <table:table-row>
          <table:table-cell office:value-type="string"/>
          <table:table-cell office:value-type="string">
            <text:p>95</text:p>
          </table:table-cell>
          <table:table-cell office:value-type="string"/>
          <table:table-cell office:value-type="string">
            <text:p>Aristos 2021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32.012604">
            <text:p>32.012604</text:p>
          </table:table-cell>
        </table:table-row>
        <table:table-row>
          <table:table-cell office:value-type="string"/>
          <table:table-cell office:value-type="string">
            <text:p>96</text:p>
          </table:table-cell>
          <table:table-cell office:value-type="string"/>
          <table:table-cell office:value-type="string">
            <text:p>Vives 2020</text:p>
          </table:table-cell>
          <table:table-cell office:value-type="string">
            <text:p>Weingut Radoa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ngj53qrwr0v0vkwgf</text:p>
          </table:table-cell>
          <table:table-cell office:value-type="string">
            <text:p>WHITE</text:p>
          </table:table-cell>
          <table:table-cell office:value-type="string">
            <text:p>Veteres Vites Trocken</text:p>
          </table:table-cell>
          <table:table-cell office:value-type="string">
            <text:p>Weingut Schauss</text:p>
          </table:table-cell>
          <table:table-cell office:value-type="float" office:value="13.590643">
            <text:p>13.590643</text:p>
          </table:table-cell>
        </table:table-row>
        <table:table-row>
          <table:table-cell office:value-type="string"/>
          <table:table-cell office:value-type="string">
            <text:p>97</text:p>
          </table:table-cell>
          <table:table-cell office:value-type="string"/>
          <table:table-cell office:value-type="string">
            <text:p>Mitterberg 2020</text:p>
          </table:table-cell>
          <table:table-cell office:value-type="string">
            <text:p>Weingut 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4rr9k8fga29ytbh60</text:p>
          </table:table-cell>
          <table:table-cell office:value-type="string">
            <text:p>RED</text:p>
          </table:table-cell>
          <table:table-cell office:value-type="string">
            <text:p>Mitterberg Vernatsch</text:p>
          </table:table-cell>
          <table:table-cell office:value-type="string">
            <text:p>Weingut Andi Sölva</text:p>
          </table:table-cell>
          <table:table-cell office:value-type="float" office:value="43.38924">
            <text:p>43.38924</text:p>
          </table:table-cell>
        </table:table-row>
        <table:table-row>
          <table:table-cell office:value-type="string"/>
          <table:table-cell office:value-type="string">
            <text:p>98</text:p>
          </table:table-cell>
          <table:table-cell office:value-type="string"/>
          <table:table-cell office:value-type="string">
            <text:p>Fallwind 2021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c4x1zace0zsh6mxg</text:p>
          </table:table-cell>
          <table:table-cell office:value-type="string">
            <text:p>WHITE</text:p>
          </table:table-cell>
          <table:table-cell office:value-type="string">
            <text:p>Riesling Fallwind</text:p>
          </table:table-cell>
          <table:table-cell office:value-type="string">
            <text:p>St. Michael-Eppan</text:p>
          </table:table-cell>
          <table:table-cell office:value-type="float" office:value="47.987305">
            <text:p>47.987305</text:p>
          </table:table-cell>
        </table:table-row>
        <table:table-row>
          <table:table-cell office:value-type="string"/>
          <table:table-cell office:value-type="string">
            <text:p>99</text:p>
          </table:table-cell>
          <table:table-cell office:value-type="string"/>
          <table:table-cell office:value-type="string">
            <text:p>Castel Juval – Weingarten Windbichel 2021</text:p>
          </table:table-cell>
          <table:table-cell office:value-type="string">
            <text:p>Weingut &amp; Hofbrennerei Unterort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08hsa6byhtmc1p9w</text:p>
          </table:table-cell>
          <table:table-cell office:value-type="string">
            <text:p>WHITE</text:p>
          </table:table-cell>
          <table:table-cell office:value-type="string">
            <text:p>Riesling Windbichel</text:p>
          </table:table-cell>
          <table:table-cell office:value-type="string">
            <text:p>Weingut Unterortl - Castel Juval</text:p>
          </table:table-cell>
          <table:table-cell office:value-type="float" office:value="38.00437">
            <text:p>38.00437</text:p>
          </table:table-cell>
        </table:table-row>
        <table:table-row>
          <table:table-cell office:value-type="string"/>
          <table:table-cell office:value-type="string">
            <text:p>100</text:p>
          </table:table-cell>
          <table:table-cell office:value-type="string"/>
          <table:table-cell office:value-type="string">
            <text:p>Grüner Veltliner Johanna 2021</text:p>
          </table:table-cell>
          <table:table-cell office:value-type="string">
            <text:p>Weingut 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w6epz012dhb5e76wv</text:p>
          </table:table-cell>
          <table:table-cell office:value-type="string">
            <text:p>WHITE</text:p>
          </table:table-cell>
          <table:table-cell office:value-type="string">
            <text:p>Johanna</text:p>
          </table:table-cell>
          <table:table-cell office:value-type="string">
            <text:p>Weingut Röck</text:p>
          </table:table-cell>
          <table:table-cell office:value-type="float" office:value="34.891144">
            <text:p>34.891144</text:p>
          </table:table-cell>
        </table:table-row>
        <table:table-row>
          <table:table-cell office:value-type="string"/>
          <table:table-cell office:value-type="string">
            <text:p>101</text:p>
          </table:table-cell>
          <table:table-cell office:value-type="string"/>
          <table:table-cell office:value-type="string">
            <text:p>Grüner Veltliner 2021</text:p>
          </table:table-cell>
          <table:table-cell office:value-type="string">
            <text:p>Weingut Hoandlhof Manni Nöss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a9102dtpe44hhhksx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Manni Nössing</text:p>
          </table:table-cell>
          <table:table-cell office:value-type="float" office:value="52.497498">
            <text:p>52.497498</text:p>
          </table:table-cell>
        </table:table-row>
        <table:table-row>
          <table:table-cell office:value-type="string"/>
          <table:table-cell office:value-type="string">
            <text:p>104</text:p>
          </table:table-cell>
          <table:table-cell office:value-type="string"/>
          <table:table-cell office:value-type="string">
            <text:p>Eisacktaler Veltliner 2021</text:p>
          </table:table-cell>
          <table:table-cell office:value-type="string">
            <text:p>Weingut Ku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e7rwtfybdbj1pk175</text:p>
          </table:table-cell>
          <table:table-cell office:value-type="string">
            <text:p>WHITE</text:p>
          </table:table-cell>
          <table:table-cell office:value-type="string">
            <text:p>Weltliner Grüner Veltliner</text:p>
          </table:table-cell>
          <table:table-cell office:value-type="string">
            <text:p>Weingut Werner Pichler</text:p>
          </table:table-cell>
          <table:table-cell office:value-type="float" office:value="16.846409">
            <text:p>16.846409</text:p>
          </table:table-cell>
        </table:table-row>
        <table:table-row>
          <table:table-cell office:value-type="string"/>
          <table:table-cell office:value-type="string">
            <text:p>105</text:p>
          </table:table-cell>
          <table:table-cell office:value-type="string"/>
          <table:table-cell office:value-type="string">
            <text:p>Sylvaner 2021</text:p>
          </table:table-cell>
          <table:table-cell office:value-type="string">
            <text:p>Weingut 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nnt7v4j967qpdz99q8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Weingut Tauber</text:p>
          </table:table-cell>
          <table:table-cell office:value-type="float" office:value="15.942836">
            <text:p>15.942836</text:p>
          </table:table-cell>
        </table:table-row>
        <table:table-row>
          <table:table-cell office:value-type="string"/>
          <table:table-cell office:value-type="string">
            <text:p>106</text:p>
          </table:table-cell>
          <table:table-cell office:value-type="string"/>
          <table:table-cell office:value-type="string">
            <text:p>Praepositus Sylvaner 2022</text:p>
          </table:table-cell>
          <table:table-cell office:value-type="string">
            <text:p>Stiftskellerei Kloster 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44.93141">
            <text:p>44.93141</text:p>
          </table:table-cell>
        </table:table-row>
        <table:table-row>
          <table:table-cell office:value-type="string"/>
          <table:table-cell office:value-type="string">
            <text:p>107</text:p>
          </table:table-cell>
          <table:table-cell office:value-type="string"/>
          <table:table-cell office:value-type="string">
            <text:p>Müller-Thurgau Etza 2020</text:p>
          </table:table-cell>
          <table:table-cell office:value-type="string">
            <text:p>Weingut Radoa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22w61rb242e6bv5hj2</text:p>
          </table:table-cell>
          <table:table-cell office:value-type="string">
            <text:p>WHITE</text:p>
          </table:table-cell>
          <table:table-cell office:value-type="string">
            <text:p>Müller-Thurgau</text:p>
          </table:table-cell>
          <table:table-cell office:value-type="string">
            <text:p>Weingut Niro</text:p>
          </table:table-cell>
          <table:table-cell office:value-type="float" office:value="21.494598">
            <text:p>21.494598</text:p>
          </table:table-cell>
        </table:table-row>
        <table:table-row>
          <table:table-cell office:value-type="string"/>
          <table:table-cell office:value-type="string">
            <text:p>108</text:p>
          </table:table-cell>
          <table:table-cell office:value-type="string"/>
          <table:table-cell office:value-type="string">
            <text:p>Feldmarschall von Fenner Müller-Thurgau 2020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57.892197">
            <text:p>57.892197</text:p>
          </table:table-cell>
        </table:table-row>
        <table:table-row>
          <table:table-cell office:value-type="string"/>
          <table:table-cell office:value-type="string">
            <text:p>109</text:p>
          </table:table-cell>
          <table:table-cell office:value-type="string"/>
          <table:table-cell office:value-type="string">
            <text:p>Graun Müller-Thurgau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8k31jq9cdtjke38b</text:p>
          </table:table-cell>
          <table:table-cell office:value-type="string">
            <text:p>WHITE</text:p>
          </table:table-cell>
          <table:table-cell office:value-type="string">
            <text:p>Graun Müller Thurgau</text:p>
          </table:table-cell>
          <table:table-cell office:value-type="string">
            <text:p>Cantina Kurtatsch</text:p>
          </table:table-cell>
          <table:table-cell office:value-type="float" office:value="37.16083">
            <text:p>37.16083</text:p>
          </table:table-cell>
        </table:table-row>
        <table:table-row>
          <table:table-cell office:value-type="string"/>
          <table:table-cell office:value-type="string">
            <text:p>110</text:p>
          </table:table-cell>
          <table:table-cell office:value-type="string"/>
          <table:table-cell office:value-type="string">
            <text:p>99 S.ALT Solaris Rarity 2018</text:p>
          </table:table-cell>
          <table:table-cell office:value-type="string">
            <text:p>Thomas Niedermayr – Hof Gand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tx919pgaxqfm2xn6vh</text:p>
          </table:table-cell>
          <table:table-cell office:value-type="string">
            <text:p>WHITE</text:p>
          </table:table-cell>
          <table:table-cell office:value-type="string">
            <text:p>Solaris</text:p>
          </table:table-cell>
          <table:table-cell office:value-type="string">
            <text:p>Thomas Niedermayr</text:p>
          </table:table-cell>
          <table:table-cell office:value-type="float" office:value="44.82981">
            <text:p>44.82981</text:p>
          </table:table-cell>
        </table:table-row>
        <table:table-row>
          <table:table-cell office:value-type="string"/>
          <table:table-cell office:value-type="string">
            <text:p>111</text:p>
          </table:table-cell>
          <table:table-cell office:value-type="string"/>
          <table:table-cell office:value-type="string">
            <text:p>Amperg Goldmuskateller 2022 (trocken ausgebaut)</text:p>
          </table:table-cell>
          <table:table-cell office:value-type="string">
            <text:p>Weingut 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qc4244v99524s522</text:p>
          </table:table-cell>
          <table:table-cell office:value-type="string">
            <text:p>WHITE</text:p>
          </table:table-cell>
          <table:table-cell office:value-type="string">
            <text:p>Amperg Goldmuskateller</text:p>
          </table:table-cell>
          <table:table-cell office:value-type="string">
            <text:p>Klaus Lentsch</text:p>
          </table:table-cell>
          <table:table-cell office:value-type="float" office:value="55.659954">
            <text:p>55.659954</text:p>
          </table:table-cell>
        </table:table-row>
        <table:table-row>
          <table:table-cell office:value-type="string"/>
          <table:table-cell office:value-type="string">
            <text:p>112</text:p>
          </table:table-cell>
          <table:table-cell office:value-type="string"/>
          <table:table-cell office:value-type="string">
            <text:p>Praepositus 2022</text:p>
          </table:table-cell>
          <table:table-cell office:value-type="string">
            <text:p>Stiftskellerei Kloster 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xy7znx9ckcz7p9vn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8.167244">
            <text:p>38.167244</text:p>
          </table:table-cell>
        </table:table-row>
        <table:table-row>
          <table:table-cell office:value-type="string"/>
          <table:table-cell office:value-type="string">
            <text:p>113</text:p>
          </table:table-cell>
          <table:table-cell office:value-type="string"/>
          <table:table-cell office:value-type="string">
            <text:p>Kerner 2023</text:p>
          </table:table-cell>
          <table:table-cell office:value-type="string">
            <text:p>Weingut Stra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5m8pqep7ndvvjfkzy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Strasserhof</text:p>
          </table:table-cell>
          <table:table-cell office:value-type="float" office:value="38.34356">
            <text:p>38.34356</text:p>
          </table:table-cell>
        </table:table-row>
        <table:table-row>
          <table:table-cell office:value-type="string"/>
          <table:table-cell office:value-type="string">
            <text:p>114</text:p>
          </table:table-cell>
          <table:table-cell office:value-type="string"/>
          <table:table-cell office:value-type="string">
            <text:p>Kerner 2022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qvnprzs2jrtk74kc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ellerei Eisacktal - Cantina Valle Isarco</text:p>
          </table:table-cell>
          <table:table-cell office:value-type="float" office:value="31.109905">
            <text:p>31.109905</text:p>
          </table:table-cell>
        </table:table-row>
        <table:table-row>
          <table:table-cell office:value-type="string"/>
          <table:table-cell office:value-type="string">
            <text:p>115</text:p>
          </table:table-cell>
          <table:table-cell office:value-type="string"/>
          <table:table-cell office:value-type="string">
            <text:p>Libellula Mondevinum Riserva 2020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6kqyhf5hezaby9da00</text:p>
          </table:table-cell>
          <table:table-cell office:value-type="string">
            <text:p>SPARKLING</text:p>
          </table:table-cell>
          <table:table-cell office:value-type="string">
            <text:p>Mondevinum Weiss Riserva</text:p>
          </table:table-cell>
          <table:table-cell office:value-type="string">
            <text:p>Niklas</text:p>
          </table:table-cell>
          <table:table-cell office:value-type="float" office:value="42.011795">
            <text:p>42.011795</text:p>
          </table:table-cell>
        </table:table-row>
        <table:table-row>
          <table:table-cell office:value-type="string"/>
          <table:table-cell office:value-type="string">
            <text:p>116</text:p>
          </table:table-cell>
          <table:table-cell office:value-type="string"/>
          <table:table-cell office:value-type="string">
            <text:p>Petit Manseng 2021</text:p>
          </table:table-cell>
          <table:table-cell office:value-type="string">
            <text:p>Weingut 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95ekwg1sgd6zc0mcv</text:p>
          </table:table-cell>
          <table:table-cell office:value-type="string">
            <text:p>WHITE</text:p>
          </table:table-cell>
          <table:table-cell office:value-type="string">
            <text:p>Weinberg Dolomten Petit Manseng</text:p>
          </table:table-cell>
          <table:table-cell office:value-type="string">
            <text:p>Andreas Baron Widmann</text:p>
          </table:table-cell>
          <table:table-cell office:value-type="float" office:value="40.20105">
            <text:p>40.20105</text:p>
          </table:table-cell>
        </table:table-row>
        <table:table-row>
          <table:table-cell office:value-type="string"/>
          <table:table-cell office:value-type="string">
            <text:p>117</text:p>
          </table:table-cell>
          <table:table-cell office:value-type="string"/>
          <table:table-cell office:value-type="string">
            <text:p>Stoan 2022 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413223">
            <text:p>41.413223</text:p>
          </table:table-cell>
        </table:table-row>
        <table:table-row>
          <table:table-cell office:value-type="string"/>
          <table:table-cell office:value-type="string">
            <text:p>118</text:p>
          </table:table-cell>
          <table:table-cell office:value-type="string"/>
          <table:table-cell office:value-type="string">
            <text:p>Caruess Weiss 2021 </text:p>
          </table:table-cell>
          <table:table-cell office:value-type="string">
            <text:p>Weingut 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81xxxn0bwyek3vjpc</text:p>
          </table:table-cell>
          <table:table-cell office:value-type="string">
            <text:p>WHITE</text:p>
          </table:table-cell>
          <table:table-cell office:value-type="string">
            <text:p>Caruess Weiss</text:p>
          </table:table-cell>
          <table:table-cell office:value-type="string">
            <text:p>Weingut Röck</text:p>
          </table:table-cell>
          <table:table-cell office:value-type="float" office:value="41.948654">
            <text:p>41.948654</text:p>
          </table:table-cell>
        </table:table-row>
        <table:table-row>
          <table:table-cell office:value-type="string"/>
          <table:table-cell office:value-type="string">
            <text:p>119</text:p>
          </table:table-cell>
          <table:table-cell office:value-type="string"/>
          <table:table-cell office:value-type="string">
            <text:p>Summ 2021 </text:p>
          </table:table-cell>
          <table:table-cell office:value-type="string">
            <text:p>Thomas Niedermayr – Hof Gand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tv5jt4q7nq8tsttq3b</text:p>
          </table:table-cell>
          <table:table-cell office:value-type="string">
            <text:p>WHITE</text:p>
          </table:table-cell>
          <table:table-cell office:value-type="string">
            <text:p>Summ</text:p>
          </table:table-cell>
          <table:table-cell office:value-type="string">
            <text:p>Thomas Niedermayr</text:p>
          </table:table-cell>
          <table:table-cell office:value-type="float" office:value="48.89151">
            <text:p>48.89151</text:p>
          </table:table-cell>
        </table:table-row>
        <table:table-row>
          <table:table-cell office:value-type="string"/>
          <table:table-cell office:value-type="string">
            <text:p>120</text:p>
          </table:table-cell>
          <table:table-cell office:value-type="string"/>
          <table:table-cell office:value-type="string">
            <text:p>Viribus Unitis Weiß 2018 </text:p>
          </table:table-cell>
          <table:table-cell office:value-type="string">
            <text:p>Weingut Andi Sölva und Norbert Kof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</text:p>
          </table:table-cell>
          <table:table-cell office:value-type="string">
            <text:p>Andi Sölva &amp; Norbert Kofler</text:p>
          </table:table-cell>
          <table:table-cell office:value-type="float" office:value="69.790886">
            <text:p>69.790886</text:p>
          </table:table-cell>
        </table:table-row>
        <table:table-row>
          <table:table-cell office:value-type="string"/>
          <table:table-cell office:value-type="string">
            <text:p>121</text:p>
          </table:table-cell>
          <table:table-cell office:value-type="string"/>
          <table:table-cell office:value-type="string">
            <text:p>Gloria Dei 2023 </text:p>
          </table:table-cell>
          <table:table-cell office:value-type="string">
            <text:p>Weingut 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9qy8b3ma5exsekcy63</text:p>
          </table:table-cell>
          <table:table-cell office:value-type="string">
            <text:p>SPARKLING</text:p>
          </table:table-cell>
          <table:table-cell office:value-type="string">
            <text:p>Gloria Dei</text:p>
          </table:table-cell>
          <table:table-cell office:value-type="string">
            <text:p>Eichenstein</text:p>
          </table:table-cell>
          <table:table-cell office:value-type="float" office:value="45.539536">
            <text:p>45.539536</text:p>
          </table:table-cell>
        </table:table-row>
        <table:table-row>
          <table:table-cell office:value-type="string"/>
          <table:table-cell office:value-type="string">
            <text:p>122</text:p>
          </table:table-cell>
          <table:table-cell office:value-type="string"/>
          <table:table-cell office:value-type="string">
            <text:p>Casòn Bianco 2020 </text:p>
          </table:table-cell>
          <table:table-cell office:value-type="string">
            <text:p>Weingut 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bg41e2rphqrdq16</text:p>
          </table:table-cell>
          <table:table-cell office:value-type="string">
            <text:p>WHITE</text:p>
          </table:table-cell>
          <table:table-cell office:value-type="string">
            <text:p>Casòn Hirschprunn Bianco Bio</text:p>
          </table:table-cell>
          <table:table-cell office:value-type="string">
            <text:p>Alois Lageder</text:p>
          </table:table-cell>
          <table:table-cell office:value-type="float" office:value="47.778595">
            <text:p>47.778595</text:p>
          </table:table-cell>
        </table:table-row>
        <table:table-row>
          <table:table-cell office:value-type="string"/>
          <table:table-cell office:value-type="string">
            <text:p>123</text:p>
          </table:table-cell>
          <table:table-cell office:value-type="string"/>
          <table:table-cell office:value-type="string">
            <text:p>Dolomytos 2018</text:p>
          </table:table-cell>
          <table:table-cell office:value-type="string">
            <text:p>Ansitz Dolomytos Sac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69.39679">
            <text:p>69.39679</text:p>
          </table:table-cell>
        </table:table-row>
        <table:table-row>
          <table:table-cell office:value-type="string"/>
          <table:table-cell office:value-type="string">
            <text:p>124</text:p>
          </table:table-cell>
          <table:table-cell office:value-type="string"/>
          <table:table-cell office:value-type="string">
            <text:p>Réserve della Contessa 2022 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5.81061">
            <text:p>45.81061</text:p>
          </table:table-cell>
        </table:table-row>
        <table:table-row>
          <table:table-cell office:value-type="string"/>
          <table:table-cell office:value-type="string">
            <text:p>125</text:p>
          </table:table-cell>
          <table:table-cell office:value-type="string"/>
          <table:table-cell office:value-type="string">
            <text:p>Terlaner Cuvée 2022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string"/>
          <table:table-cell office:value-type="string">
            <text:p>126</text:p>
          </table:table-cell>
          <table:table-cell office:value-type="string"/>
          <table:table-cell office:value-type="string">
            <text:p>NAMA 2018 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600">
            <text:p>14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49.54397">
            <text:p>49.54397</text:p>
          </table:table-cell>
        </table:table-row>
        <table:table-row>
          <table:table-cell office:value-type="string"/>
          <table:table-cell office:value-type="string">
            <text:p>127</text:p>
          </table:table-cell>
          <table:table-cell office:value-type="string"/>
          <table:table-cell office:value-type="string">
            <text:p>Private Cuvée 2019 </text:p>
          </table:table-cell>
          <table:table-cell office:value-type="string">
            <text:p>Weingut 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atqwx0hqhg03gyggmv</text:p>
          </table:table-cell>
          <table:table-cell office:value-type="string">
            <text:p>DESSERT</text:p>
          </table:table-cell>
          <table:table-cell office:value-type="string">
            <text:p>Privat Cuvée Trocken</text:p>
          </table:table-cell>
          <table:table-cell office:value-type="string">
            <text:p>Weingut Meßmer</text:p>
          </table:table-cell>
          <table:table-cell office:value-type="float" office:value="16.721882">
            <text:p>16.721882</text:p>
          </table:table-cell>
        </table:table-row>
        <table:table-row>
          <table:table-cell office:value-type="string"/>
          <table:table-cell office:value-type="string">
            <text:p>128</text:p>
          </table:table-cell>
          <table:table-cell office:value-type="string"/>
          <table:table-cell office:value-type="string">
            <text:p>LR Riserva 2019 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6.65162">
            <text:p>36.65162</text:p>
          </table:table-cell>
        </table:table-row>
        <table:table-row>
          <table:table-cell office:value-type="string"/>
          <table:table-cell office:value-type="string">
            <text:p>129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1.094456">
            <text:p>51.094456</text:p>
          </table:table-cell>
        </table:table-row>
        <table:table-row>
          <table:table-cell office:value-type="string"/>
          <table:table-cell office:value-type="string">
            <text:p>130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1.094456">
            <text:p>51.094456</text:p>
          </table:table-cell>
        </table:table-row>
        <table:table-row>
          <table:table-cell office:value-type="string"/>
          <table:table-cell office:value-type="string">
            <text:p>131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1.094456">
            <text:p>51.094456</text:p>
          </table:table-cell>
        </table:table-row>
        <table:table-row>
          <table:table-cell office:value-type="string"/>
          <table:table-cell office:value-type="string">
            <text:p>132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1.094456">
            <text:p>51.094456</text:p>
          </table:table-cell>
        </table:table-row>
        <table:table-row>
          <table:table-cell office:value-type="string"/>
          <table:table-cell office:value-type="string">
            <text:p>133</text:p>
          </table:table-cell>
          <table:table-cell office:value-type="string"/>
          <table:table-cell office:value-type="string">
            <text:p>Nova Domus Terlaner Riserva 2020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64.42574">
            <text:p>64.42574</text:p>
          </table:table-cell>
        </table:table-row>
        <table:table-row>
          <table:table-cell office:value-type="string"/>
          <table:table-cell office:value-type="string">
            <text:p>134</text:p>
          </table:table-cell>
          <table:table-cell office:value-type="string"/>
          <table:table-cell office:value-type="string">
            <text:p>Aichberg 2021 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pt13amzdan0d1rvq3d</text:p>
          </table:table-cell>
          <table:table-cell office:value-type="string">
            <text:p>SPARKLING</text:p>
          </table:table-cell>
          <table:table-cell office:value-type="string">
            <text:p>Aichberg Weiss</text:p>
          </table:table-cell>
          <table:table-cell office:value-type="string">
            <text:p>Kornell</text:p>
          </table:table-cell>
          <table:table-cell office:value-type="float" office:value="33.21284">
            <text:p>33.21284</text:p>
          </table:table-cell>
        </table:table-row>
        <table:table-row>
          <table:table-cell office:value-type="string"/>
          <table:table-cell office:value-type="string">
            <text:p>135</text:p>
          </table:table-cell>
          <table:table-cell office:value-type="string"/>
          <table:table-cell office:value-type="string">
            <text:p>DJJ Südtiroler Weiss 2021 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fye73fhqf12c6331d</text:p>
          </table:table-cell>
          <table:table-cell office:value-type="string">
            <text:p>WHITE</text:p>
          </table:table-cell>
          <table:table-cell office:value-type="string">
            <text:p>DJJ Weiss Riserva</text:p>
          </table:table-cell>
          <table:table-cell office:value-type="string">
            <text:p>Niklas</text:p>
          </table:table-cell>
          <table:table-cell office:value-type="float" office:value="43.003475">
            <text:p>43.003475</text:p>
          </table:table-cell>
        </table:table-row>
        <table:table-row>
          <table:table-cell office:value-type="string"/>
          <table:table-cell office:value-type="string">
            <text:p>136</text:p>
          </table:table-cell>
          <table:table-cell office:value-type="string"/>
          <table:table-cell office:value-type="string">
            <text:p>Adamantis Cuvée 2020 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tq6eg4dd773jz0k729c5a3</text:p>
          </table:table-cell>
          <table:table-cell office:value-type="string">
            <text:p>WHITE</text:p>
          </table:table-cell>
          <table:table-cell office:value-type="string">
            <text:p>Cuvée Adamantis</text:p>
          </table:table-cell>
          <table:table-cell office:value-type="string">
            <text:p>Kellerei Eisacktal - Cantina Valle Isarco</text:p>
          </table:table-cell>
          <table:table-cell office:value-type="float" office:value="40.56137">
            <text:p>40.56137</text:p>
          </table:table-cell>
        </table:table-row>
        <table:table-row>
          <table:table-cell office:value-type="string"/>
          <table:table-cell office:value-type="string">
            <text:p>137</text:p>
          </table:table-cell>
          <table:table-cell office:value-type="string"/>
          <table:table-cell office:value-type="string">
            <text:p>Büchsenöffner Cuvée 2022 </text:p>
          </table:table-cell>
          <table:table-cell office:value-type="string">
            <text:p>Weingut 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pxnj8r0gwcw4g44pee</text:p>
          </table:table-cell>
          <table:table-cell office:value-type="string">
            <text:p>SPARKLING</text:p>
          </table:table-cell>
          <table:table-cell office:value-type="string">
            <text:p>Foulard Cuvée Bianco</text:p>
          </table:table-cell>
          <table:table-cell office:value-type="string">
            <text:p>Pitzner</text:p>
          </table:table-cell>
          <table:table-cell office:value-type="float" office:value="31.430216">
            <text:p>31.430216</text:p>
          </table:table-cell>
        </table:table-row>
        <table:table-row>
          <table:table-cell office:value-type="string"/>
          <table:table-cell office:value-type="string">
            <text:p>138</text:p>
          </table:table-cell>
          <table:table-cell office:value-type="string"/>
          <table:table-cell office:value-type="string">
            <text:p>Upupa Orange 2020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98vwf36e7400szd9</text:p>
          </table:table-cell>
          <table:table-cell office:value-type="string">
            <text:p>WHITE</text:p>
          </table:table-cell>
          <table:table-cell office:value-type="string">
            <text:p>Gewürztraminer Upupa Orange</text:p>
          </table:table-cell>
          <table:table-cell office:value-type="string">
            <text:p>Weingut Abraham</text:p>
          </table:table-cell>
          <table:table-cell office:value-type="float" office:value="49.60862">
            <text:p>49.60862</text:p>
          </table:table-cell>
        </table:table-row>
        <table:table-row>
          <table:table-cell office:value-type="string"/>
          <table:table-cell office:value-type="string">
            <text:p>139</text:p>
          </table:table-cell>
          <table:table-cell office:value-type="string"/>
          <table:table-cell office:value-type="string">
            <text:p>Graf Gewürztraminer 2022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8a2rpb1qbr1yw1t0</text:p>
          </table:table-cell>
          <table:table-cell office:value-type="string">
            <text:p>WHITE</text:p>
          </table:table-cell>
          <table:table-cell office:value-type="string">
            <text:p>Graf von Meran Gewürztraminer</text:p>
          </table:table-cell>
          <table:table-cell office:value-type="string">
            <text:p>Kellerei Meran</text:p>
          </table:table-cell>
          <table:table-cell office:value-type="float" office:value="42.89795">
            <text:p>42.89795</text:p>
          </table:table-cell>
        </table:table-row>
        <table:table-row>
          <table:table-cell office:value-type="string"/>
          <table:table-cell office:value-type="string">
            <text:p>140</text:p>
          </table:table-cell>
          <table:table-cell office:value-type="string"/>
          <table:table-cell office:value-type="string">
            <text:p>Nussbaumer 2021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38.359283">
            <text:p>38.359283</text:p>
          </table:table-cell>
        </table:table-row>
        <table:table-row>
          <table:table-cell office:value-type="string"/>
          <table:table-cell office:value-type="string">
            <text:p>141</text:p>
          </table:table-cell>
          <table:table-cell office:value-type="string"/>
          <table:table-cell office:value-type="string">
            <text:p>Aimè 2022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3pdazabe5e8664b0e</text:p>
          </table:table-cell>
          <table:table-cell office:value-type="string">
            <text:p>WHITE</text:p>
          </table:table-cell>
          <table:table-cell office:value-type="string">
            <text:p>Aimè Gewürztraminer</text:p>
          </table:table-cell>
          <table:table-cell office:value-type="string">
            <text:p>Girlan</text:p>
          </table:table-cell>
          <table:table-cell office:value-type="float" office:value="35.805923">
            <text:p>35.805923</text:p>
          </table:table-cell>
        </table:table-row>
        <table:table-row>
          <table:table-cell office:value-type="string"/>
          <table:table-cell office:value-type="string">
            <text:p>142</text:p>
          </table:table-cell>
          <table:table-cell office:value-type="string"/>
          <table:table-cell office:value-type="string">
            <text:p>Hohenstein 2020</text:p>
          </table:table-cell>
          <table:table-cell office:value-type="string">
            <text:p>Weingut 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hk67b2602snanw0g</text:p>
          </table:table-cell>
          <table:table-cell office:value-type="string">
            <text:p>WHITE</text:p>
          </table:table-cell>
          <table:table-cell office:value-type="string">
            <text:p>Hohenstein Gewürztraminer</text:p>
          </table:table-cell>
          <table:table-cell office:value-type="string">
            <text:p>Baron Longo</text:p>
          </table:table-cell>
          <table:table-cell office:value-type="float" office:value="41.800194">
            <text:p>41.800194</text:p>
          </table:table-cell>
        </table:table-row>
        <table:table-row>
          <table:table-cell office:value-type="string"/>
          <table:table-cell office:value-type="string">
            <text:p>143</text:p>
          </table:table-cell>
          <table:table-cell office:value-type="string"/>
          <table:table-cell office:value-type="string">
            <text:p>Sissi Passito 2019 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r751w1np1jdc8dc4</text:p>
          </table:table-cell>
          <table:table-cell office:value-type="string">
            <text:p>DESSERT</text:p>
          </table:table-cell>
          <table:table-cell office:value-type="string">
            <text:p>Sissi Passito</text:p>
          </table:table-cell>
          <table:table-cell office:value-type="string">
            <text:p>Kellerei Meran</text:p>
          </table:table-cell>
          <table:table-cell office:value-type="float" office:value="52.901566">
            <text:p>52.901566</text:p>
          </table:table-cell>
        </table:table-row>
        <table:table-row>
          <table:table-cell office:value-type="string"/>
          <table:table-cell office:value-type="string">
            <text:p>144</text:p>
          </table:table-cell>
          <table:table-cell office:value-type="string"/>
          <table:table-cell office:value-type="string">
            <text:p>Roen 2022 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ggeg8359hv3kevqa8</text:p>
          </table:table-cell>
          <table:table-cell office:value-type="string">
            <text:p>DESSERT</text:p>
          </table:table-cell>
          <table:table-cell office:value-type="string">
            <text:p>Gewürztraminer Roen</text:p>
          </table:table-cell>
          <table:table-cell office:value-type="string">
            <text:p>Tramin</text:p>
          </table:table-cell>
          <table:table-cell office:value-type="float" office:value="37.153923">
            <text:p>37.153923</text:p>
          </table:table-cell>
        </table:table-row>
        <table:table-row>
          <table:table-cell office:value-type="string"/>
          <table:table-cell office:value-type="string">
            <text:p>145</text:p>
          </table:table-cell>
          <table:table-cell office:value-type="string"/>
          <table:table-cell office:value-type="string">
            <text:p>Epokale 2015 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13100">
            <text:p>13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WHITE</text:p>
          </table:table-cell>
          <table:table-cell office:value-type="string">
            <text:p>Gewürztraminer Epokale</text:p>
          </table:table-cell>
          <table:table-cell office:value-type="string">
            <text:p>Tramin</text:p>
          </table:table-cell>
          <table:table-cell office:value-type="float" office:value="39.701694">
            <text:p>39.701694</text:p>
          </table:table-cell>
        </table:table-row>
        <table:table-row>
          <table:table-cell office:value-type="string"/>
          <table:table-cell office:value-type="string">
            <text:p>146</text:p>
          </table:table-cell>
          <table:table-cell office:value-type="string"/>
          <table:table-cell office:value-type="string">
            <text:p>Terminum 2021 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azjdhyknctjfdj0fc</text:p>
          </table:table-cell>
          <table:table-cell office:value-type="string">
            <text:p>DESSERT</text:p>
          </table:table-cell>
          <table:table-cell office:value-type="string">
            <text:p>Gewürztraminer Terminum</text:p>
          </table:table-cell>
          <table:table-cell office:value-type="string">
            <text:p>Tramin</text:p>
          </table:table-cell>
          <table:table-cell office:value-type="float" office:value="39.701694">
            <text:p>39.701694</text:p>
          </table:table-cell>
        </table:table-row>
        <table:table-row>
          <table:table-cell office:value-type="string"/>
          <table:table-cell office:value-type="string">
            <text:p>147</text:p>
          </table:table-cell>
          <table:table-cell office:value-type="string"/>
          <table:table-cell office:value-type="string">
            <text:p>Sese 2020 Muscat D'Alexandrie (0,5 l)</text:p>
          </table:table-cell>
          <table:table-cell office:value-type="string">
            <text:p>Azienda Agricola Tua Rita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pwn4sdy5gr9kzzm9</text:p>
          </table:table-cell>
          <table:table-cell office:value-type="string">
            <text:p>DESSERT</text:p>
          </table:table-cell>
          <table:table-cell office:value-type="string">
            <text:p>Sese Passito di Pantelleria</text:p>
          </table:table-cell>
          <table:table-cell office:value-type="string">
            <text:p>Tua Rita</text:p>
          </table:table-cell>
          <table:table-cell office:value-type="float" office:value="41.403362">
            <text:p>41.403362</text:p>
          </table:table-cell>
        </table:table-row>
        <table:table-row>
          <table:table-cell office:value-type="string"/>
          <table:table-cell office:value-type="string">
            <text:p>148</text:p>
          </table:table-cell>
          <table:table-cell office:value-type="string"/>
          <table:table-cell office:value-type="string">
            <text:p>Fontanasanta Nosiola 2021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dr1724n7cmge6kk</text:p>
          </table:table-cell>
          <table:table-cell office:value-type="string">
            <text:p>WHITE</text:p>
          </table:table-cell>
          <table:table-cell office:value-type="string">
            <text:p>Nosiola Fontanasanta</text:p>
          </table:table-cell>
          <table:table-cell office:value-type="string">
            <text:p>Foradori</text:p>
          </table:table-cell>
          <table:table-cell office:value-type="float" office:value="55.594803">
            <text:p>55.594803</text:p>
          </table:table-cell>
        </table:table-row>
        <table:table-row>
          <table:table-cell office:value-type="string"/>
          <table:table-cell office:value-type="string">
            <text:p>149</text:p>
          </table:table-cell>
          <table:table-cell office:value-type="string"/>
          <table:table-cell office:value-type="string">
            <text:p>Cervaro della Sala 2021 </text:p>
          </table:table-cell>
          <table:table-cell office:value-type="string">
            <text:p>Castello della S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ervaro della Sala</text:p>
          </table:table-cell>
          <table:table-cell office:value-type="string">
            <text:p>Antinori - Castello della Sala</text:p>
          </table:table-cell>
          <table:table-cell office:value-type="float" office:value="58.418">
            <text:p>58.418</text:p>
          </table:table-cell>
        </table:table-row>
        <table:table-row>
          <table:table-cell office:value-type="string"/>
          <table:table-cell office:value-type="string">
            <text:p>150</text:p>
          </table:table-cell>
          <table:table-cell office:value-type="string"/>
          <table:table-cell office:value-type="string">
            <text:p>Marangona Lugana 2023</text:p>
          </table:table-cell>
          <table:table-cell office:value-type="string">
            <text:p>Marang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xjv08yz1h53ma5hyp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Marangona</text:p>
          </table:table-cell>
          <table:table-cell office:value-type="float" office:value="39.634468">
            <text:p>39.634468</text:p>
          </table:table-cell>
        </table:table-row>
        <table:table-row>
          <table:table-cell office:value-type="string"/>
          <table:table-cell office:value-type="string">
            <text:p>151</text:p>
          </table:table-cell>
          <table:table-cell office:value-type="string"/>
          <table:table-cell office:value-type="string">
            <text:p>Santa Cristina Lugana 2022</text:p>
          </table:table-cell>
          <table:table-cell office:value-type="string">
            <text:p>Weingut 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s7qp3gady88ztr126cf73</text:p>
          </table:table-cell>
          <table:table-cell office:value-type="string">
            <text:p>WHITE</text:p>
          </table:table-cell>
          <table:table-cell office:value-type="string">
            <text:p>Lugana Santa Cristina</text:p>
          </table:table-cell>
          <table:table-cell office:value-type="string">
            <text:p>Zenato</text:p>
          </table:table-cell>
          <table:table-cell office:value-type="float" office:value="46.705666">
            <text:p>46.705666</text:p>
          </table:table-cell>
        </table:table-row>
        <table:table-row>
          <table:table-cell office:value-type="string"/>
          <table:table-cell office:value-type="string">
            <text:p>152</text:p>
          </table:table-cell>
          <table:table-cell office:value-type="string"/>
          <table:table-cell office:value-type="string">
            <text:p>Lugana 2023</text:p>
          </table:table-cell>
          <table:table-cell office:value-type="string">
            <text:p>Cavaliere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qeqy3fqywz0qzrk1wa</text:p>
          </table:table-cell>
          <table:table-cell office:value-type="string">
            <text:p>SPARKLING</text:p>
          </table:table-cell>
          <table:table-cell office:value-type="string">
            <text:p>Lugana</text:p>
          </table:table-cell>
          <table:table-cell office:value-type="string">
            <text:p>Cavaliere del Garda</text:p>
          </table:table-cell>
          <table:table-cell office:value-type="float" office:value="45.079517">
            <text:p>45.079517</text:p>
          </table:table-cell>
        </table:table-row>
        <table:table-row>
          <table:table-cell office:value-type="string"/>
          <table:table-cell office:value-type="string">
            <text:p>153</text:p>
          </table:table-cell>
          <table:table-cell office:value-type="string"/>
          <table:table-cell office:value-type="string">
            <text:p>Vermentino di Gallura Superiore 2021</text:p>
          </table:table-cell>
          <table:table-cell office:value-type="string">
            <text:p>Cantina di Mog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h362nes6211zhb362n</text:p>
          </table:table-cell>
          <table:table-cell office:value-type="string">
            <text:p>WHITE</text:p>
          </table:table-cell>
          <table:table-cell office:value-type="string">
            <text:p>Mugarò Vermentino di Gallura Superiore</text:p>
          </table:table-cell>
          <table:table-cell office:value-type="string">
            <text:p>Cantina di Mogoro</text:p>
          </table:table-cell>
          <table:table-cell office:value-type="float" office:value="49.78237">
            <text:p>49.78237</text:p>
          </table:table-cell>
        </table:table-row>
        <table:table-row>
          <table:table-cell office:value-type="string"/>
          <table:table-cell office:value-type="string">
            <text:p>154</text:p>
          </table:table-cell>
          <table:table-cell office:value-type="string"/>
          <table:table-cell office:value-type="string">
            <text:p>Vintage Tunina 2021 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524155">
            <text:p>37.524155</text:p>
          </table:table-cell>
        </table:table-row>
        <table:table-row>
          <table:table-cell office:value-type="string"/>
          <table:table-cell office:value-type="string">
            <text:p>155</text:p>
          </table:table-cell>
          <table:table-cell office:value-type="string"/>
          <table:table-cell office:value-type="string">
            <text:p>Vie di Romans 2022 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35.35945">
            <text:p>35.35945</text:p>
          </table:table-cell>
        </table:table-row>
        <table:table-row>
          <table:table-cell office:value-type="string"/>
          <table:table-cell office:value-type="string">
            <text:p>156</text:p>
          </table:table-cell>
          <table:table-cell office:value-type="string"/>
          <table:table-cell office:value-type="string">
            <text:p>Friulano 21</text:p>
          </table:table-cell>
          <table:table-cell office:value-type="string">
            <text:p>Agrargesellschaft 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q23r3z4zwxnqzhb9g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orre Rosazza</text:p>
          </table:table-cell>
          <table:table-cell office:value-type="float" office:value="44.080044">
            <text:p>44.080044</text:p>
          </table:table-cell>
        </table:table-row>
        <table:table-row>
          <table:table-cell office:value-type="string"/>
          <table:table-cell office:value-type="string">
            <text:p>157</text:p>
          </table:table-cell>
          <table:table-cell office:value-type="string"/>
          <table:table-cell office:value-type="string">
            <text:p>Chardonnay Toscana 2019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Toscana</text:p>
          </table:table-cell>
          <table:table-cell office:value-type="string">
            <text:p>Monteverro</text:p>
          </table:table-cell>
          <table:table-cell office:value-type="float" office:value="39.510162">
            <text:p>39.510162</text:p>
          </table:table-cell>
        </table:table-row>
        <table:table-row>
          <table:table-cell office:value-type="string"/>
          <table:table-cell office:value-type="string">
            <text:p>158</text:p>
          </table:table-cell>
          <table:table-cell office:value-type="string"/>
          <table:table-cell office:value-type="string">
            <text:p>Gavi di Gavi 2023 </text:p>
          </table:table-cell>
          <table:table-cell office:value-type="string">
            <text:p>Villa Spar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ax4dc3cg2m10656nvv</text:p>
          </table:table-cell>
          <table:table-cell office:value-type="string">
            <text:p>WHITE</text:p>
          </table:table-cell>
          <table:table-cell office:value-type="string">
            <text:p>Gavi</text:p>
          </table:table-cell>
          <table:table-cell office:value-type="string">
            <text:p>Villa Sparina</text:p>
          </table:table-cell>
          <table:table-cell office:value-type="float" office:value="53.862076">
            <text:p>53.862076</text:p>
          </table:table-cell>
        </table:table-row>
        <table:table-row>
          <table:table-cell office:value-type="string"/>
          <table:table-cell office:value-type="string">
            <text:p>159</text:p>
          </table:table-cell>
          <table:table-cell office:value-type="string"/>
          <table:table-cell office:value-type="string">
            <text:p>Etna Bianco „Contrada Blandano“ 2018</text:p>
          </table:table-cell>
          <table:table-cell office:value-type="string">
            <text:p>Terra Cost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w6208qgh1xctqn4ac</text:p>
          </table:table-cell>
          <table:table-cell office:value-type="string">
            <text:p>WHITE</text:p>
          </table:table-cell>
          <table:table-cell office:value-type="string">
            <text:p>Contrada Blandano Etna Blanc</text:p>
          </table:table-cell>
          <table:table-cell office:value-type="string">
            <text:p>Terra Costantino</text:p>
          </table:table-cell>
          <table:table-cell office:value-type="float" office:value="59.380825">
            <text:p>59.380825</text:p>
          </table:table-cell>
        </table:table-row>
        <table:table-row>
          <table:table-cell office:value-type="string"/>
          <table:table-cell office:value-type="string">
            <text:p>161</text:p>
          </table:table-cell>
          <table:table-cell office:value-type="string"/>
          <table:table-cell office:value-type="string">
            <text:p>Soave Superiore 2021</text:p>
          </table:table-cell>
          <table:table-cell office:value-type="string">
            <text:p>Dal Cero – Weingut Corte Giacobb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4f1r1djxhd8d6npa</text:p>
          </table:table-cell>
          <table:table-cell office:value-type="string">
            <text:p>WHITE</text:p>
          </table:table-cell>
          <table:table-cell office:value-type="string">
            <text:p>Vigneto Runcata Soave Superiore</text:p>
          </table:table-cell>
          <table:table-cell office:value-type="string">
            <text:p>Tenuta di Corte Giacobbe</text:p>
          </table:table-cell>
          <table:table-cell office:value-type="float" office:value="35.235497">
            <text:p>35.235497</text:p>
          </table:table-cell>
        </table:table-row>
        <table:table-row>
          <table:table-cell office:value-type="string"/>
          <table:table-cell office:value-type="string">
            <text:p>162</text:p>
          </table:table-cell>
          <table:table-cell office:value-type="string"/>
          <table:table-cell office:value-type="string">
            <text:p>La Rose de Manincor 2023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5.45761">
            <text:p>45.45761</text:p>
          </table:table-cell>
        </table:table-row>
        <table:table-row>
          <table:table-cell office:value-type="string"/>
          <table:table-cell office:value-type="string">
            <text:p>163</text:p>
          </table:table-cell>
          <table:table-cell office:value-type="string"/>
          <table:table-cell office:value-type="string">
            <text:p>Rosalie 2022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082yvd5nj668tj0m</text:p>
          </table:table-cell>
          <table:table-cell office:value-type="string">
            <text:p>ROSE</text:p>
          </table:table-cell>
          <table:table-cell office:value-type="string">
            <text:p>Festival Rosalie</text:p>
          </table:table-cell>
          <table:table-cell office:value-type="string">
            <text:p>Kellerei Meran</text:p>
          </table:table-cell>
          <table:table-cell office:value-type="float" office:value="45.797806">
            <text:p>45.797806</text:p>
          </table:table-cell>
        </table:table-row>
        <table:table-row>
          <table:table-cell office:value-type="string"/>
          <table:table-cell office:value-type="string">
            <text:p>164</text:p>
          </table:table-cell>
          <table:table-cell office:value-type="string"/>
          <table:table-cell office:value-type="string">
            <text:p>Bacio Rosa 2021 </text:p>
          </table:table-cell>
          <table:table-cell office:value-type="string">
            <text:p>Weingut Mala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96qb72mwxf0pypa90</text:p>
          </table:table-cell>
          <table:table-cell office:value-type="string">
            <text:p>ROSE</text:p>
          </table:table-cell>
          <table:table-cell office:value-type="string">
            <text:p>Bacio Rosa</text:p>
          </table:table-cell>
          <table:table-cell office:value-type="string">
            <text:p>Malavasi</text:p>
          </table:table-cell>
          <table:table-cell office:value-type="float" office:value="41.043083">
            <text:p>41.043083</text:p>
          </table:table-cell>
        </table:table-row>
        <table:table-row>
          <table:table-cell office:value-type="string"/>
          <table:table-cell office:value-type="string">
            <text:p>165</text:p>
          </table:table-cell>
          <table:table-cell office:value-type="string"/>
          <table:table-cell office:value-type="string">
            <text:p>Mathilde 2022 </text:p>
          </table:table-cell>
          <table:table-cell office:value-type="string">
            <text:p>Innerlei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17yqdqc2kcqqhen3rr</text:p>
          </table:table-cell>
          <table:table-cell office:value-type="string">
            <text:p>ROSE</text:p>
          </table:table-cell>
          <table:table-cell office:value-type="string">
            <text:p>Blauburgunder Rosé Mathilde</text:p>
          </table:table-cell>
          <table:table-cell office:value-type="string">
            <text:p>Weingut Innerleiterhof</text:p>
          </table:table-cell>
          <table:table-cell office:value-type="float" office:value="34.58664">
            <text:p>34.58664</text:p>
          </table:table-cell>
        </table:table-row>
        <table:table-row>
          <table:table-cell office:value-type="string"/>
          <table:table-cell office:value-type="string">
            <text:p>166</text:p>
          </table:table-cell>
          <table:table-cell office:value-type="string"/>
          <table:table-cell office:value-type="string">
            <text:p>Morgenrot 2022 </text:p>
          </table:table-cell>
          <table:table-cell office:value-type="string">
            <text:p>Himmelreich-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azjy1awnftsmnp9nz</text:p>
          </table:table-cell>
          <table:table-cell office:value-type="string">
            <text:p>WHITE</text:p>
          </table:table-cell>
          <table:table-cell office:value-type="string">
            <text:p>Morgenrot</text:p>
          </table:table-cell>
          <table:table-cell office:value-type="string">
            <text:p>Himmelreich Hof</text:p>
          </table:table-cell>
          <table:table-cell office:value-type="float" office:value="47.258667">
            <text:p>47.258667</text:p>
          </table:table-cell>
        </table:table-row>
        <table:table-row>
          <table:table-cell office:value-type="string"/>
          <table:table-cell office:value-type="string">
            <text:p>167</text:p>
          </table:table-cell>
          <table:table-cell office:value-type="string"/>
          <table:table-cell office:value-type="string">
            <text:p>Flaschenpost 2018 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8">
            <text:p>2018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t0ytzxf3q579ch00q</text:p>
          </table:table-cell>
          <table:table-cell office:value-type="string">
            <text:p>ROSE</text:p>
          </table:table-cell>
          <table:table-cell office:value-type="string">
            <text:p>Flaschenpost Cuvée Rosé</text:p>
          </table:table-cell>
          <table:table-cell office:value-type="string">
            <text:p>Kiemberger</text:p>
          </table:table-cell>
          <table:table-cell office:value-type="float" office:value="42.4791">
            <text:p>42.4791</text:p>
          </table:table-cell>
        </table:table-row>
        <table:table-row>
          <table:table-cell office:value-type="string"/>
          <table:table-cell office:value-type="string">
            <text:p>168</text:p>
          </table:table-cell>
          <table:table-cell office:value-type="string"/>
          <table:table-cell office:value-type="string">
            <text:p>Rosa 2021 </text:p>
          </table:table-cell>
          <table:table-cell office:value-type="string">
            <text:p>Kellerei D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np5mcqj0zd2hf0c07a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Bottwartal Kellerei</text:p>
          </table:table-cell>
          <table:table-cell office:value-type="float" office:value="17.97727">
            <text:p>17.97727</text:p>
          </table:table-cell>
        </table:table-row>
        <table:table-row>
          <table:table-cell office:value-type="string"/>
          <table:table-cell office:value-type="string">
            <text:p>169</text:p>
          </table:table-cell>
          <table:table-cell office:value-type="string"/>
          <table:table-cell office:value-type="string">
            <text:p>Calafuria 2022 </text:p>
          </table:table-cell>
          <table:table-cell office:value-type="string">
            <text:p>Weingut 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ía di Calafuria</text:p>
          </table:table-cell>
          <table:table-cell office:value-type="string">
            <text:p>Tormaresca</text:p>
          </table:table-cell>
          <table:table-cell office:value-type="float" office:value="36.90033">
            <text:p>36.90033</text:p>
          </table:table-cell>
        </table:table-row>
        <table:table-row>
          <table:table-cell office:value-type="string"/>
          <table:table-cell office:value-type="string">
            <text:p>170</text:p>
          </table:table-cell>
          <table:table-cell office:value-type="string"/>
          <table:table-cell office:value-type="string">
            <text:p>Deciso </text:p>
          </table:table-cell>
          <table:table-cell office:value-type="string">
            <text:p>Vinuci Monteverde Sag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z82k9vge0ypy86y1p2zqvb</text:p>
          </table:table-cell>
          <table:table-cell office:value-type="string">
            <text:p>WHITE</text:p>
          </table:table-cell>
          <table:table-cell office:value-type="string">
            <text:p>Riesling Deciso dealcolizzato</text:p>
          </table:table-cell>
          <table:table-cell office:value-type="string">
            <text:p>VINUCI Monteverde Saggio</text:p>
          </table:table-cell>
          <table:table-cell office:value-type="float" office:value="57.737396">
            <text:p>57.737396</text:p>
          </table:table-cell>
        </table:table-row>
        <table:table-row>
          <table:table-cell office:value-type="string"/>
          <table:table-cell office:value-type="string">
            <text:p>171</text:p>
          </table:table-cell>
          <table:table-cell office:value-type="string"/>
          <table:table-cell office:value-type="string">
            <text:p>Flein Sauvignon Blanc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1677m9b4dmy8hh1gj</text:p>
          </table:table-cell>
          <table:table-cell office:value-type="string">
            <text:p>WHITE</text:p>
          </table:table-cell>
          <table:table-cell office:value-type="string">
            <text:p>Flein - Saft Vom Sauvignon Blanc Alkoholfrei</text:p>
          </table:table-cell>
          <table:table-cell office:value-type="string">
            <text:p>Cantina Kurtatsch</text:p>
          </table:table-cell>
          <table:table-cell office:value-type="float" office:value="31.663994">
            <text:p>31.663994</text:p>
          </table:table-cell>
        </table:table-row>
        <table:table-row>
          <table:table-cell office:value-type="string"/>
          <table:table-cell office:value-type="string">
            <text:p>172</text:p>
          </table:table-cell>
          <table:table-cell office:value-type="string"/>
          <table:table-cell office:value-type="string">
            <text:p>Flein Moscato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hh2mf3vqqvmfxtc42v</text:p>
          </table:table-cell>
          <table:table-cell office:value-type="string">
            <text:p>WHITE</text:p>
          </table:table-cell>
          <table:table-cell office:value-type="string">
            <text:p>Flein Saft Vom Moscato Giallo</text:p>
          </table:table-cell>
          <table:table-cell office:value-type="string">
            <text:p>Cantina Kurtatsch</text:p>
          </table:table-cell>
          <table:table-cell office:value-type="float" office:value="32.56595">
            <text:p>32.56595</text:p>
          </table:table-cell>
        </table:table-row>
        <table:table-row>
          <table:table-cell office:value-type="string"/>
          <table:table-cell office:value-type="string">
            <text:p>174</text:p>
          </table:table-cell>
          <table:table-cell office:value-type="string"/>
          <table:table-cell office:value-type="string">
            <text:p>Sof Toskana Rosé 2022 </text:p>
          </table:table-cell>
          <table:table-cell office:value-type="string">
            <text:p>Weingut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9vm7qzwpsdtaczwnr</text:p>
          </table:table-cell>
          <table:table-cell office:value-type="string">
            <text:p>ROSE</text:p>
          </table:table-cell>
          <table:table-cell office:value-type="string">
            <text:p>Sof Bibbona</text:p>
          </table:table-cell>
          <table:table-cell office:value-type="string">
            <text:p>Biserno</text:p>
          </table:table-cell>
          <table:table-cell office:value-type="float" office:value="37.221706">
            <text:p>37.221706</text:p>
          </table:table-cell>
        </table:table-row>
        <table:table-row>
          <table:table-cell office:value-type="string"/>
          <table:table-cell office:value-type="string">
            <text:p>175</text:p>
          </table:table-cell>
          <table:table-cell office:value-type="string"/>
          <table:table-cell office:value-type="string">
            <text:p>Leggero 2021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nvdt4fktwa1bww25v8</text:p>
          </table:table-cell>
          <table:table-cell office:value-type="string">
            <text:p>RED</text:p>
          </table:table-cell>
          <table:table-cell office:value-type="string">
            <text:p>Vino Rosso Leggero</text:p>
          </table:table-cell>
          <table:table-cell office:value-type="string">
            <text:p>Pranzegg</text:p>
          </table:table-cell>
          <table:table-cell office:value-type="float" office:value="39.32331">
            <text:p>39.32331</text:p>
          </table:table-cell>
        </table:table-row>
        <table:table-row>
          <table:table-cell office:value-type="string"/>
          <table:table-cell office:value-type="string">
            <text:p>176</text:p>
          </table:table-cell>
          <table:table-cell office:value-type="string"/>
          <table:table-cell office:value-type="string">
            <text:p>Quintessenz 2021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avqcdwjssnx99276</text:p>
          </table:table-cell>
          <table:table-cell office:value-type="string">
            <text:p>WHITE</text:p>
          </table:table-cell>
          <table:table-cell office:value-type="string">
            <text:p>Quintessenz Sauvignon</text:p>
          </table:table-cell>
          <table:table-cell office:value-type="string">
            <text:p>Kaltern</text:p>
          </table:table-cell>
          <table:table-cell office:value-type="float" office:value="33.60768">
            <text:p>33.60768</text:p>
          </table:table-cell>
        </table:table-row>
        <table:table-row>
          <table:table-cell office:value-type="string"/>
          <table:table-cell office:value-type="string">
            <text:p>177</text:p>
          </table:table-cell>
          <table:table-cell office:value-type="string"/>
          <table:table-cell office:value-type="string">
            <text:p>Upupa Rot Alte Reben 2021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hgfb6v60mx3bynph</text:p>
          </table:table-cell>
          <table:table-cell office:value-type="string">
            <text:p>RED</text:p>
          </table:table-cell>
          <table:table-cell office:value-type="string">
            <text:p>Vernatsch Upupa Rot</text:p>
          </table:table-cell>
          <table:table-cell office:value-type="string">
            <text:p>Weingut Abraham</text:p>
          </table:table-cell>
          <table:table-cell office:value-type="float" office:value="48.92765">
            <text:p>48.92765</text:p>
          </table:table-cell>
        </table:table-row>
        <table:table-row>
          <table:table-cell office:value-type="string"/>
          <table:table-cell office:value-type="string">
            <text:p>178</text:p>
          </table:table-cell>
          <table:table-cell office:value-type="string"/>
          <table:table-cell office:value-type="string">
            <text:p>Versal 2018</text:p>
          </table:table-cell>
          <table:table-cell office:value-type="string">
            <text:p>Weingut 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7jcjk8n8zag0gwdmp</text:p>
          </table:table-cell>
          <table:table-cell office:value-type="string">
            <text:p>RED</text:p>
          </table:table-cell>
          <table:table-cell office:value-type="string">
            <text:p>Versal</text:p>
          </table:table-cell>
          <table:table-cell office:value-type="string">
            <text:p>Weingut Oberstein</text:p>
          </table:table-cell>
          <table:table-cell office:value-type="float" office:value="45.777702">
            <text:p>45.777702</text:p>
          </table:table-cell>
        </table:table-row>
        <table:table-row>
          <table:table-cell office:value-type="string"/>
          <table:table-cell office:value-type="string">
            <text:p>179</text:p>
          </table:table-cell>
          <table:table-cell office:value-type="string"/>
          <table:table-cell office:value-type="string">
            <text:p>ROT 2019</text:p>
          </table:table-cell>
          <table:table-cell office:value-type="string">
            <text:p>Weinmanufaktur Luis Oberrau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n4kx2jf6enpe00nm3</text:p>
          </table:table-cell>
          <table:table-cell office:value-type="string">
            <text:p>RED</text:p>
          </table:table-cell>
          <table:table-cell office:value-type="string">
            <text:p>Scalamonte Rot</text:p>
          </table:table-cell>
          <table:table-cell office:value-type="string">
            <text:p>Brunner Weinmanufaktur</text:p>
          </table:table-cell>
          <table:table-cell office:value-type="float" office:value="24.11403">
            <text:p>24.11403</text:p>
          </table:table-cell>
        </table:table-row>
        <table:table-row>
          <table:table-cell office:value-type="string"/>
          <table:table-cell office:value-type="string">
            <text:p>180</text:p>
          </table:table-cell>
          <table:table-cell office:value-type="string"/>
          <table:table-cell office:value-type="string">
            <text:p>Fürst Meraner Vernatsch 2020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hsa2beq5dgzxah1wv</text:p>
          </table:table-cell>
          <table:table-cell office:value-type="string">
            <text:p>RED</text:p>
          </table:table-cell>
          <table:table-cell office:value-type="string">
            <text:p>Meraner Fürst</text:p>
          </table:table-cell>
          <table:table-cell office:value-type="string">
            <text:p>Kellerei Meran</text:p>
          </table:table-cell>
          <table:table-cell office:value-type="float" office:value="50.626938">
            <text:p>50.626938</text:p>
          </table:table-cell>
        </table:table-row>
        <table:table-row>
          <table:table-cell office:value-type="string"/>
          <table:table-cell office:value-type="string">
            <text:p>181</text:p>
          </table:table-cell>
          <table:table-cell office:value-type="string"/>
          <table:table-cell office:value-type="string">
            <text:p>St. Magdalener Classico 2020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46qcng65xzyefgmd8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Wassererhof</text:p>
          </table:table-cell>
          <table:table-cell office:value-type="float" office:value="50.20468">
            <text:p>50.20468</text:p>
          </table:table-cell>
        </table:table-row>
        <table:table-row>
          <table:table-cell office:value-type="string"/>
          <table:table-cell office:value-type="string">
            <text:p>182</text:p>
          </table:table-cell>
          <table:table-cell office:value-type="string"/>
          <table:table-cell office:value-type="string">
            <text:p>St. Magdalener Klassisch 2022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6g1h115m8gqb0wtq</text:p>
          </table:table-cell>
          <table:table-cell office:value-type="string">
            <text:p>RED</text:p>
          </table:table-cell>
          <table:table-cell office:value-type="string">
            <text:p>St. Magdalener Klassisch</text:p>
          </table:table-cell>
          <table:table-cell office:value-type="string">
            <text:p>Erbhof Unterganzner</text:p>
          </table:table-cell>
          <table:table-cell office:value-type="float" office:value="66.34744">
            <text:p>66.34744</text:p>
          </table:table-cell>
        </table:table-row>
        <table:table-row>
          <table:table-cell office:value-type="string"/>
          <table:table-cell office:value-type="string">
            <text:p>183</text:p>
          </table:table-cell>
          <table:table-cell office:value-type="string"/>
          <table:table-cell office:value-type="string">
            <text:p>Kalterersee Auslese Sea 2021</text:p>
          </table:table-cell>
          <table:table-cell office:value-type="string">
            <text:p>Weingut 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mekg6ad99pvwwehgh</text:p>
          </table:table-cell>
          <table:table-cell office:value-type="string">
            <text:p>RED</text:p>
          </table:table-cell>
          <table:table-cell office:value-type="string">
            <text:p>Sea Kalterersee Auslese Klassisch</text:p>
          </table:table-cell>
          <table:table-cell office:value-type="string">
            <text:p>Weingut Andi Sölva</text:p>
          </table:table-cell>
          <table:table-cell office:value-type="float" office:value="49.793682">
            <text:p>49.793682</text:p>
          </table:table-cell>
        </table:table-row>
        <table:table-row>
          <table:table-cell office:value-type="string"/>
          <table:table-cell office:value-type="string">
            <text:p>184</text:p>
          </table:table-cell>
          <table:table-cell office:value-type="string"/>
          <table:table-cell office:value-type="string">
            <text:p>Gant 2020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31.197815">
            <text:p>31.197815</text:p>
          </table:table-cell>
        </table:table-row>
        <table:table-row>
          <table:table-cell office:value-type="string"/>
          <table:table-cell office:value-type="string">
            <text:p>185</text:p>
          </table:table-cell>
          <table:table-cell office:value-type="string"/>
          <table:table-cell office:value-type="string">
            <text:p>Siebeneich Merlot Riserva 2020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olterenzio (Schreckbichl)</text:p>
          </table:table-cell>
          <table:table-cell office:value-type="float" office:value="39.707047">
            <text:p>39.707047</text:p>
          </table:table-cell>
        </table:table-row>
        <table:table-row>
          <table:table-cell office:value-type="string"/>
          <table:table-cell office:value-type="string">
            <text:p>186</text:p>
          </table:table-cell>
          <table:table-cell office:value-type="string"/>
          <table:table-cell office:value-type="string">
            <text:p>Merlot 2023</text:p>
          </table:table-cell>
          <table:table-cell office:value-type="string">
            <text:p>Weingut 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hwfyrtm8xdtxbj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Elena Walch</text:p>
          </table:table-cell>
          <table:table-cell office:value-type="float" office:value="42.87018">
            <text:p>42.87018</text:p>
          </table:table-cell>
        </table:table-row>
        <table:table-row>
          <table:table-cell office:value-type="string"/>
          <table:table-cell office:value-type="string">
            <text:p>187</text:p>
          </table:table-cell>
          <table:table-cell office:value-type="string"/>
          <table:table-cell office:value-type="string">
            <text:p>Vigna Kressfeld Merlot Riserva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Merlot Riserva Kressfeld</text:p>
          </table:table-cell>
          <table:table-cell office:value-type="string">
            <text:p>Kornell</text:p>
          </table:table-cell>
          <table:table-cell office:value-type="float" office:value="44.093964">
            <text:p>44.093964</text:p>
          </table:table-cell>
        </table:table-row>
        <table:table-row>
          <table:table-cell office:value-type="string"/>
          <table:table-cell office:value-type="string">
            <text:p>188</text:p>
          </table:table-cell>
          <table:table-cell office:value-type="string"/>
          <table:table-cell office:value-type="string">
            <text:p>Vigna Kressfeld Merlot Riserva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Merlot Riserva Kressfeld</text:p>
          </table:table-cell>
          <table:table-cell office:value-type="string">
            <text:p>Kornell</text:p>
          </table:table-cell>
          <table:table-cell office:value-type="float" office:value="44.093964">
            <text:p>44.093964</text:p>
          </table:table-cell>
        </table:table-row>
        <table:table-row>
          <table:table-cell office:value-type="string"/>
          <table:table-cell office:value-type="string">
            <text:p>189</text:p>
          </table:table-cell>
          <table:table-cell office:value-type="string"/>
          <table:table-cell office:value-type="string">
            <text:p>Merlot Riserva Nussbaum 2020</text:p>
          </table:table-cell>
          <table:table-cell office:value-type="string">
            <text:p>Weingut 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j622h1sqhppdwzq1</text:p>
          </table:table-cell>
          <table:table-cell office:value-type="string">
            <text:p>RED</text:p>
          </table:table-cell>
          <table:table-cell office:value-type="string">
            <text:p>Nussbaum Merlot Riserva</text:p>
          </table:table-cell>
          <table:table-cell office:value-type="string">
            <text:p>Klosterhof</text:p>
          </table:table-cell>
          <table:table-cell office:value-type="float" office:value="38.44504">
            <text:p>38.44504</text:p>
          </table:table-cell>
        </table:table-row>
        <table:table-row>
          <table:table-cell office:value-type="string"/>
          <table:table-cell office:value-type="string">
            <text:p>190</text:p>
          </table:table-cell>
          <table:table-cell office:value-type="string"/>
          <table:table-cell office:value-type="string">
            <text:p>Merlot Riserva 2019</text:p>
          </table:table-cell>
          <table:table-cell office:value-type="string">
            <text:p>Schlossweingut Stachlburg Baron von Kripp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tw50pvwege1fzkd8</text:p>
          </table:table-cell>
          <table:table-cell office:value-type="string">
            <text:p>RED</text:p>
          </table:table-cell>
          <table:table-cell office:value-type="string">
            <text:p>Merlot Riserva Wolfsthurn</text:p>
          </table:table-cell>
          <table:table-cell office:value-type="string">
            <text:p>Stachlburg</text:p>
          </table:table-cell>
          <table:table-cell office:value-type="float" office:value="34.919155">
            <text:p>34.919155</text:p>
          </table:table-cell>
        </table:table-row>
        <table:table-row>
          <table:table-cell office:value-type="string"/>
          <table:table-cell office:value-type="string">
            <text:p>191</text:p>
          </table:table-cell>
          <table:table-cell office:value-type="string"/>
          <table:table-cell office:value-type="string">
            <text:p>Levad 2020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float" office:value="54.073566">
            <text:p>54.073566</text:p>
          </table:table-cell>
        </table:table-row>
        <table:table-row>
          <table:table-cell office:value-type="string"/>
          <table:table-cell office:value-type="string">
            <text:p>192</text:p>
          </table:table-cell>
          <table:table-cell office:value-type="string"/>
          <table:table-cell office:value-type="string">
            <text:p>DJJ Merlot Riserva 2021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r873f0xw45ymkp9t</text:p>
          </table:table-cell>
          <table:table-cell office:value-type="string">
            <text:p>RED</text:p>
          </table:table-cell>
          <table:table-cell office:value-type="string">
            <text:p>DJJ Merlot Riserva</text:p>
          </table:table-cell>
          <table:table-cell office:value-type="string">
            <text:p>Niklas</text:p>
          </table:table-cell>
          <table:table-cell office:value-type="float" office:value="43.325542">
            <text:p>43.325542</text:p>
          </table:table-cell>
        </table:table-row>
        <table:table-row>
          <table:table-cell office:value-type="string"/>
          <table:table-cell office:value-type="string">
            <text:p>193</text:p>
          </table:table-cell>
          <table:table-cell office:value-type="string"/>
          <table:table-cell office:value-type="string">
            <text:p>Brenntal Merlot Riserva 2020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8.707947">
            <text:p>38.707947</text:p>
          </table:table-cell>
        </table:table-row>
        <table:table-row>
          <table:table-cell office:value-type="string"/>
          <table:table-cell office:value-type="string">
            <text:p>194</text:p>
          </table:table-cell>
          <table:table-cell office:value-type="string"/>
          <table:table-cell office:value-type="string">
            <text:p>Siebeneich Merlot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58.185524">
            <text:p>58.185524</text:p>
          </table:table-cell>
        </table:table-row>
        <table:table-row>
          <table:table-cell office:value-type="string"/>
          <table:table-cell office:value-type="string">
            <text:p>195</text:p>
          </table:table-cell>
          <table:table-cell office:value-type="string"/>
          <table:table-cell office:value-type="string">
            <text:p>Siebeneich Merlot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58.185524">
            <text:p>58.185524</text:p>
          </table:table-cell>
        </table:table-row>
        <table:table-row>
          <table:table-cell office:value-type="string"/>
          <table:table-cell office:value-type="string">
            <text:p>198</text:p>
          </table:table-cell>
          <table:table-cell office:value-type="string"/>
          <table:table-cell office:value-type="string">
            <text:p>Monticol Riserva 2020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Kellerei Terlan / Cantina Terlano</text:p>
          </table:table-cell>
          <table:table-cell office:value-type="float" office:value="52.573837">
            <text:p>52.573837</text:p>
          </table:table-cell>
        </table:table-row>
        <table:table-row>
          <table:table-cell office:value-type="string"/>
          <table:table-cell office:value-type="string">
            <text:p>199</text:p>
          </table:table-cell>
          <table:table-cell office:value-type="string"/>
          <table:table-cell office:value-type="string">
            <text:p>Schwarze Madonna</text:p>
          </table:table-cell>
          <table:table-cell office:value-type="string">
            <text:p>Weingut 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4.957043">
            <text:p>34.957043</text:p>
          </table:table-cell>
        </table:table-row>
        <table:table-row>
          <table:table-cell office:value-type="string"/>
          <table:table-cell office:value-type="string">
            <text:p>200</text:p>
          </table:table-cell>
          <table:table-cell office:value-type="string"/>
          <table:table-cell office:value-type="string">
            <text:p>Schwarze Madonna</text:p>
          </table:table-cell>
          <table:table-cell office:value-type="string">
            <text:p>Weingut 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4.957043">
            <text:p>34.957043</text:p>
          </table:table-cell>
        </table:table-row>
        <table:table-row>
          <table:table-cell office:value-type="string"/>
          <table:table-cell office:value-type="string">
            <text:p>201</text:p>
          </table:table-cell>
          <table:table-cell office:value-type="string"/>
          <table:table-cell office:value-type="string">
            <text:p>Burgum Novum Riserva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45.418907">
            <text:p>45.418907</text:p>
          </table:table-cell>
        </table:table-row>
        <table:table-row>
          <table:table-cell office:value-type="string"/>
          <table:table-cell office:value-type="string">
            <text:p>202</text:p>
          </table:table-cell>
          <table:table-cell office:value-type="string"/>
          <table:table-cell office:value-type="string">
            <text:p>Burgum Novum Riserva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326pjr7eptg3ks27</text:p>
          </table:table-cell>
          <table:table-cell office:value-type="string">
            <text:p>RED</text:p>
          </table:table-cell>
          <table:table-cell office:value-type="string">
            <text:p>Lagrein Riserva Burgum Novum</text:p>
          </table:table-cell>
          <table:table-cell office:value-type="string">
            <text:p>Castelfeder</text:p>
          </table:table-cell>
          <table:table-cell office:value-type="float" office:value="45.418907">
            <text:p>45.418907</text:p>
          </table:table-cell>
        </table:table-row>
        <table:table-row>
          <table:table-cell office:value-type="string"/>
          <table:table-cell office:value-type="string">
            <text:p>203</text:p>
          </table:table-cell>
          <table:table-cell office:value-type="string"/>
          <table:table-cell office:value-type="string">
            <text:p>Amantus 2021</text:p>
          </table:table-cell>
          <table:table-cell office:value-type="string">
            <text:p>Weingut 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gp9963tk23ecr5b9y8</text:p>
          </table:table-cell>
          <table:table-cell office:value-type="string">
            <text:p>RED</text:p>
          </table:table-cell>
          <table:table-cell office:value-type="string">
            <text:p>Amantus</text:p>
          </table:table-cell>
          <table:table-cell office:value-type="string">
            <text:p>Eichenstein</text:p>
          </table:table-cell>
          <table:table-cell office:value-type="float" office:value="43.010723">
            <text:p>43.010723</text:p>
          </table:table-cell>
        </table:table-row>
        <table:table-row>
          <table:table-cell office:value-type="string"/>
          <table:table-cell office:value-type="string">
            <text:p>204</text:p>
          </table:table-cell>
          <table:table-cell office:value-type="string"/>
          <table:table-cell office:value-type="string">
            <text:p>Blauburgunder Riserva Vigna Kofl 2020</text:p>
          </table:table-cell>
          <table:table-cell office:value-type="string">
            <text:p>Weingut 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km3me5609hqtywhcm</text:p>
          </table:table-cell>
          <table:table-cell office:value-type="string">
            <text:p>RED</text:p>
          </table:table-cell>
          <table:table-cell office:value-type="string">
            <text:p>Vigna Kofl Pinot Noir Riserva</text:p>
          </table:table-cell>
          <table:table-cell office:value-type="string">
            <text:p>Peter Zemmer</text:p>
          </table:table-cell>
          <table:table-cell office:value-type="float" office:value="47.840485">
            <text:p>47.840485</text:p>
          </table:table-cell>
        </table:table-row>
        <table:table-row>
          <table:table-cell office:value-type="string"/>
          <table:table-cell office:value-type="string">
            <text:p>205</text:p>
          </table:table-cell>
          <table:table-cell office:value-type="string"/>
          <table:table-cell office:value-type="string">
            <text:p>Pigeno 2020</text:p>
          </table:table-cell>
          <table:table-cell office:value-type="string">
            <text:p>Weingut 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39.87444">
            <text:p>39.87444</text:p>
          </table:table-cell>
        </table:table-row>
        <table:table-row>
          <table:table-cell office:value-type="string"/>
          <table:table-cell office:value-type="string">
            <text:p>206</text:p>
          </table:table-cell>
          <table:table-cell office:value-type="string"/>
          <table:table-cell office:value-type="string">
            <text:p>Pinot Nero 2022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ykavgqfmt3gs73av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Andrian</text:p>
          </table:table-cell>
          <table:table-cell office:value-type="float" office:value="26.346937">
            <text:p>26.346937</text:p>
          </table:table-cell>
        </table:table-row>
        <table:table-row>
          <table:table-cell office:value-type="string"/>
          <table:table-cell office:value-type="string">
            <text:p>207</text:p>
          </table:table-cell>
          <table:table-cell office:value-type="string"/>
          <table:table-cell office:value-type="string">
            <text:p>Barthenau Vigna S. Urbano 2018</text:p>
          </table:table-cell>
          <table:table-cell office:value-type="string">
            <text:p>Weingut 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54.921253">
            <text:p>54.921253</text:p>
          </table:table-cell>
        </table:table-row>
        <table:table-row>
          <table:table-cell office:value-type="string"/>
          <table:table-cell office:value-type="string">
            <text:p>208</text:p>
          </table:table-cell>
          <table:table-cell office:value-type="string"/>
          <table:table-cell office:value-type="string">
            <text:p>Blauburgunder Riserva 2021</text:p>
          </table:table-cell>
          <table:table-cell office:value-type="string">
            <text:p>Weinhof 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0gm7taz9qrtkb2pw</text:p>
          </table:table-cell>
          <table:table-cell office:value-type="string">
            <text:p>RED</text:p>
          </table:table-cell>
          <table:table-cell office:value-type="string">
            <text:p>Südtiroler Blauburgunder</text:p>
          </table:table-cell>
          <table:table-cell office:value-type="string">
            <text:p>Prackfol</text:p>
          </table:table-cell>
          <table:table-cell office:value-type="float" office:value="37.12833">
            <text:p>37.12833</text:p>
          </table:table-cell>
        </table:table-row>
        <table:table-row>
          <table:table-cell office:value-type="string"/>
          <table:table-cell office:value-type="string">
            <text:p>209</text:p>
          </table:table-cell>
          <table:table-cell office:value-type="string"/>
          <table:table-cell office:value-type="string">
            <text:p>Blauburgunder vom Roten Kalk 2020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gr0k98y78rggb3b5spqys</text:p>
          </table:table-cell>
          <table:table-cell office:value-type="string">
            <text:p>RED</text:p>
          </table:table-cell>
          <table:table-cell office:value-type="string">
            <text:p>Blauburgunder Vom Roten Kalk</text:p>
          </table:table-cell>
          <table:table-cell office:value-type="string">
            <text:p>Weingut Abraham</text:p>
          </table:table-cell>
          <table:table-cell office:value-type="float" office:value="56.78019">
            <text:p>56.78019</text:p>
          </table:table-cell>
        </table:table-row>
        <table:table-row>
          <table:table-cell office:value-type="string"/>
          <table:table-cell office:value-type="string">
            <text:p>210</text:p>
          </table:table-cell>
          <table:table-cell office:value-type="string"/>
          <table:table-cell office:value-type="string">
            <text:p>Wildmonn Riserva 2020</text:p>
          </table:table-cell>
          <table:table-cell office:value-type="string">
            <text:p>Weingut 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9.4534">
            <text:p>39.4534</text:p>
          </table:table-cell>
        </table:table-row>
        <table:table-row>
          <table:table-cell office:value-type="string"/>
          <table:table-cell office:value-type="string">
            <text:p>211</text:p>
          </table:table-cell>
          <table:table-cell office:value-type="string"/>
          <table:table-cell office:value-type="string">
            <text:p>Südtiroler Blauburgunder Mazzon 2019</text:p>
          </table:table-cell>
          <table:table-cell office:value-type="string">
            <text:p>Weingut 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6eyk0vrp2w5w8h4ff</text:p>
          </table:table-cell>
          <table:table-cell office:value-type="string">
            <text:p>RED</text:p>
          </table:table-cell>
          <table:table-cell office:value-type="string">
            <text:p>Südtiroler Blauburgunder Riserva Mazzon</text:p>
          </table:table-cell>
          <table:table-cell office:value-type="string">
            <text:p>Weingut Gottardi</text:p>
          </table:table-cell>
          <table:table-cell office:value-type="float" office:value="52.24842">
            <text:p>52.24842</text:p>
          </table:table-cell>
        </table:table-row>
        <table:table-row>
          <table:table-cell office:value-type="string"/>
          <table:table-cell office:value-type="string">
            <text:p>212</text:p>
          </table:table-cell>
          <table:table-cell office:value-type="string"/>
          <table:table-cell office:value-type="string">
            <text:p>Lagrein 2020</text:p>
          </table:table-cell>
          <table:table-cell office:value-type="string">
            <text:p>Weinmanufaktur Luis Oberrau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87je0es7w2p2gj0tb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Luis</text:p>
          </table:table-cell>
          <table:table-cell office:value-type="float" office:value="24.272785">
            <text:p>24.272785</text:p>
          </table:table-cell>
        </table:table-row>
        <table:table-row>
          <table:table-cell office:value-type="string"/>
          <table:table-cell office:value-type="string">
            <text:p>213</text:p>
          </table:table-cell>
          <table:table-cell office:value-type="string"/>
          <table:table-cell office:value-type="string">
            <text:p>Gries Riserva 2021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ach7bbmsg2nehj3</text:p>
          </table:table-cell>
          <table:table-cell office:value-type="string">
            <text:p>RED</text:p>
          </table:table-cell>
          <table:table-cell office:value-type="string">
            <text:p>Lagrein Riserva Gries</text:p>
          </table:table-cell>
          <table:table-cell office:value-type="string">
            <text:p>Kellerei Terlan / Cantina Terlano</text:p>
          </table:table-cell>
          <table:table-cell office:value-type="float" office:value="46.7592">
            <text:p>46.7592</text:p>
          </table:table-cell>
        </table:table-row>
        <table:table-row>
          <table:table-cell office:value-type="string"/>
          <table:table-cell office:value-type="string">
            <text:p>214</text:p>
          </table:table-cell>
          <table:table-cell office:value-type="string"/>
          <table:table-cell office:value-type="string">
            <text:p>Taber Riserva 2021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8.96736">
            <text:p>38.96736</text:p>
          </table:table-cell>
        </table:table-row>
        <table:table-row>
          <table:table-cell office:value-type="string"/>
          <table:table-cell office:value-type="string">
            <text:p>215</text:p>
          </table:table-cell>
          <table:table-cell office:value-type="string"/>
          <table:table-cell office:value-type="string">
            <text:p>Perl 2022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9wf5mefat3mtejex</text:p>
          </table:table-cell>
          <table:table-cell office:value-type="string">
            <text:p>RED</text:p>
          </table:table-cell>
          <table:table-cell office:value-type="string">
            <text:p>Lagrein Perl</text:p>
          </table:table-cell>
          <table:table-cell office:value-type="string">
            <text:p>Kellerei Bozen / Cantina Bolzano</text:p>
          </table:table-cell>
          <table:table-cell office:value-type="float" office:value="33.045265">
            <text:p>33.045265</text:p>
          </table:table-cell>
        </table:table-row>
        <table:table-row>
          <table:table-cell office:value-type="string"/>
          <table:table-cell office:value-type="string">
            <text:p>216</text:p>
          </table:table-cell>
          <table:table-cell office:value-type="string"/>
          <table:table-cell office:value-type="string">
            <text:p>Porphyr Riserva 2020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2.641357">
            <text:p>52.641357</text:p>
          </table:table-cell>
        </table:table-row>
        <table:table-row>
          <table:table-cell office:value-type="string"/>
          <table:table-cell office:value-type="string">
            <text:p>217</text:p>
          </table:table-cell>
          <table:table-cell office:value-type="string"/>
          <table:table-cell office:value-type="string">
            <text:p>Rotes Bergwerk 2018</text:p>
          </table:table-cell>
          <table:table-cell office:value-type="string">
            <text:p>Weingut 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tvpddgtfj7yt9280n</text:p>
          </table:table-cell>
          <table:table-cell office:value-type="string">
            <text:p>RED</text:p>
          </table:table-cell>
          <table:table-cell office:value-type="string">
            <text:p>Lagrein Riserva Rotes Bergwerk</text:p>
          </table:table-cell>
          <table:table-cell office:value-type="string">
            <text:p>Kiemberger</text:p>
          </table:table-cell>
          <table:table-cell office:value-type="float" office:value="41.29943">
            <text:p>41.29943</text:p>
          </table:table-cell>
        </table:table-row>
        <table:table-row>
          <table:table-cell office:value-type="string"/>
          <table:table-cell office:value-type="string">
            <text:p>218</text:p>
          </table:table-cell>
          <table:table-cell office:value-type="string"/>
          <table:table-cell office:value-type="string">
            <text:p>Lagrein Riserva Weingarten Klosteranger 2020</text:p>
          </table:table-cell>
          <table:table-cell office:value-type="string">
            <text:p>Klosterkellerei 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300">
            <text:p>10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67.56015">
            <text:p>67.56015</text:p>
          </table:table-cell>
        </table:table-row>
        <table:table-row>
          <table:table-cell office:value-type="string"/>
          <table:table-cell office:value-type="string">
            <text:p>219</text:p>
          </table:table-cell>
          <table:table-cell office:value-type="string"/>
          <table:table-cell office:value-type="string">
            <text:p>Segen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djfgwfcy9b346c9t</text:p>
          </table:table-cell>
          <table:table-cell office:value-type="string">
            <text:p>RED</text:p>
          </table:table-cell>
          <table:table-cell office:value-type="string">
            <text:p>Segen Lagrein Riserva</text:p>
          </table:table-cell>
          <table:table-cell office:value-type="string">
            <text:p>Kellerei Meran</text:p>
          </table:table-cell>
          <table:table-cell office:value-type="float" office:value="46.035187">
            <text:p>46.035187</text:p>
          </table:table-cell>
        </table:table-row>
        <table:table-row>
          <table:table-cell office:value-type="string"/>
          <table:table-cell office:value-type="string">
            <text:p>220</text:p>
          </table:table-cell>
          <table:table-cell office:value-type="string"/>
          <table:table-cell office:value-type="string">
            <text:p>Segen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djfgwfcy9b346c9t</text:p>
          </table:table-cell>
          <table:table-cell office:value-type="string">
            <text:p>RED</text:p>
          </table:table-cell>
          <table:table-cell office:value-type="string">
            <text:p>Segen Lagrein Riserva</text:p>
          </table:table-cell>
          <table:table-cell office:value-type="string">
            <text:p>Kellerei Meran</text:p>
          </table:table-cell>
          <table:table-cell office:value-type="float" office:value="46.035187">
            <text:p>46.035187</text:p>
          </table:table-cell>
        </table:table-row>
        <table:table-row>
          <table:table-cell office:value-type="string"/>
          <table:table-cell office:value-type="string">
            <text:p>221</text:p>
          </table:table-cell>
          <table:table-cell office:value-type="string"/>
          <table:table-cell office:value-type="string">
            <text:p>Segen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djfgwfcy9b346c9t</text:p>
          </table:table-cell>
          <table:table-cell office:value-type="string">
            <text:p>RED</text:p>
          </table:table-cell>
          <table:table-cell office:value-type="string">
            <text:p>Segen Lagrein Riserva</text:p>
          </table:table-cell>
          <table:table-cell office:value-type="string">
            <text:p>Kellerei Meran</text:p>
          </table:table-cell>
          <table:table-cell office:value-type="float" office:value="46.035187">
            <text:p>46.035187</text:p>
          </table:table-cell>
        </table:table-row>
        <table:table-row>
          <table:table-cell office:value-type="string"/>
          <table:table-cell office:value-type="string">
            <text:p>222</text:p>
          </table:table-cell>
          <table:table-cell office:value-type="string"/>
          <table:table-cell office:value-type="string">
            <text:p>Prestige Grieser Lagrein Riserva 2020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w7jf5cfc2n6dyeej</text:p>
          </table:table-cell>
          <table:table-cell office:value-type="string">
            <text:p>RED</text:p>
          </table:table-cell>
          <table:table-cell office:value-type="string">
            <text:p>Grieser Lagrein Prestige Riserva</text:p>
          </table:table-cell>
          <table:table-cell office:value-type="string">
            <text:p>Kellerei Bozen / Cantina Bolzano</text:p>
          </table:table-cell>
          <table:table-cell office:value-type="float" office:value="47.03996">
            <text:p>47.03996</text:p>
          </table:table-cell>
        </table:table-row>
        <table:table-row>
          <table:table-cell office:value-type="string"/>
          <table:table-cell office:value-type="string">
            <text:p>223</text:p>
          </table:table-cell>
          <table:table-cell office:value-type="string"/>
          <table:table-cell office:value-type="string">
            <text:p>Laianus Riserva 2018</text:p>
          </table:table-cell>
          <table:table-cell office:value-type="string">
            <text:p>Weingut 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gv0mphgxm93r08fhw</text:p>
          </table:table-cell>
          <table:table-cell office:value-type="string">
            <text:p>RED</text:p>
          </table:table-cell>
          <table:table-cell office:value-type="string">
            <text:p>Laianus Lagrein Riserva</text:p>
          </table:table-cell>
          <table:table-cell office:value-type="string">
            <text:p>Klaus Lentsch</text:p>
          </table:table-cell>
          <table:table-cell office:value-type="float" office:value="50.005165">
            <text:p>50.005165</text:p>
          </table:table-cell>
        </table:table-row>
        <table:table-row>
          <table:table-cell office:value-type="string"/>
          <table:table-cell office:value-type="string">
            <text:p>224</text:p>
          </table:table-cell>
          <table:table-cell office:value-type="string"/>
          <table:table-cell office:value-type="string">
            <text:p>Mirell Riserva 2020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56.28766">
            <text:p>56.28766</text:p>
          </table:table-cell>
        </table:table-row>
        <table:table-row>
          <table:table-cell office:value-type="string"/>
          <table:table-cell office:value-type="string">
            <text:p>225</text:p>
          </table:table-cell>
          <table:table-cell office:value-type="string"/>
          <table:table-cell office:value-type="string">
            <text:p>Lamarein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7.13686">
            <text:p>57.13686</text:p>
          </table:table-cell>
        </table:table-row>
        <table:table-row>
          <table:table-cell office:value-type="string"/>
          <table:table-cell office:value-type="string">
            <text:p>226</text:p>
          </table:table-cell>
          <table:table-cell office:value-type="string"/>
          <table:table-cell office:value-type="string">
            <text:p>Lamarein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600">
            <text:p>13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7.13686">
            <text:p>57.13686</text:p>
          </table:table-cell>
        </table:table-row>
        <table:table-row>
          <table:table-cell office:value-type="string"/>
          <table:table-cell office:value-type="string">
            <text:p>227</text:p>
          </table:table-cell>
          <table:table-cell office:value-type="string"/>
          <table:table-cell office:value-type="string">
            <text:p>Sass Roà Riserva 2020</text:p>
          </table:table-cell>
          <table:table-cell office:value-type="string">
            <text:p>Landesweingut 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7casdabj21s14q2n</text:p>
          </table:table-cell>
          <table:table-cell office:value-type="string">
            <text:p>RED</text:p>
          </table:table-cell>
          <table:table-cell office:value-type="string">
            <text:p>Cabernet Sauvignon Riserva Sass Roà</text:p>
          </table:table-cell>
          <table:table-cell office:value-type="string">
            <text:p>Laimburg</text:p>
          </table:table-cell>
          <table:table-cell office:value-type="float" office:value="41.61532">
            <text:p>41.61532</text:p>
          </table:table-cell>
        </table:table-row>
        <table:table-row>
          <table:table-cell office:value-type="string"/>
          <table:table-cell office:value-type="string">
            <text:p>228</text:p>
          </table:table-cell>
          <table:table-cell office:value-type="string"/>
          <table:table-cell office:value-type="string">
            <text:p>Kirchhügel Riserva 2020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j3ae03131n9q396b</text:p>
          </table:table-cell>
          <table:table-cell office:value-type="string">
            <text:p>RED</text:p>
          </table:table-cell>
          <table:table-cell office:value-type="string">
            <text:p>Cabernet Riserva Kirchhügel</text:p>
          </table:table-cell>
          <table:table-cell office:value-type="string">
            <text:p>Cantina Kurtatsch</text:p>
          </table:table-cell>
          <table:table-cell office:value-type="float" office:value="37.165142">
            <text:p>37.165142</text:p>
          </table:table-cell>
        </table:table-row>
        <table:table-row>
          <table:table-cell office:value-type="string"/>
          <table:table-cell office:value-type="string">
            <text:p>229</text:p>
          </table:table-cell>
          <table:table-cell office:value-type="string"/>
          <table:table-cell office:value-type="string">
            <text:p>COR Römigberg 2018</text:p>
          </table:table-cell>
          <table:table-cell office:value-type="string">
            <text:p>Weingut 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9.651695">
            <text:p>49.651695</text:p>
          </table:table-cell>
        </table:table-row>
        <table:table-row>
          <table:table-cell office:value-type="string"/>
          <table:table-cell office:value-type="string">
            <text:p>230</text:p>
          </table:table-cell>
          <table:table-cell office:value-type="string"/>
          <table:table-cell office:value-type="string">
            <text:p>Freienfeld Riserva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61c48n6cea8e6rtf</text:p>
          </table:table-cell>
          <table:table-cell office:value-type="string">
            <text:p>WHITE</text:p>
          </table:table-cell>
          <table:table-cell office:value-type="string">
            <text:p>Chardonnay Riserva Freienfeld</text:p>
          </table:table-cell>
          <table:table-cell office:value-type="string">
            <text:p>Cantina Kurtatsch</text:p>
          </table:table-cell>
          <table:table-cell office:value-type="float" office:value="35.81394">
            <text:p>35.81394</text:p>
          </table:table-cell>
        </table:table-row>
        <table:table-row>
          <table:table-cell office:value-type="string"/>
          <table:table-cell office:value-type="string">
            <text:p>231</text:p>
          </table:table-cell>
          <table:table-cell office:value-type="string"/>
          <table:table-cell office:value-type="string">
            <text:p>Freienfeld Riserva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61c48n6cea8e6rtf</text:p>
          </table:table-cell>
          <table:table-cell office:value-type="string">
            <text:p>WHITE</text:p>
          </table:table-cell>
          <table:table-cell office:value-type="string">
            <text:p>Chardonnay Riserva Freienfeld</text:p>
          </table:table-cell>
          <table:table-cell office:value-type="string">
            <text:p>Cantina Kurtatsch</text:p>
          </table:table-cell>
          <table:table-cell office:value-type="float" office:value="35.81394">
            <text:p>35.81394</text:p>
          </table:table-cell>
        </table:table-row>
        <table:table-row>
          <table:table-cell office:value-type="string"/>
          <table:table-cell office:value-type="string">
            <text:p>232</text:p>
          </table:table-cell>
          <table:table-cell office:value-type="string"/>
          <table:table-cell office:value-type="string">
            <text:p>Mumelter Riserva 2019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39.858402">
            <text:p>39.858402</text:p>
          </table:table-cell>
        </table:table-row>
        <table:table-row>
          <table:table-cell office:value-type="string"/>
          <table:table-cell office:value-type="string">
            <text:p>233</text:p>
          </table:table-cell>
          <table:table-cell office:value-type="string"/>
          <table:table-cell office:value-type="string">
            <text:p>Staffes Riserva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39.046883">
            <text:p>39.046883</text:p>
          </table:table-cell>
        </table:table-row>
        <table:table-row>
          <table:table-cell office:value-type="string"/>
          <table:table-cell office:value-type="string">
            <text:p>234</text:p>
          </table:table-cell>
          <table:table-cell office:value-type="string"/>
          <table:table-cell office:value-type="string">
            <text:p>Staffes Riserva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39.046883">
            <text:p>39.046883</text:p>
          </table:table-cell>
        </table:table-row>
        <table:table-row>
          <table:table-cell office:value-type="string"/>
          <table:table-cell office:value-type="string">
            <text:p>235</text:p>
          </table:table-cell>
          <table:table-cell office:value-type="string"/>
          <table:table-cell office:value-type="string">
            <text:p>Quintessenz Riserva 2020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altern</text:p>
          </table:table-cell>
          <table:table-cell office:value-type="float" office:value="34.349747">
            <text:p>34.349747</text:p>
          </table:table-cell>
        </table:table-row>
        <table:table-row>
          <table:table-cell office:value-type="string"/>
          <table:table-cell office:value-type="string">
            <text:p>236</text:p>
          </table:table-cell>
          <table:table-cell office:value-type="string"/>
          <table:table-cell office:value-type="string">
            <text:p>Cabernet Riserva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v9hs68tw6yk6x62d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ssererhof</text:p>
          </table:table-cell>
          <table:table-cell office:value-type="float" office:value="37.14954">
            <text:p>37.14954</text:p>
          </table:table-cell>
        </table:table-row>
        <table:table-row>
          <table:table-cell office:value-type="string"/>
          <table:table-cell office:value-type="string">
            <text:p>237</text:p>
          </table:table-cell>
          <table:table-cell office:value-type="string"/>
          <table:table-cell office:value-type="string">
            <text:p>Cabernet Riserva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v9hs68tw6yk6x62d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ssererhof</text:p>
          </table:table-cell>
          <table:table-cell office:value-type="float" office:value="37.14954">
            <text:p>37.14954</text:p>
          </table:table-cell>
        </table:table-row>
        <table:table-row>
          <table:table-cell office:value-type="string"/>
          <table:table-cell office:value-type="string">
            <text:p>238</text:p>
          </table:table-cell>
          <table:table-cell office:value-type="string"/>
          <table:table-cell office:value-type="string">
            <text:p>Cabernet Riserva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v9hs68tw6yk6x62d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ssererhof</text:p>
          </table:table-cell>
          <table:table-cell office:value-type="float" office:value="37.14954">
            <text:p>37.14954</text:p>
          </table:table-cell>
        </table:table-row>
        <table:table-row>
          <table:table-cell office:value-type="string"/>
          <table:table-cell office:value-type="string">
            <text:p>239</text:p>
          </table:table-cell>
          <table:table-cell office:value-type="string"/>
          <table:table-cell office:value-type="string">
            <text:p>Barleith 2020 </text:p>
          </table:table-cell>
          <table:table-cell office:value-type="string">
            <text:p>Bioweinhof 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mjby94bk4zjbdfcghx</text:p>
          </table:table-cell>
          <table:table-cell office:value-type="string">
            <text:p>RED</text:p>
          </table:table-cell>
          <table:table-cell office:value-type="string">
            <text:p>Cabernet Sauvignon Barleith Bio</text:p>
          </table:table-cell>
          <table:table-cell office:value-type="string">
            <text:p>Tröpfltalhof</text:p>
          </table:table-cell>
          <table:table-cell office:value-type="float" office:value="42.316784">
            <text:p>42.316784</text:p>
          </table:table-cell>
        </table:table-row>
        <table:table-row>
          <table:table-cell office:value-type="string"/>
          <table:table-cell office:value-type="string">
            <text:p>240</text:p>
          </table:table-cell>
          <table:table-cell office:value-type="string"/>
          <table:table-cell office:value-type="string">
            <text:p>Vigna Toren Riserva 2020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16221">
            <text:p>39.16221</text:p>
          </table:table-cell>
        </table:table-row>
        <table:table-row>
          <table:table-cell office:value-type="string"/>
          <table:table-cell office:value-type="string">
            <text:p>241</text:p>
          </table:table-cell>
          <table:table-cell office:value-type="string"/>
          <table:table-cell office:value-type="string">
            <text:p>Vigna Toren Riserva 2020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16221">
            <text:p>39.16221</text:p>
          </table:table-cell>
        </table:table-row>
        <table:table-row>
          <table:table-cell office:value-type="string"/>
          <table:table-cell office:value-type="string">
            <text:p>242</text:p>
          </table:table-cell>
          <table:table-cell office:value-type="string"/>
          <table:table-cell office:value-type="string">
            <text:p>Mauritius 2020 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683567">
            <text:p>35.683567</text:p>
          </table:table-cell>
        </table:table-row>
        <table:table-row>
          <table:table-cell office:value-type="string"/>
          <table:table-cell office:value-type="string">
            <text:p>243</text:p>
          </table:table-cell>
          <table:table-cell office:value-type="string"/>
          <table:table-cell office:value-type="string">
            <text:p>Col de Réy 2018 </text:p>
          </table:table-cell>
          <table:table-cell office:value-type="string">
            <text:p>Landesweingut 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pnzv0h58cx4ydcz5</text:p>
          </table:table-cell>
          <table:table-cell office:value-type="string">
            <text:p>RED</text:p>
          </table:table-cell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float" office:value="42.10717">
            <text:p>42.10717</text:p>
          </table:table-cell>
        </table:table-row>
        <table:table-row>
          <table:table-cell office:value-type="string"/>
          <table:table-cell office:value-type="string">
            <text:p>244</text:p>
          </table:table-cell>
          <table:table-cell office:value-type="string"/>
          <table:table-cell office:value-type="string">
            <text:p>Iugum 2017 </text:p>
          </table:table-cell>
          <table:table-cell office:value-type="string">
            <text:p>Weingut 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49.83055">
            <text:p>49.83055</text:p>
          </table:table-cell>
        </table:table-row>
        <table:table-row>
          <table:table-cell office:value-type="string"/>
          <table:table-cell office:value-type="string">
            <text:p>245</text:p>
          </table:table-cell>
          <table:table-cell office:value-type="string"/>
          <table:table-cell office:value-type="string">
            <text:p>Graf Merlot-Lagrein 2022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p60c326hher4grh6ss</text:p>
          </table:table-cell>
          <table:table-cell office:value-type="string">
            <text:p>RED</text:p>
          </table:table-cell>
          <table:table-cell office:value-type="string">
            <text:p>Merlot-Lagrein Graf</text:p>
          </table:table-cell>
          <table:table-cell office:value-type="string">
            <text:p>Kellerei Meran</text:p>
          </table:table-cell>
          <table:table-cell office:value-type="float" office:value="50.21456">
            <text:p>50.21456</text:p>
          </table:table-cell>
        </table:table-row>
        <table:table-row>
          <table:table-cell office:value-type="string"/>
          <table:table-cell office:value-type="string">
            <text:p>246</text:p>
          </table:table-cell>
          <table:table-cell office:value-type="string"/>
          <table:table-cell office:value-type="string">
            <text:p>Composition Reif 2022 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65.2043">
            <text:p>65.2043</text:p>
          </table:table-cell>
        </table:table-row>
        <table:table-row>
          <table:table-cell office:value-type="string"/>
          <table:table-cell office:value-type="string">
            <text:p>247</text:p>
          </table:table-cell>
          <table:table-cell office:value-type="string"/>
          <table:table-cell office:value-type="string">
            <text:p>Castel Campan 2020 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3.963577">
            <text:p>43.963577</text:p>
          </table:table-cell>
        </table:table-row>
        <table:table-row>
          <table:table-cell office:value-type="string"/>
          <table:table-cell office:value-type="string">
            <text:p>248</text:p>
          </table:table-cell>
          <table:table-cell office:value-type="string"/>
          <table:table-cell office:value-type="string">
            <text:p>Mumbolt 2021 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2842kfecnra4e22q</text:p>
          </table:table-cell>
          <table:table-cell office:value-type="string">
            <text:p>RED</text:p>
          </table:table-cell>
          <table:table-cell office:value-type="string">
            <text:p>Mumbolt</text:p>
          </table:table-cell>
          <table:table-cell office:value-type="string">
            <text:p>Wassererhof</text:p>
          </table:table-cell>
          <table:table-cell office:value-type="float" office:value="45.844616">
            <text:p>45.844616</text:p>
          </table:table-cell>
        </table:table-row>
        <table:table-row>
          <table:table-cell office:value-type="string"/>
          <table:table-cell office:value-type="string">
            <text:p>249</text:p>
          </table:table-cell>
          <table:table-cell office:value-type="string"/>
          <table:table-cell office:value-type="string">
            <text:p>Linticlarus Riserva 2021 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a44sfp5261p2gard</text:p>
          </table:table-cell>
          <table:table-cell office:value-type="string">
            <text:p>RED</text:p>
          </table:table-cell>
          <table:table-cell office:value-type="string">
            <text:p>Linticlarus Cuvée Riserva</text:p>
          </table:table-cell>
          <table:table-cell office:value-type="string">
            <text:p>Tiefenbrunner</text:p>
          </table:table-cell>
          <table:table-cell office:value-type="float" office:value="41.06233">
            <text:p>41.06233</text:p>
          </table:table-cell>
        </table:table-row>
        <table:table-row>
          <table:table-cell office:value-type="string"/>
          <table:table-cell office:value-type="string">
            <text:p>250</text:p>
          </table:table-cell>
          <table:table-cell office:value-type="string"/>
          <table:table-cell office:value-type="string">
            <text:p>Viribus Unitis 2018 </text:p>
          </table:table-cell>
          <table:table-cell office:value-type="string">
            <text:p>Weingut Andi Sölva und Norbert Kof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</text:p>
          </table:table-cell>
          <table:table-cell office:value-type="string">
            <text:p>Andi Sölva &amp; Norbert Kofler</text:p>
          </table:table-cell>
          <table:table-cell office:value-type="float" office:value="69.790886">
            <text:p>69.790886</text:p>
          </table:table-cell>
        </table:table-row>
        <table:table-row>
          <table:table-cell office:value-type="string"/>
          <table:table-cell office:value-type="string">
            <text:p>251</text:p>
          </table:table-cell>
          <table:table-cell office:value-type="string"/>
          <table:table-cell office:value-type="string">
            <text:p>Frauenriegel 2020 </text:p>
          </table:table-cell>
          <table:table-cell office:value-type="string">
            <text:p>Weingut 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56.541904">
            <text:p>56.541904</text:p>
          </table:table-cell>
        </table:table-row>
        <table:table-row>
          <table:table-cell office:value-type="string"/>
          <table:table-cell office:value-type="string">
            <text:p>252</text:p>
          </table:table-cell>
          <table:table-cell office:value-type="string"/>
          <table:table-cell office:value-type="string">
            <text:p>Kunstwerk der Natur Sagittarius 2019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n7mbzdg0nwfgwm7w6</text:p>
          </table:table-cell>
          <table:table-cell office:value-type="string">
            <text:p>RED</text:p>
          </table:table-cell>
          <table:table-cell office:value-type="string">
            <text:p>Kunstwerk der Natur Sagittarius</text:p>
          </table:table-cell>
          <table:table-cell office:value-type="string">
            <text:p>Kränzelhof Graf Pfeil</text:p>
          </table:table-cell>
          <table:table-cell office:value-type="float" office:value="47.70041">
            <text:p>47.70041</text:p>
          </table:table-cell>
        </table:table-row>
        <table:table-row>
          <table:table-cell office:value-type="string"/>
          <table:table-cell office:value-type="string">
            <text:p>253</text:p>
          </table:table-cell>
          <table:table-cell office:value-type="string"/>
          <table:table-cell office:value-type="string">
            <text:p>Staffelfeld 2020 </text:p>
          </table:table-cell>
          <table:table-cell office:value-type="string">
            <text:p>Weingut 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abernet-Merlot Cuvée Staffelfeld</text:p>
          </table:table-cell>
          <table:table-cell office:value-type="string">
            <text:p>Andreas Baron Widmann</text:p>
          </table:table-cell>
          <table:table-cell office:value-type="float" office:value="40.793472">
            <text:p>40.793472</text:p>
          </table:table-cell>
        </table:table-row>
        <table:table-row>
          <table:table-cell office:value-type="string"/>
          <table:table-cell office:value-type="string">
            <text:p>254</text:p>
          </table:table-cell>
          <table:table-cell office:value-type="string"/>
          <table:table-cell office:value-type="string">
            <text:p>Cassiano 2020 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30577">
            <text:p>40.30577</text:p>
          </table:table-cell>
        </table:table-row>
        <table:table-row>
          <table:table-cell office:value-type="string"/>
          <table:table-cell office:value-type="string">
            <text:p>255</text:p>
          </table:table-cell>
          <table:table-cell office:value-type="string"/>
          <table:table-cell office:value-type="string">
            <text:p>TRES 2016 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380424">
            <text:p>27.380424</text:p>
          </table:table-cell>
        </table:table-row>
        <table:table-row>
          <table:table-cell office:value-type="string"/>
          <table:table-cell office:value-type="string">
            <text:p>256</text:p>
          </table:table-cell>
          <table:table-cell office:value-type="string"/>
          <table:table-cell office:value-type="string">
            <text:p>Klaser Stoanadler Riserva 2021 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1jhbz2mfzeyzypa0</text:p>
          </table:table-cell>
          <table:table-cell office:value-type="string">
            <text:p>RED</text:p>
          </table:table-cell>
          <table:table-cell office:value-type="string">
            <text:p>Stoanodler Klaser Riserva</text:p>
          </table:table-cell>
          <table:table-cell office:value-type="string">
            <text:p>Niklas</text:p>
          </table:table-cell>
          <table:table-cell office:value-type="float" office:value="48.352825">
            <text:p>48.352825</text:p>
          </table:table-cell>
        </table:table-row>
        <table:table-row>
          <table:table-cell office:value-type="string"/>
          <table:table-cell office:value-type="string">
            <text:p>257</text:p>
          </table:table-cell>
          <table:table-cell office:value-type="string"/>
          <table:table-cell office:value-type="string">
            <text:p>Saperaira 2019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50.66162">
            <text:p>50.66162</text:p>
          </table:table-cell>
        </table:table-row>
        <table:table-row>
          <table:table-cell office:value-type="string"/>
          <table:table-cell office:value-type="string">
            <text:p>258</text:p>
          </table:table-cell>
          <table:table-cell office:value-type="string"/>
          <table:table-cell office:value-type="string">
            <text:p>Barolo Bricco delle Viole 2013</text:p>
          </table:table-cell>
          <table:table-cell office:value-type="string">
            <text:p>G.D.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54.36618">
            <text:p>54.36618</text:p>
          </table:table-cell>
        </table:table-row>
        <table:table-row>
          <table:table-cell office:value-type="string"/>
          <table:table-cell office:value-type="string">
            <text:p>259</text:p>
          </table:table-cell>
          <table:table-cell office:value-type="string"/>
          <table:table-cell office:value-type="string">
            <text:p>Barolo 2019</text:p>
          </table:table-cell>
          <table:table-cell office:value-type="string">
            <text:p>Kellerei 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y065j77e42zysr9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float" office:value="36.991882">
            <text:p>36.991882</text:p>
          </table:table-cell>
        </table:table-row>
        <table:table-row>
          <table:table-cell office:value-type="string"/>
          <table:table-cell office:value-type="string">
            <text:p>260</text:p>
          </table:table-cell>
          <table:table-cell office:value-type="string"/>
          <table:table-cell office:value-type="string">
            <text:p>Barolo Lazzarito 2019</text:p>
          </table:table-cell>
          <table:table-cell office:value-type="string">
            <text:p>Kellerei Vi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5pny6wr77tb9cz11</text:p>
          </table:table-cell>
          <table:table-cell office:value-type="string">
            <text:p>RED</text:p>
          </table:table-cell>
          <table:table-cell office:value-type="string">
            <text:p>Barolo Lazzarito</text:p>
          </table:table-cell>
          <table:table-cell office:value-type="string">
            <text:p>Vietti</text:p>
          </table:table-cell>
          <table:table-cell office:value-type="float" office:value="47.747555">
            <text:p>47.747555</text:p>
          </table:table-cell>
        </table:table-row>
        <table:table-row>
          <table:table-cell office:value-type="string"/>
          <table:table-cell office:value-type="string">
            <text:p>261</text:p>
          </table:table-cell>
          <table:table-cell office:value-type="string"/>
          <table:table-cell office:value-type="string">
            <text:p>Montebruna 2020</text:p>
          </table:table-cell>
          <table:table-cell office:value-type="string">
            <text:p>Weingut 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cvskr4debpczwvbs</text:p>
          </table:table-cell>
          <table:table-cell office:value-type="string">
            <text:p>RED</text:p>
          </table:table-cell>
          <table:table-cell office:value-type="string">
            <text:p>Barbera d'Asti Montebruna</text:p>
          </table:table-cell>
          <table:table-cell office:value-type="string">
            <text:p>Braida</text:p>
          </table:table-cell>
          <table:table-cell office:value-type="float" office:value="37.67513">
            <text:p>37.67513</text:p>
          </table:table-cell>
        </table:table-row>
        <table:table-row>
          <table:table-cell office:value-type="string"/>
          <table:table-cell office:value-type="string">
            <text:p>262</text:p>
          </table:table-cell>
          <table:table-cell office:value-type="string"/>
          <table:table-cell office:value-type="string">
            <text:p>Barbera d’Asti Bricco dell’Uccellone</text:p>
          </table:table-cell>
          <table:table-cell office:value-type="string">
            <text:p>Weingut 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53.803894">
            <text:p>53.803894</text:p>
          </table:table-cell>
        </table:table-row>
        <table:table-row>
          <table:table-cell office:value-type="string"/>
          <table:table-cell office:value-type="string">
            <text:p>263</text:p>
          </table:table-cell>
          <table:table-cell office:value-type="string"/>
          <table:table-cell office:value-type="string">
            <text:p>Barbera del Monferrato Rivalta 2003</text:p>
          </table:table-cell>
          <table:table-cell office:value-type="string">
            <text:p>Villa Spar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chzv9hcwtefadvf72x</text:p>
          </table:table-cell>
          <table:table-cell office:value-type="string">
            <text:p>RED</text:p>
          </table:table-cell>
          <table:table-cell office:value-type="string">
            <text:p>Barbera del Monferrato Superiore Rivalta</text:p>
          </table:table-cell>
          <table:table-cell office:value-type="string">
            <text:p>Villa Sparina</text:p>
          </table:table-cell>
          <table:table-cell office:value-type="float" office:value="53.133255">
            <text:p>53.133255</text:p>
          </table:table-cell>
        </table:table-row>
        <table:table-row>
          <table:table-cell office:value-type="string"/>
          <table:table-cell office:value-type="string">
            <text:p>264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Weingut 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8.213524">
            <text:p>48.213524</text:p>
          </table:table-cell>
        </table:table-row>
        <table:table-row>
          <table:table-cell office:value-type="string"/>
          <table:table-cell office:value-type="string">
            <text:p>265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Weingut 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8.213524">
            <text:p>48.213524</text:p>
          </table:table-cell>
        </table:table-row>
        <table:table-row>
          <table:table-cell office:value-type="string"/>
          <table:table-cell office:value-type="string">
            <text:p>266</text:p>
          </table:table-cell>
          <table:table-cell office:value-type="string"/>
          <table:table-cell office:value-type="string">
            <text:p>Barbaresco Don Fiarino Riserva 2016</text:p>
          </table:table-cell>
          <table:table-cell office:value-type="string">
            <text:p>Weingut 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bk3gfkxyng43jj49s</text:p>
          </table:table-cell>
          <table:table-cell office:value-type="string">
            <text:p>RED</text:p>
          </table:table-cell>
          <table:table-cell office:value-type="string">
            <text:p>Barbaresco Riserva Don Fiorino</text:p>
          </table:table-cell>
          <table:table-cell office:value-type="string">
            <text:p>Produttori del Barbaresco</text:p>
          </table:table-cell>
          <table:table-cell office:value-type="float" office:value="59.176174">
            <text:p>59.176174</text:p>
          </table:table-cell>
        </table:table-row>
        <table:table-row>
          <table:table-cell office:value-type="string"/>
          <table:table-cell office:value-type="string">
            <text:p>267</text:p>
          </table:table-cell>
          <table:table-cell office:value-type="string"/>
          <table:table-cell office:value-type="string">
            <text:p>Barbaresco Secondine 2019 Kellerei</text:p>
          </table:table-cell>
          <table:table-cell office:value-type="string">
            <text:p>Alfredo 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qpywz8jyv6jyny4m</text:p>
          </table:table-cell>
          <table:table-cell office:value-type="string">
            <text:p>RED</text:p>
          </table:table-cell>
          <table:table-cell office:value-type="string">
            <text:p>Barbaresco Secondine</text:p>
          </table:table-cell>
          <table:table-cell office:value-type="string">
            <text:p>Prunotto</text:p>
          </table:table-cell>
          <table:table-cell office:value-type="float" office:value="48.361458">
            <text:p>48.361458</text:p>
          </table:table-cell>
        </table:table-row>
        <table:table-row>
          <table:table-cell office:value-type="string"/>
          <table:table-cell office:value-type="string">
            <text:p>268</text:p>
          </table:table-cell>
          <table:table-cell office:value-type="string"/>
          <table:table-cell office:value-type="string">
            <text:p>Barbaresco 2019</text:p>
          </table:table-cell>
          <table:table-cell office:value-type="string">
            <text:p>Agrargesellschaft 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145798">
            <text:p>33.145798</text:p>
          </table:table-cell>
        </table:table-row>
        <table:table-row>
          <table:table-cell office:value-type="string"/>
          <table:table-cell office:value-type="string">
            <text:p>269</text:p>
          </table:table-cell>
          <table:table-cell office:value-type="string"/>
          <table:table-cell office:value-type="string">
            <text:p>Nebbiolo Perbacco 2019</text:p>
          </table:table-cell>
          <table:table-cell office:value-type="string">
            <text:p>Kellerei Vi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qwdh3c9mffcjqj0q</text:p>
          </table:table-cell>
          <table:table-cell office:value-type="string">
            <text:p>RED</text:p>
          </table:table-cell>
          <table:table-cell office:value-type="string">
            <text:p>Langhe Nebbiolo Perbacco</text:p>
          </table:table-cell>
          <table:table-cell office:value-type="string">
            <text:p>Vietti</text:p>
          </table:table-cell>
          <table:table-cell office:value-type="float" office:value="44.984493">
            <text:p>44.984493</text:p>
          </table:table-cell>
        </table:table-row>
        <table:table-row>
          <table:table-cell office:value-type="string"/>
          <table:table-cell office:value-type="string">
            <text:p>270</text:p>
          </table:table-cell>
          <table:table-cell office:value-type="string"/>
          <table:table-cell office:value-type="string">
            <text:p>Solo per un Amico 2012 </text:p>
          </table:table-cell>
          <table:table-cell office:value-type="string">
            <text:p>Kellerei 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a217691brcg4mnsej</text:p>
          </table:table-cell>
          <table:table-cell office:value-type="string">
            <text:p>RED</text:p>
          </table:table-cell>
          <table:table-cell office:value-type="string">
            <text:p>Solo Per un Amico</text:p>
          </table:table-cell>
          <table:table-cell office:value-type="string">
            <text:p>Secondo Marco</text:p>
          </table:table-cell>
          <table:table-cell office:value-type="float" office:value="61.566727">
            <text:p>61.566727</text:p>
          </table:table-cell>
        </table:table-row>
        <table:table-row>
          <table:table-cell office:value-type="string"/>
          <table:table-cell office:value-type="string">
            <text:p>271</text:p>
          </table:table-cell>
          <table:table-cell office:value-type="string"/>
          <table:table-cell office:value-type="string">
            <text:p>Amarone della Valpolicella 2013</text:p>
          </table:table-cell>
          <table:table-cell office:value-type="string">
            <text:p>Kellerei 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07206">
            <text:p>53.07206</text:p>
          </table:table-cell>
        </table:table-row>
        <table:table-row>
          <table:table-cell office:value-type="string"/>
          <table:table-cell office:value-type="string">
            <text:p>272</text:p>
          </table:table-cell>
          <table:table-cell office:value-type="string"/>
          <table:table-cell office:value-type="string">
            <text:p>Fumetto Riserva 2008 </text:p>
          </table:table-cell>
          <table:table-cell office:value-type="string">
            <text:p>Kellerei 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26900">
            <text:p>26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p4wnrh91q4q675g0ey</text:p>
          </table:table-cell>
          <table:table-cell office:value-type="string">
            <text:p>RED</text:p>
          </table:table-cell>
          <table:table-cell office:value-type="string">
            <text:p>Amarone della Valpolicella Classico Riserva Fumetto</text:p>
          </table:table-cell>
          <table:table-cell office:value-type="string">
            <text:p>Secondo Marco</text:p>
          </table:table-cell>
          <table:table-cell office:value-type="float" office:value="44.87528">
            <text:p>44.87528</text:p>
          </table:table-cell>
        </table:table-row>
        <table:table-row>
          <table:table-cell office:value-type="string"/>
          <table:table-cell office:value-type="string">
            <text:p>273</text:p>
          </table:table-cell>
          <table:table-cell office:value-type="string"/>
          <table:table-cell office:value-type="string">
            <text:p>Valpolicella Ripasso Superiore 2019</text:p>
          </table:table-cell>
          <table:table-cell office:value-type="string">
            <text:p>Weingut 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Valpolicella Ripasso Superiore "Ripassa"</text:p>
          </table:table-cell>
          <table:table-cell office:value-type="string">
            <text:p>Zenato</text:p>
          </table:table-cell>
          <table:table-cell office:value-type="float" office:value="43.923546">
            <text:p>43.923546</text:p>
          </table:table-cell>
        </table:table-row>
        <table:table-row>
          <table:table-cell office:value-type="string"/>
          <table:table-cell office:value-type="string">
            <text:p>274</text:p>
          </table:table-cell>
          <table:table-cell office:value-type="string"/>
          <table:table-cell office:value-type="string">
            <text:p>Valpolicella Valpantena Superiore 2019</text:p>
          </table:table-cell>
          <table:table-cell office:value-type="string">
            <text:p>Costa Arè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r4qfvdj36kmn46g92</text:p>
          </table:table-cell>
          <table:table-cell office:value-type="string">
            <text:p>RED</text:p>
          </table:table-cell>
          <table:table-cell office:value-type="string">
            <text:p>Valpolicella Valpantena Superiore</text:p>
          </table:table-cell>
          <table:table-cell office:value-type="string">
            <text:p>Costa Arente</text:p>
          </table:table-cell>
          <table:table-cell office:value-type="float" office:value="59.376915">
            <text:p>59.376915</text:p>
          </table:table-cell>
        </table:table-row>
        <table:table-row>
          <table:table-cell office:value-type="string"/>
          <table:table-cell office:value-type="string">
            <text:p>275</text:p>
          </table:table-cell>
          <table:table-cell office:value-type="string"/>
          <table:table-cell office:value-type="string">
            <text:p>Amarone della Valpolicella Classico 2018</text:p>
          </table:table-cell>
          <table:table-cell office:value-type="string">
            <text:p>Weingut 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ry507c65jp5spd8w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Zenato</text:p>
          </table:table-cell>
          <table:table-cell office:value-type="float" office:value="43.442047">
            <text:p>43.442047</text:p>
          </table:table-cell>
        </table:table-row>
        <table:table-row>
          <table:table-cell office:value-type="string"/>
          <table:table-cell office:value-type="string">
            <text:p>276</text:p>
          </table:table-cell>
          <table:table-cell office:value-type="string"/>
          <table:table-cell office:value-type="string">
            <text:p>Amarone della Valpolicella Classico</text:p>
          </table:table-cell>
          <table:table-cell office:value-type="string">
            <text:p>Weingut 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6100">
            <text:p>16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5.500366">
            <text:p>45.500366</text:p>
          </table:table-cell>
        </table:table-row>
        <table:table-row>
          <table:table-cell office:value-type="string"/>
          <table:table-cell office:value-type="string">
            <text:p>277</text:p>
          </table:table-cell>
          <table:table-cell office:value-type="string"/>
          <table:table-cell office:value-type="string">
            <text:p>Amarone della Valpolicella Classico</text:p>
          </table:table-cell>
          <table:table-cell office:value-type="string">
            <text:p>Weingut 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9800">
            <text:p>19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5.500366">
            <text:p>45.500366</text:p>
          </table:table-cell>
        </table:table-row>
        <table:table-row>
          <table:table-cell office:value-type="string"/>
          <table:table-cell office:value-type="string">
            <text:p>278</text:p>
          </table:table-cell>
          <table:table-cell office:value-type="string"/>
          <table:table-cell office:value-type="string">
            <text:p>Kairos Cuvée 2019</text:p>
          </table:table-cell>
          <table:table-cell office:value-type="string">
            <text:p>Zýmē di Celestino Gasp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7.629444">
            <text:p>37.629444</text:p>
          </table:table-cell>
        </table:table-row>
        <table:table-row>
          <table:table-cell office:value-type="string"/>
          <table:table-cell office:value-type="string">
            <text:p>279</text:p>
          </table:table-cell>
          <table:table-cell office:value-type="string"/>
          <table:table-cell office:value-type="string">
            <text:p>Amarone della Valpolicella Case Vecie 2017</text:p>
          </table:table-cell>
          <table:table-cell office:value-type="string">
            <text:p>Agrargesellschaft 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pj91atgn0kgsats8d</text:p>
          </table:table-cell>
          <table:table-cell office:value-type="string">
            <text:p>RED</text:p>
          </table:table-cell>
          <table:table-cell office:value-type="string">
            <text:p>Amarone della Valpolicella Case Vecie</text:p>
          </table:table-cell>
          <table:table-cell office:value-type="string">
            <text:p>Brigaldara</text:p>
          </table:table-cell>
          <table:table-cell office:value-type="float" office:value="57.758553">
            <text:p>57.758553</text:p>
          </table:table-cell>
        </table:table-row>
        <table:table-row>
          <table:table-cell office:value-type="string"/>
          <table:table-cell office:value-type="string">
            <text:p>280</text:p>
          </table:table-cell>
          <table:table-cell office:value-type="string"/>
          <table:table-cell office:value-type="string">
            <text:p>Ilmerlot 2011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vh4bs48g8kd6tpw</text:p>
          </table:table-cell>
          <table:table-cell office:value-type="string">
            <text:p>RED</text:p>
          </table:table-cell>
          <table:table-cell office:value-type="string">
            <text:p>Merlot IlMerlot</text:p>
          </table:table-cell>
          <table:table-cell office:value-type="string">
            <text:p>Ca' del Bosco</text:p>
          </table:table-cell>
          <table:table-cell office:value-type="float" office:value="34.27218">
            <text:p>34.27218</text:p>
          </table:table-cell>
        </table:table-row>
        <table:table-row>
          <table:table-cell office:value-type="string"/>
          <table:table-cell office:value-type="string">
            <text:p>281</text:p>
          </table:table-cell>
          <table:table-cell office:value-type="string"/>
          <table:table-cell office:value-type="string">
            <text:p>Veronese Rosso Campofiorin 2012 COR, RON</text:p>
          </table:table-cell>
          <table:table-cell office:value-type="string">
            <text:p>Weingut 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kn9a0dhjgrp1qk93</text:p>
          </table:table-cell>
          <table:table-cell office:value-type="string">
            <text:p>RED</text:p>
          </table:table-cell>
          <table:table-cell office:value-type="string">
            <text:p>Campofiorin</text:p>
          </table:table-cell>
          <table:table-cell office:value-type="string">
            <text:p>Masi</text:p>
          </table:table-cell>
          <table:table-cell office:value-type="float" office:value="32.255074">
            <text:p>32.255074</text:p>
          </table:table-cell>
        </table:table-row>
        <table:table-row>
          <table:table-cell office:value-type="string"/>
          <table:table-cell office:value-type="string">
            <text:p>282</text:p>
          </table:table-cell>
          <table:table-cell office:value-type="string"/>
          <table:table-cell office:value-type="string">
            <text:p>Terra di Monteverro </text:p>
          </table:table-cell>
          <table:table-cell office:value-type="string">
            <text:p>Weingut 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31806">
            <text:p>53.31806</text:p>
          </table:table-cell>
        </table:table-row>
        <table:table-row>
          <table:table-cell office:value-type="string"/>
          <table:table-cell office:value-type="string">
            <text:p>283</text:p>
          </table:table-cell>
          <table:table-cell office:value-type="string"/>
          <table:table-cell office:value-type="string">
            <text:p>Bolgheri Villa Donoratico 2020 </text:p>
          </table:table-cell>
          <table:table-cell office:value-type="string">
            <text:p>Weingut 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s048vhn3xe8t9z8b</text:p>
          </table:table-cell>
          <table:table-cell office:value-type="string">
            <text:p>RED</text:p>
          </table:table-cell>
          <table:table-cell office:value-type="string">
            <text:p>Villa Donoratico Bolgheri</text:p>
          </table:table-cell>
          <table:table-cell office:value-type="string">
            <text:p>Tenuta Argentiera</text:p>
          </table:table-cell>
          <table:table-cell office:value-type="float" office:value="49.996933">
            <text:p>49.996933</text:p>
          </table:table-cell>
        </table:table-row>
        <table:table-row>
          <table:table-cell office:value-type="string"/>
          <table:table-cell office:value-type="string">
            <text:p>284</text:p>
          </table:table-cell>
          <table:table-cell office:value-type="string"/>
          <table:table-cell office:value-type="string">
            <text:p>Rosso di Montalcino Pian delle Vigne</text:p>
          </table:table-cell>
          <table:table-cell office:value-type="string">
            <text:p>Tenuta 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mqzp04j2hn059yky</text:p>
          </table:table-cell>
          <table:table-cell office:value-type="string">
            <text:p>RED</text:p>
          </table:table-cell>
          <table:table-cell office:value-type="string">
            <text:p>Pian delle Vigne Vignaferrovia Brunello di Montalcino Riserva</text:p>
          </table:table-cell>
          <table:table-cell office:value-type="string">
            <text:p>Antinori</text:p>
          </table:table-cell>
          <table:table-cell office:value-type="float" office:value="42.11136">
            <text:p>42.11136</text:p>
          </table:table-cell>
        </table:table-row>
        <table:table-row>
          <table:table-cell office:value-type="string"/>
          <table:table-cell office:value-type="string">
            <text:p>285</text:p>
          </table:table-cell>
          <table:table-cell office:value-type="string"/>
          <table:table-cell office:value-type="string">
            <text:p>Rosso di Montalcino Pian delle Vigne</text:p>
          </table:table-cell>
          <table:table-cell office:value-type="string">
            <text:p>Tenuta 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mqzp04j2hn059yky</text:p>
          </table:table-cell>
          <table:table-cell office:value-type="string">
            <text:p>RED</text:p>
          </table:table-cell>
          <table:table-cell office:value-type="string">
            <text:p>Pian delle Vigne Vignaferrovia Brunello di Montalcino Riserva</text:p>
          </table:table-cell>
          <table:table-cell office:value-type="string">
            <text:p>Antinori</text:p>
          </table:table-cell>
          <table:table-cell office:value-type="float" office:value="42.11136">
            <text:p>42.11136</text:p>
          </table:table-cell>
        </table:table-row>
        <table:table-row>
          <table:table-cell office:value-type="string"/>
          <table:table-cell office:value-type="string">
            <text:p>286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string"/>
          <table:table-cell office:value-type="string">
            <text:p>287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string"/>
          <table:table-cell office:value-type="string">
            <text:p>288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string"/>
          <table:table-cell office:value-type="string">
            <text:p>289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string"/>
          <table:table-cell office:value-type="string">
            <text:p>290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5000">
            <text:p>4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string"/>
          <table:table-cell office:value-type="string">
            <text:p>291</text:p>
          </table:table-cell>
          <table:table-cell office:value-type="string"/>
          <table:table-cell office:value-type="string">
            <text:p>Il Bruciato 2022 </text:p>
          </table:table-cell>
          <table:table-cell office:value-type="string">
            <text:p>Weingut Guado al Tasso –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Bolgheri Il Bruciato</text:p>
          </table:table-cell>
          <table:table-cell office:value-type="string">
            <text:p>Antinori - Tenuta Guado al Tasso</text:p>
          </table:table-cell>
          <table:table-cell office:value-type="float" office:value="57.321022">
            <text:p>57.321022</text:p>
          </table:table-cell>
        </table:table-row>
        <table:table-row>
          <table:table-cell office:value-type="string"/>
          <table:table-cell office:value-type="string">
            <text:p>292</text:p>
          </table:table-cell>
          <table:table-cell office:value-type="string"/>
          <table:table-cell office:value-type="string">
            <text:p>Insoglio del Cinghiale 2022 </text:p>
          </table:table-cell>
          <table:table-cell office:value-type="string">
            <text:p>Weingut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naxg3748nwg9bv14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Biserno - Tenuta Campo di Sasso</text:p>
          </table:table-cell>
          <table:table-cell office:value-type="float" office:value="40.661575">
            <text:p>40.661575</text:p>
          </table:table-cell>
        </table:table-row>
        <table:table-row>
          <table:table-cell office:value-type="string"/>
          <table:table-cell office:value-type="string">
            <text:p>293</text:p>
          </table:table-cell>
          <table:table-cell office:value-type="string"/>
          <table:table-cell office:value-type="string">
            <text:p>Brunello di Montalcino Riserva 2012 Duelecci Ovest</text:p>
          </table:table-cell>
          <table:table-cell office:value-type="string">
            <text:p>Tenuta di Se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2100">
            <text:p>12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vdbtcvy0avj3tmsdc</text:p>
          </table:table-cell>
          <table:table-cell office:value-type="string">
            <text:p>RED</text:p>
          </table:table-cell>
          <table:table-cell office:value-type="string">
            <text:p>Duelecci Est Riserva Brunello di Montalcino (Duelecci Ovest)</text:p>
          </table:table-cell>
          <table:table-cell office:value-type="string">
            <text:p>Tenuta di Sesta</text:p>
          </table:table-cell>
          <table:table-cell office:value-type="float" office:value="60.156906">
            <text:p>60.156906</text:p>
          </table:table-cell>
        </table:table-row>
        <table:table-row>
          <table:table-cell office:value-type="string"/>
          <table:table-cell office:value-type="string">
            <text:p>294</text:p>
          </table:table-cell>
          <table:table-cell office:value-type="string"/>
          <table:table-cell office:value-type="string">
            <text:p>Desiderio Toscana Merlot 2020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ykn5cfzvyrbxazas</text:p>
          </table:table-cell>
          <table:table-cell office:value-type="string">
            <text:p>RED</text:p>
          </table:table-cell>
          <table:table-cell office:value-type="string">
            <text:p>Merlot Desiderio Bio</text:p>
          </table:table-cell>
          <table:table-cell office:value-type="string">
            <text:p>Avignonesi</text:p>
          </table:table-cell>
          <table:table-cell office:value-type="float" office:value="39.54043">
            <text:p>39.54043</text:p>
          </table:table-cell>
        </table:table-row>
        <table:table-row>
          <table:table-cell office:value-type="string"/>
          <table:table-cell office:value-type="string">
            <text:p>295</text:p>
          </table:table-cell>
          <table:table-cell office:value-type="string"/>
          <table:table-cell office:value-type="string">
            <text:p>Cepparello Sangiovese Toscana 2019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51.643524">
            <text:p>51.643524</text:p>
          </table:table-cell>
        </table:table-row>
        <table:table-row>
          <table:table-cell office:value-type="string"/>
          <table:table-cell office:value-type="string">
            <text:p>296</text:p>
          </table:table-cell>
          <table:table-cell office:value-type="string"/>
          <table:table-cell office:value-type="string">
            <text:p>Brunello di Montalcino 2019</text:p>
          </table:table-cell>
          <table:table-cell office:value-type="string">
            <text:p>Weingut Col d’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j7v5jfb46xpycgf8</text:p>
          </table:table-cell>
          <table:table-cell office:value-type="string">
            <text:p>RED</text:p>
          </table:table-cell>
          <table:table-cell office:value-type="string">
            <text:p>Nastagio Brunello di Montalcino</text:p>
          </table:table-cell>
          <table:table-cell office:value-type="string">
            <text:p>Col d'Orcia</text:p>
          </table:table-cell>
          <table:table-cell office:value-type="float" office:value="47.63353">
            <text:p>47.63353</text:p>
          </table:table-cell>
        </table:table-row>
        <table:table-row>
          <table:table-cell office:value-type="string"/>
          <table:table-cell office:value-type="string">
            <text:p>297</text:p>
          </table:table-cell>
          <table:table-cell office:value-type="string"/>
          <table:table-cell office:value-type="string">
            <text:p>When We Dance Chianti Classico 2022</text:p>
          </table:table-cell>
          <table:table-cell office:value-type="string">
            <text:p>Weingut Il Pala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0y8bjcg0r5ymdkb3</text:p>
          </table:table-cell>
          <table:table-cell office:value-type="string">
            <text:p>RED</text:p>
          </table:table-cell>
          <table:table-cell office:value-type="string">
            <text:p>When We Dance Chianti</text:p>
          </table:table-cell>
          <table:table-cell office:value-type="string">
            <text:p>Tenuta Il Palagio</text:p>
          </table:table-cell>
          <table:table-cell office:value-type="float" office:value="53.256863">
            <text:p>53.256863</text:p>
          </table:table-cell>
        </table:table-row>
        <table:table-row>
          <table:table-cell office:value-type="string"/>
          <table:table-cell office:value-type="string">
            <text:p>298</text:p>
          </table:table-cell>
          <table:table-cell office:value-type="string"/>
          <table:table-cell office:value-type="string">
            <text:p>Villa Antinori Chianti Classico Riserva 2020</text:p>
          </table:table-cell>
          <table:table-cell office:value-type="string">
            <text:p>Weingut Marchese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f72gjy9r69hjwv6x</text:p>
          </table:table-cell>
          <table:table-cell office:value-type="string">
            <text:p>RED</text:p>
          </table:table-cell>
          <table:table-cell office:value-type="string">
            <text:p>Palazzo Antinori Chianti Classico Riserva</text:p>
          </table:table-cell>
          <table:table-cell office:value-type="string">
            <text:p>Antinori</text:p>
          </table:table-cell>
          <table:table-cell office:value-type="float" office:value="44.09185">
            <text:p>44.09185</text:p>
          </table:table-cell>
        </table:table-row>
        <table:table-row>
          <table:table-cell office:value-type="string"/>
          <table:table-cell office:value-type="string">
            <text:p>299</text:p>
          </table:table-cell>
          <table:table-cell office:value-type="string"/>
          <table:table-cell office:value-type="string">
            <text:p>Marchese Antinori Chianti Classico Riserva 2020</text:p>
          </table:table-cell>
          <table:table-cell office:value-type="string">
            <text:p>Weingut Tignan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k078377hwdc931gm2b</text:p>
          </table:table-cell>
          <table:table-cell office:value-type="string">
            <text:p>DESSERT</text:p>
          </table:table-cell>
          <table:table-cell office:value-type="string">
            <text:p>Classic</text:p>
          </table:table-cell>
          <table:table-cell office:value-type="string">
            <text:p>Weingut Flick</text:p>
          </table:table-cell>
          <table:table-cell office:value-type="float" office:value="13.943234">
            <text:p>13.943234</text:p>
          </table:table-cell>
        </table:table-row>
        <table:table-row>
          <table:table-cell office:value-type="string"/>
          <table:table-cell office:value-type="string">
            <text:p>300</text:p>
          </table:table-cell>
          <table:table-cell office:value-type="string"/>
          <table:table-cell office:value-type="string">
            <text:p>Cont’Ugo 2021 </text:p>
          </table:table-cell>
          <table:table-cell office:value-type="string">
            <text:p>Weingut 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60dmr2hrsxt1em3c</text:p>
          </table:table-cell>
          <table:table-cell office:value-type="string">
            <text:p>RED</text:p>
          </table:table-cell>
          <table:table-cell office:value-type="string">
            <text:p>Merlot Cont'Ugo</text:p>
          </table:table-cell>
          <table:table-cell office:value-type="string">
            <text:p>Antinori - Tenuta Guado al Tasso</text:p>
          </table:table-cell>
          <table:table-cell office:value-type="float" office:value="43.08999">
            <text:p>43.08999</text:p>
          </table:table-cell>
        </table:table-row>
        <table:table-row>
          <table:table-cell office:value-type="string"/>
          <table:table-cell office:value-type="string">
            <text:p>301</text:p>
          </table:table-cell>
          <table:table-cell office:value-type="string"/>
          <table:table-cell office:value-type="string">
            <text:p>Concerto di Fonterutoli 2015 </text:p>
          </table:table-cell>
          <table:table-cell office:value-type="string">
            <text:p>Mazzei Castello di 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e8ag1rxax9t611h0</text:p>
          </table:table-cell>
          <table:table-cell office:value-type="string">
            <text:p>RED</text:p>
          </table:table-cell>
          <table:table-cell office:value-type="string">
            <text:p>Concerto Di Fonterutoli</text:p>
          </table:table-cell>
          <table:table-cell office:value-type="string">
            <text:p>Mazzei - Castello di Fonterutoli</text:p>
          </table:table-cell>
          <table:table-cell office:value-type="float" office:value="71.39802">
            <text:p>71.39802</text:p>
          </table:table-cell>
        </table:table-row>
        <table:table-row>
          <table:table-cell office:value-type="string"/>
          <table:table-cell office:value-type="string">
            <text:p>302</text:p>
          </table:table-cell>
          <table:table-cell office:value-type="string"/>
          <table:table-cell office:value-type="string">
            <text:p>Solaia 2019 </text:p>
          </table:table-cell>
          <table:table-cell office:value-type="string">
            <text:p>Tenuta Tignanell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500">
            <text:p>49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62.739426">
            <text:p>62.739426</text:p>
          </table:table-cell>
        </table:table-row>
        <table:table-row>
          <table:table-cell office:value-type="string"/>
          <table:table-cell office:value-type="string">
            <text:p>303</text:p>
          </table:table-cell>
          <table:table-cell office:value-type="string"/>
          <table:table-cell office:value-type="string">
            <text:p>Cabreo Il Borgo 2019 </text:p>
          </table:table-cell>
          <table:table-cell office:value-type="string">
            <text:p>Ambrogio e Giovanni Folon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nynrpnpqr7n02vm94</text:p>
          </table:table-cell>
          <table:table-cell office:value-type="string">
            <text:p>RED</text:p>
          </table:table-cell>
          <table:table-cell office:value-type="string">
            <text:p>Borgo della Rocca</text:p>
          </table:table-cell>
          <table:table-cell office:value-type="string">
            <text:p>Giovanni Sarti</text:p>
          </table:table-cell>
          <table:table-cell office:value-type="float" office:value="23.24289">
            <text:p>23.24289</text:p>
          </table:table-cell>
        </table:table-row>
        <table:table-row>
          <table:table-cell office:value-type="string"/>
          <table:table-cell office:value-type="string">
            <text:p>304</text:p>
          </table:table-cell>
          <table:table-cell office:value-type="string"/>
          <table:table-cell office:value-type="string">
            <text:p>Il Blu Rosso </text:p>
          </table:table-cell>
          <table:table-cell office:value-type="string">
            <text:p>Branc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3.621544">
            <text:p>43.621544</text:p>
          </table:table-cell>
        </table:table-row>
        <table:table-row>
          <table:table-cell office:value-type="string"/>
          <table:table-cell office:value-type="string">
            <text:p>305</text:p>
          </table:table-cell>
          <table:table-cell office:value-type="string"/>
          <table:table-cell office:value-type="string">
            <text:p>Il Blu Rosso </text:p>
          </table:table-cell>
          <table:table-cell office:value-type="string">
            <text:p>Branc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3.621544">
            <text:p>43.621544</text:p>
          </table:table-cell>
        </table:table-row>
        <table:table-row>
          <table:table-cell office:value-type="string"/>
          <table:table-cell office:value-type="string">
            <text:p>306</text:p>
          </table:table-cell>
          <table:table-cell office:value-type="string"/>
          <table:table-cell office:value-type="string">
            <text:p>Primitivo di Manduria Abbasc 2021</text:p>
          </table:table-cell>
          <table:table-cell office:value-type="string">
            <text:p>Kellerei Io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3zmj6bssq9xbrw7c2</text:p>
          </table:table-cell>
          <table:table-cell office:value-type="string">
            <text:p>RED</text:p>
          </table:table-cell>
          <table:table-cell office:value-type="string">
            <text:p>Primitivo di Manduria</text:p>
          </table:table-cell>
          <table:table-cell office:value-type="string">
            <text:p>Ioniς (Ionis)</text:p>
          </table:table-cell>
          <table:table-cell office:value-type="float" office:value="51.38266">
            <text:p>51.38266</text:p>
          </table:table-cell>
        </table:table-row>
        <table:table-row>
          <table:table-cell office:value-type="string"/>
          <table:table-cell office:value-type="string">
            <text:p>307</text:p>
          </table:table-cell>
          <table:table-cell office:value-type="string"/>
          <table:table-cell office:value-type="string">
            <text:p>Ater Primitivo di Manduria 2015</text:p>
          </table:table-cell>
          <table:table-cell office:value-type="string">
            <text:p>Kellerei Io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nn4ft36f6fy4a3pbjf</text:p>
          </table:table-cell>
          <table:table-cell office:value-type="string">
            <text:p>RED</text:p>
          </table:table-cell>
          <table:table-cell office:value-type="string">
            <text:p>Ater Primitivo</text:p>
          </table:table-cell>
          <table:table-cell office:value-type="string">
            <text:p>Ioniς (Ionis)</text:p>
          </table:table-cell>
          <table:table-cell office:value-type="float" office:value="51.438587">
            <text:p>51.438587</text:p>
          </table:table-cell>
        </table:table-row>
        <table:table-row>
          <table:table-cell office:value-type="string"/>
          <table:table-cell office:value-type="string">
            <text:p>308</text:p>
          </table:table-cell>
          <table:table-cell office:value-type="string"/>
          <table:table-cell office:value-type="string">
            <text:p>„Es“ Primitivo di Manduria 2022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5716">
            <text:p>50.45716</text:p>
          </table:table-cell>
        </table:table-row>
        <table:table-row>
          <table:table-cell office:value-type="string"/>
          <table:table-cell office:value-type="string">
            <text:p>309</text:p>
          </table:table-cell>
          <table:table-cell office:value-type="string"/>
          <table:table-cell office:value-type="string">
            <text:p>„Jo“ Negroamaro 2020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Negroamaro Jo</text:p>
          </table:table-cell>
          <table:table-cell office:value-type="string">
            <text:p>Gianfranco Fino</text:p>
          </table:table-cell>
          <table:table-cell office:value-type="float" office:value="52.222282">
            <text:p>52.222282</text:p>
          </table:table-cell>
        </table:table-row>
        <table:table-row>
          <table:table-cell office:value-type="string"/>
          <table:table-cell office:value-type="string">
            <text:p>310</text:p>
          </table:table-cell>
          <table:table-cell office:value-type="string"/>
          <table:table-cell office:value-type="string">
            <text:p>Mille e una Notte 2019 </text:p>
          </table:table-cell>
          <table:table-cell office:value-type="string">
            <text:p>Kellerei 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4.657784">
            <text:p>54.657784</text:p>
          </table:table-cell>
        </table:table-row>
        <table:table-row>
          <table:table-cell office:value-type="string"/>
          <table:table-cell office:value-type="string">
            <text:p>311</text:p>
          </table:table-cell>
          <table:table-cell office:value-type="string"/>
          <table:table-cell office:value-type="string">
            <text:p>Dolce &amp; Gabbana Tancredi 2020 </text:p>
          </table:table-cell>
          <table:table-cell office:value-type="string">
            <text:p>Kellerei 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m7zs3xmrc0qwvps5n</text:p>
          </table:table-cell>
          <table:table-cell office:value-type="string">
            <text:p>RED</text:p>
          </table:table-cell>
          <table:table-cell office:value-type="string">
            <text:p>Tancredi Edizione Limitata Dolce &amp; Gabbana</text:p>
          </table:table-cell>
          <table:table-cell office:value-type="string">
            <text:p>Donnafugata</text:p>
          </table:table-cell>
          <table:table-cell office:value-type="float" office:value="47.576687">
            <text:p>47.576687</text:p>
          </table:table-cell>
        </table:table-row>
        <table:table-row>
          <table:table-cell office:value-type="string"/>
          <table:table-cell office:value-type="string">
            <text:p>312</text:p>
          </table:table-cell>
          <table:table-cell office:value-type="string"/>
          <table:table-cell office:value-type="string">
            <text:p>Merlot Ars Magna 2016</text:p>
          </table:table-cell>
          <table:table-cell office:value-type="string">
            <text:p>Kellerei Omina Rom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y9n9y68htjffv5gpe</text:p>
          </table:table-cell>
          <table:table-cell office:value-type="string">
            <text:p>RED</text:p>
          </table:table-cell>
          <table:table-cell office:value-type="string">
            <text:p>Ars Magna Merlot</text:p>
          </table:table-cell>
          <table:table-cell office:value-type="string">
            <text:p>Ômina Romana</text:p>
          </table:table-cell>
          <table:table-cell office:value-type="float" office:value="59.179108">
            <text:p>59.179108</text:p>
          </table:table-cell>
        </table:table-row>
        <table:table-row>
          <table:table-cell office:value-type="string"/>
          <table:table-cell office:value-type="string">
            <text:p>313</text:p>
          </table:table-cell>
          <table:table-cell office:value-type="string"/>
          <table:table-cell office:value-type="string">
            <text:p>Montepulciano Jarno Rosso 2015</text:p>
          </table:table-cell>
          <table:table-cell office:value-type="string">
            <text:p>Castorani Colline Pescar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z0kfcb3k5dcyzg7g85</text:p>
          </table:table-cell>
          <table:table-cell office:value-type="string">
            <text:p>RED</text:p>
          </table:table-cell>
          <table:table-cell office:value-type="string">
            <text:p>Jarno Rosso</text:p>
          </table:table-cell>
          <table:table-cell office:value-type="string">
            <text:p>Castorani</text:p>
          </table:table-cell>
          <table:table-cell office:value-type="float" office:value="42.639793">
            <text:p>42.639793</text:p>
          </table:table-cell>
        </table:table-row>
        <table:table-row>
          <table:table-cell office:value-type="string"/>
          <table:table-cell office:value-type="string">
            <text:p>314</text:p>
          </table:table-cell>
          <table:table-cell office:value-type="string"/>
          <table:table-cell office:value-type="string">
            <text:p>Nero d’Avola Dieci Inverni 2012</text:p>
          </table:table-cell>
          <table:table-cell office:value-type="string">
            <text:p>Castorani Colline Pescar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z075bqgk0m06qjkpy4</text:p>
          </table:table-cell>
          <table:table-cell office:value-type="string">
            <text:p>RED</text:p>
          </table:table-cell>
          <table:table-cell office:value-type="string">
            <text:p>10 Dieci Inverni</text:p>
          </table:table-cell>
          <table:table-cell office:value-type="string">
            <text:p>Castorani</text:p>
          </table:table-cell>
          <table:table-cell office:value-type="float" office:value="44.566566">
            <text:p>44.566566</text:p>
          </table:table-cell>
        </table:table-row>
        <table:table-row>
          <table:table-cell office:value-type="string"/>
          <table:table-cell office:value-type="string">
            <text:p>315</text:p>
          </table:table-cell>
          <table:table-cell office:value-type="string"/>
          <table:table-cell office:value-type="string">
            <text:p>Pic Chablis 1er Cru</text:p>
          </table:table-cell>
          <table:table-cell office:value-type="string">
            <text:p>Domaine Ré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n1hsweyfqhbz6v22</text:p>
          </table:table-cell>
          <table:table-cell office:value-type="string">
            <text:p>WHITE</text:p>
          </table:table-cell>
          <table:table-cell office:value-type="string">
            <text:p>Chablis Grand Cru Grenouilles</text:p>
          </table:table-cell>
          <table:table-cell office:value-type="string">
            <text:p>Régnard</text:p>
          </table:table-cell>
          <table:table-cell office:value-type="float" office:value="31.475342">
            <text:p>31.475342</text:p>
          </table:table-cell>
        </table:table-row>
        <table:table-row>
          <table:table-cell office:value-type="string"/>
          <table:table-cell office:value-type="string">
            <text:p>316</text:p>
          </table:table-cell>
          <table:table-cell office:value-type="string"/>
          <table:table-cell office:value-type="string">
            <text:p>Pic Chablis 1er Cru</text:p>
          </table:table-cell>
          <table:table-cell office:value-type="string">
            <text:p>Domaine Ré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n1hsweyfqhbz6v22</text:p>
          </table:table-cell>
          <table:table-cell office:value-type="string">
            <text:p>WHITE</text:p>
          </table:table-cell>
          <table:table-cell office:value-type="string">
            <text:p>Chablis Grand Cru Grenouilles</text:p>
          </table:table-cell>
          <table:table-cell office:value-type="string">
            <text:p>Régnard</text:p>
          </table:table-cell>
          <table:table-cell office:value-type="float" office:value="31.475342">
            <text:p>31.475342</text:p>
          </table:table-cell>
        </table:table-row>
        <table:table-row>
          <table:table-cell office:value-type="string"/>
          <table:table-cell office:value-type="string">
            <text:p>317</text:p>
          </table:table-cell>
          <table:table-cell office:value-type="string"/>
          <table:table-cell office:value-type="string">
            <text:p>Chablis Vieilles Vigne 2020</text:p>
          </table:table-cell>
          <table:table-cell office:value-type="string">
            <text:p>Domaine Gautheron Alain et Cyri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z5wmqnq0s6p508mks4</text:p>
          </table:table-cell>
          <table:table-cell office:value-type="string">
            <text:p>WHITE</text:p>
          </table:table-cell>
          <table:table-cell office:value-type="string">
            <text:p>Vieilles Vignes Chablis</text:p>
          </table:table-cell>
          <table:table-cell office:value-type="string">
            <text:p>Alain Gautheron</text:p>
          </table:table-cell>
          <table:table-cell office:value-type="float" office:value="50.518215">
            <text:p>50.518215</text:p>
          </table:table-cell>
        </table:table-row>
        <table:table-row>
          <table:table-cell office:value-type="string"/>
          <table:table-cell office:value-type="string">
            <text:p>318</text:p>
          </table:table-cell>
          <table:table-cell office:value-type="string"/>
          <table:table-cell office:value-type="string">
            <text:p>Chablis Grand Cru Vaudésir 2019</text:p>
          </table:table-cell>
          <table:table-cell office:value-type="string">
            <text:p>Domaine B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t111c7dy02w6abw93</text:p>
          </table:table-cell>
          <table:table-cell office:value-type="string">
            <text:p>WHITE</text:p>
          </table:table-cell>
          <table:table-cell office:value-type="string">
            <text:p>Chablis Grand Cru 'Vaudesir'</text:p>
          </table:table-cell>
          <table:table-cell office:value-type="string">
            <text:p>Besson</text:p>
          </table:table-cell>
          <table:table-cell office:value-type="float" office:value="44.429733">
            <text:p>44.429733</text:p>
          </table:table-cell>
        </table:table-row>
        <table:table-row>
          <table:table-cell office:value-type="string"/>
          <table:table-cell office:value-type="string">
            <text:p>319</text:p>
          </table:table-cell>
          <table:table-cell office:value-type="string"/>
          <table:table-cell office:value-type="string">
            <text:p>Sancerre Blanc 'Clos Paradis' 2022</text:p>
          </table:table-cell>
          <table:table-cell office:value-type="string">
            <text:p>Domaine Fouass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5j1ytbv6ya1dv0hvh</text:p>
          </table:table-cell>
          <table:table-cell office:value-type="string">
            <text:p>WHITE</text:p>
          </table:table-cell>
          <table:table-cell office:value-type="string">
            <text:p>Sancerre 'Clos Paradis'</text:p>
          </table:table-cell>
          <table:table-cell office:value-type="string">
            <text:p>Domaine Fouassier</text:p>
          </table:table-cell>
          <table:table-cell office:value-type="float" office:value="46.516167">
            <text:p>46.516167</text:p>
          </table:table-cell>
        </table:table-row>
        <table:table-row>
          <table:table-cell office:value-type="string"/>
          <table:table-cell office:value-type="string">
            <text:p>320</text:p>
          </table:table-cell>
          <table:table-cell office:value-type="string"/>
          <table:table-cell office:value-type="string">
            <text:p>Sous le Puits Puligny-Montrachet 1er Cru 2019</text:p>
          </table:table-cell>
          <table:table-cell office:value-type="string">
            <text:p>Maison Louis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ym06q8t9jzgpeedvx</text:p>
          </table:table-cell>
          <table:table-cell office:value-type="string">
            <text:p>WHITE</text:p>
          </table:table-cell>
          <table:table-cell office:value-type="string">
            <text:p>Premier Cru Sous le Puits</text:p>
          </table:table-cell>
          <table:table-cell office:value-type="string">
            <text:p>Louis Latour</text:p>
          </table:table-cell>
          <table:table-cell office:value-type="float" office:value="44.71047">
            <text:p>44.71047</text:p>
          </table:table-cell>
        </table:table-row>
        <table:table-row>
          <table:table-cell office:value-type="string"/>
          <table:table-cell office:value-type="string">
            <text:p>321</text:p>
          </table:table-cell>
          <table:table-cell office:value-type="string"/>
          <table:table-cell office:value-type="string">
            <text:p>Sous le Puits Puligny-Montrachet 1er Cru 2019</text:p>
          </table:table-cell>
          <table:table-cell office:value-type="string">
            <text:p>Maison Louis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ym06q8t9jzgpeedvx</text:p>
          </table:table-cell>
          <table:table-cell office:value-type="string">
            <text:p>WHITE</text:p>
          </table:table-cell>
          <table:table-cell office:value-type="string">
            <text:p>Premier Cru Sous le Puits</text:p>
          </table:table-cell>
          <table:table-cell office:value-type="string">
            <text:p>Louis Latour</text:p>
          </table:table-cell>
          <table:table-cell office:value-type="float" office:value="44.71047">
            <text:p>44.71047</text:p>
          </table:table-cell>
        </table:table-row>
        <table:table-row>
          <table:table-cell office:value-type="string"/>
          <table:table-cell office:value-type="string">
            <text:p>322</text:p>
          </table:table-cell>
          <table:table-cell office:value-type="string"/>
          <table:table-cell office:value-type="string">
            <text:p>Sous le Puits Puligny-Montrachet 1er Cru 2019</text:p>
          </table:table-cell>
          <table:table-cell office:value-type="string">
            <text:p>Maison Louis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ym06q8t9jzgpeedvx</text:p>
          </table:table-cell>
          <table:table-cell office:value-type="string">
            <text:p>WHITE</text:p>
          </table:table-cell>
          <table:table-cell office:value-type="string">
            <text:p>Premier Cru Sous le Puits</text:p>
          </table:table-cell>
          <table:table-cell office:value-type="string">
            <text:p>Louis Latour</text:p>
          </table:table-cell>
          <table:table-cell office:value-type="float" office:value="44.71047">
            <text:p>44.71047</text:p>
          </table:table-cell>
        </table:table-row>
        <table:table-row>
          <table:table-cell office:value-type="string"/>
          <table:table-cell office:value-type="string">
            <text:p>323</text:p>
          </table:table-cell>
          <table:table-cell office:value-type="string"/>
          <table:table-cell office:value-type="string">
            <text:p>Blanc de Lynch-Bages 2018 </text:p>
          </table:table-cell>
          <table:table-cell office:value-type="string">
            <text:p>Château Lynch-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fypwmqesw4e35engv</text:p>
          </table:table-cell>
          <table:table-cell office:value-type="string">
            <text:p>WHITE</text:p>
          </table:table-cell>
          <table:table-cell office:value-type="string">
            <text:p>Blanc de Lynch-Bages</text:p>
          </table:table-cell>
          <table:table-cell office:value-type="string">
            <text:p>Château Lynch-Bages</text:p>
          </table:table-cell>
          <table:table-cell office:value-type="float" office:value="61.913277">
            <text:p>61.913277</text:p>
          </table:table-cell>
        </table:table-row>
        <table:table-row>
          <table:table-cell office:value-type="string"/>
          <table:table-cell office:value-type="string">
            <text:p>324</text:p>
          </table:table-cell>
          <table:table-cell office:value-type="string"/>
          <table:table-cell office:value-type="string">
            <text:p>Alter Ego de Palmer 2020 </text:p>
          </table:table-cell>
          <table:table-cell office:value-type="string">
            <text:p>Château 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300">
            <text:p>15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f5ansemx1bbg5c090</text:p>
          </table:table-cell>
          <table:table-cell office:value-type="string">
            <text:p>RED</text:p>
          </table:table-cell>
          <table:table-cell office:value-type="string">
            <text:p>Margaux Alter Ego</text:p>
          </table:table-cell>
          <table:table-cell office:value-type="string">
            <text:p>Chateau Palmer</text:p>
          </table:table-cell>
          <table:table-cell office:value-type="float" office:value="39.87567">
            <text:p>39.87567</text:p>
          </table:table-cell>
        </table:table-row>
        <table:table-row>
          <table:table-cell office:value-type="string"/>
          <table:table-cell office:value-type="string">
            <text:p>325</text:p>
          </table:table-cell>
          <table:table-cell office:value-type="string"/>
          <table:table-cell office:value-type="string">
            <text:p>Les Vieilles Vignes 2017 </text:p>
          </table:table-cell>
          <table:table-cell office:value-type="string">
            <text:p>Domaine de Villeneu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j2540j3jpb6pe22rz</text:p>
          </table:table-cell>
          <table:table-cell office:value-type="string">
            <text:p>RED</text:p>
          </table:table-cell>
          <table:table-cell office:value-type="string">
            <text:p>Les Vieilles Vignes Châteauneuf-du-Pape</text:p>
          </table:table-cell>
          <table:table-cell office:value-type="string">
            <text:p>Domaine de Villeneuve</text:p>
          </table:table-cell>
          <table:table-cell office:value-type="float" office:value="34.699383">
            <text:p>34.699383</text:p>
          </table:table-cell>
        </table:table-row>
        <table:table-row>
          <table:table-cell office:value-type="string"/>
          <table:table-cell office:value-type="string">
            <text:p>326</text:p>
          </table:table-cell>
          <table:table-cell office:value-type="string"/>
          <table:table-cell office:value-type="string">
            <text:p>Ried Zieregg Sauvignon Blanc 2020</text:p>
          </table:table-cell>
          <table:table-cell office:value-type="string">
            <text:p>Weingut 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7mxp3qbt1ddm3evk4</text:p>
          </table:table-cell>
          <table:table-cell office:value-type="string">
            <text:p>WHITE</text:p>
          </table:table-cell>
          <table:table-cell office:value-type="string">
            <text:p>Ried Zieregg Dreieck</text:p>
          </table:table-cell>
          <table:table-cell office:value-type="string">
            <text:p>Tement</text:p>
          </table:table-cell>
          <table:table-cell office:value-type="float" office:value="37.90321">
            <text:p>37.90321</text:p>
          </table:table-cell>
        </table:table-row>
        <table:table-row>
          <table:table-cell office:value-type="string"/>
          <table:table-cell office:value-type="string">
            <text:p>327</text:p>
          </table:table-cell>
          <table:table-cell office:value-type="string"/>
          <table:table-cell office:value-type="string">
            <text:p>Leutschacher Sauvignon Blanc 2020 Weingut</text:p>
          </table:table-cell>
          <table:table-cell office:value-type="string">
            <text:p>Erwin Sabat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a5a7pnzq9463hh0mh</text:p>
          </table:table-cell>
          <table:table-cell office:value-type="string">
            <text:p>WHITE</text:p>
          </table:table-cell>
          <table:table-cell office:value-type="string">
            <text:p>Leutschacher Sauvignon Blanc</text:p>
          </table:table-cell>
          <table:table-cell office:value-type="string">
            <text:p>Erwin Sabathi</text:p>
          </table:table-cell>
          <table:table-cell office:value-type="float" office:value="53.867584">
            <text:p>53.867584</text:p>
          </table:table-cell>
        </table:table-row>
        <table:table-row>
          <table:table-cell office:value-type="string"/>
          <table:table-cell office:value-type="string">
            <text:p>328</text:p>
          </table:table-cell>
          <table:table-cell office:value-type="string"/>
          <table:table-cell office:value-type="string">
            <text:p>Riesling Rotschiefer „1000 Alte Reben“ 2019</text:p>
          </table:table-cell>
          <table:table-cell office:value-type="string">
            <text:p>Weingut Sorentberg und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mhw7jqx57k5p1wdmh</text:p>
          </table:table-cell>
          <table:table-cell office:value-type="string">
            <text:p>WHITE</text:p>
          </table:table-cell>
          <table:table-cell office:value-type="string">
            <text:p>Rotschiefer Riesling Von 1000 Alte Reben</text:p>
          </table:table-cell>
          <table:table-cell office:value-type="string">
            <text:p>Sorentberg</text:p>
          </table:table-cell>
          <table:table-cell office:value-type="float" office:value="58.118317">
            <text:p>58.118317</text:p>
          </table:table-cell>
        </table:table-row>
        <table:table-row>
          <table:table-cell office:value-type="string"/>
          <table:table-cell office:value-type="string">
            <text:p>329</text:p>
          </table:table-cell>
          <table:table-cell office:value-type="string"/>
          <table:table-cell office:value-type="string">
            <text:p>Gottesfuß Alte Reben Riesling 2022</text:p>
          </table:table-cell>
          <table:table-cell office:value-type="string">
            <text:p>Weingut Van Volxe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cvqnkqyhjzmw7gk4p</text:p>
          </table:table-cell>
          <table:table-cell office:value-type="string">
            <text:p>WHITE</text:p>
          </table:table-cell>
          <table:table-cell office:value-type="string">
            <text:p>Gottesfuss Alte Reben GG</text:p>
          </table:table-cell>
          <table:table-cell office:value-type="string">
            <text:p>Van Volxem</text:p>
          </table:table-cell>
          <table:table-cell office:value-type="float" office:value="52.03906">
            <text:p>52.03906</text:p>
          </table:table-cell>
        </table:table-row>
        <table:table-row>
          <table:table-cell office:value-type="string"/>
          <table:table-cell office:value-type="string">
            <text:p>330</text:p>
          </table:table-cell>
          <table:table-cell office:value-type="string"/>
          <table:table-cell office:value-type="string">
            <text:p>Riesling Trocken 2021</text:p>
          </table:table-cell>
          <table:table-cell office:value-type="string">
            <text:p>Weingut Fritz Haa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yn43f9sp16q589f5h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Fritz Haag</text:p>
          </table:table-cell>
          <table:table-cell office:value-type="float" office:value="41.30031">
            <text:p>41.30031</text:p>
          </table:table-cell>
        </table:table-row>
        <table:table-row>
          <table:table-cell office:value-type="string"/>
          <table:table-cell office:value-type="string">
            <text:p>331</text:p>
          </table:table-cell>
          <table:table-cell office:value-type="string"/>
          <table:table-cell office:value-type="string">
            <text:p>Fläscher Pinot Noir Uris 2020</text:p>
          </table:table-cell>
          <table:table-cell office:value-type="string">
            <text:p>Weingut Dava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pxf1vtrbhvq6rweaft</text:p>
          </table:table-cell>
          <table:table-cell office:value-type="string">
            <text:p>WHITE</text:p>
          </table:table-cell>
          <table:table-cell office:value-type="string">
            <text:p>Fläscher Pinot Gris</text:p>
          </table:table-cell>
          <table:table-cell office:value-type="string">
            <text:p>Davaz</text:p>
          </table:table-cell>
          <table:table-cell office:value-type="float" office:value="43.450066">
            <text:p>43.450066</text:p>
          </table:table-cell>
        </table:table-row>
        <table:table-row>
          <table:table-cell office:value-type="string"/>
          <table:table-cell office:value-type="string">
            <text:p>332</text:p>
          </table:table-cell>
          <table:table-cell office:value-type="string"/>
          <table:table-cell office:value-type="string">
            <text:p>CR 1 Redstone Reserve I CS, COT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3.737793">
            <text:p>43.737793</text:p>
          </table:table-cell>
        </table:table-row>
        <table:table-row>
          <table:table-cell office:value-type="string"/>
          <table:table-cell office:value-type="string">
            <text:p>333</text:p>
          </table:table-cell>
          <table:table-cell office:value-type="string"/>
          <table:table-cell office:value-type="string">
            <text:p>CR 1 Redstone Reserve I CS, COT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3.737793">
            <text:p>43.737793</text:p>
          </table:table-cell>
        </table:table-row>
        <table:table-row>
          <table:table-cell office:value-type="string"/>
          <table:table-cell office:value-type="string">
            <text:p>334</text:p>
          </table:table-cell>
          <table:table-cell office:value-type="string"/>
          <table:table-cell office:value-type="string">
            <text:p>Marqués de Murrieta Reserva 2018 </text:p>
          </table:table-cell>
          <table:table-cell office:value-type="string">
            <text:p>Bodegas Marqués de Murri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1ra6zpc9hvkvz06y53</text:p>
          </table:table-cell>
          <table:table-cell office:value-type="string">
            <text:p>WHITE</text:p>
          </table:table-cell>
          <table:table-cell office:value-type="string">
            <text:p>Misela de Murrieta</text:p>
          </table:table-cell>
          <table:table-cell office:value-type="string">
            <text:p>Marqués de Murrieta</text:p>
          </table:table-cell>
          <table:table-cell office:value-type="float" office:value="47.813774">
            <text:p>47.813774</text:p>
          </table:table-cell>
        </table:table-row>
        <table:table-row>
          <table:table-cell office:value-type="string"/>
          <table:table-cell office:value-type="string">
            <text:p>335</text:p>
          </table:table-cell>
          <table:table-cell office:value-type="string"/>
          <table:table-cell office:value-type="string">
            <text:p>Viña Tondonia Reserva </text:p>
          </table:table-cell>
          <table:table-cell office:value-type="string">
            <text:p>Ló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ss9d7gp5srq27xkes</text:p>
          </table:table-cell>
          <table:table-cell office:value-type="string">
            <text:p>RED</text:p>
          </table:table-cell>
          <table:table-cell office:value-type="string">
            <text:p>Viña Tondonia Gran Reserva</text:p>
          </table:table-cell>
          <table:table-cell office:value-type="string">
            <text:p>R. López de Heredia</text:p>
          </table:table-cell>
          <table:table-cell office:value-type="float" office:value="50.812737">
            <text:p>50.812737</text:p>
          </table:table-cell>
        </table:table-row>
        <table:table-row>
          <table:table-cell office:value-type="string"/>
          <table:table-cell office:value-type="string">
            <text:p>336</text:p>
          </table:table-cell>
          <table:table-cell office:value-type="string"/>
          <table:table-cell office:value-type="string">
            <text:p>Viña Tondonia Reserva </text:p>
          </table:table-cell>
          <table:table-cell office:value-type="string">
            <text:p>Ló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ss9d7gp5srq27xkes</text:p>
          </table:table-cell>
          <table:table-cell office:value-type="string">
            <text:p>RED</text:p>
          </table:table-cell>
          <table:table-cell office:value-type="string">
            <text:p>Viña Tondonia Gran Reserva</text:p>
          </table:table-cell>
          <table:table-cell office:value-type="string">
            <text:p>R. López de Heredia</text:p>
          </table:table-cell>
          <table:table-cell office:value-type="float" office:value="50.812737">
            <text:p>50.812737</text:p>
          </table:table-cell>
        </table:table-row>
        <table:table-row>
          <table:table-cell office:value-type="string"/>
          <table:table-cell office:value-type="string">
            <text:p>337</text:p>
          </table:table-cell>
          <table:table-cell office:value-type="string"/>
          <table:table-cell office:value-type="string">
            <text:p>Galantas Gran Reserva 2018 </text:p>
          </table:table-cell>
          <table:table-cell office:value-type="string">
            <text:p>Viña Haras de Pirqu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s5vaqgh43083txtk3</text:p>
          </table:table-cell>
          <table:table-cell office:value-type="string">
            <text:p>RED</text:p>
          </table:table-cell>
          <table:table-cell office:value-type="string">
            <text:p>Galantas Gran Reserva Cabernet Franc</text:p>
          </table:table-cell>
          <table:table-cell office:value-type="string">
            <text:p>Haras de Pirque</text:p>
          </table:table-cell>
          <table:table-cell office:value-type="float" office:value="51.85208">
            <text:p>51.85208</text:p>
          </table:table-cell>
        </table:table-row>
        <table:table-row>
          <table:table-cell office:value-type="string"/>
          <table:table-cell office:value-type="string">
            <text:p>338</text:p>
          </table:table-cell>
          <table:table-cell office:value-type="string"/>
          <table:table-cell office:value-type="string">
            <text:p>Wine of Lebanon</text:p>
          </table:table-cell>
          <table:table-cell office:value-type="string">
            <text:p>Château Musar – 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zdrgz9bdk1d7gcmrj1</text:p>
          </table:table-cell>
          <table:table-cell office:value-type="string">
            <text:p>RED</text:p>
          </table:table-cell>
          <table:table-cell office:value-type="string">
            <text:p>Three of a Kind Ridge Vineyard Old Vine</text:p>
          </table:table-cell>
          <table:table-cell office:value-type="string">
            <text:p>Easton</text:p>
          </table:table-cell>
          <table:table-cell office:value-type="float" office:value="24.421074">
            <text:p>24.421074</text:p>
          </table:table-cell>
        </table:table-row>
        <table:table-row>
          <table:table-cell office:value-type="string"/>
          <table:table-cell office:value-type="string">
            <text:p>339</text:p>
          </table:table-cell>
          <table:table-cell office:value-type="string"/>
          <table:table-cell office:value-type="string">
            <text:p>Wine of Lebanon</text:p>
          </table:table-cell>
          <table:table-cell office:value-type="string">
            <text:p>Château Musar – 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zdrgz9bdk1d7gcmrj1</text:p>
          </table:table-cell>
          <table:table-cell office:value-type="string">
            <text:p>RED</text:p>
          </table:table-cell>
          <table:table-cell office:value-type="string">
            <text:p>Three of a Kind Ridge Vineyard Old Vine</text:p>
          </table:table-cell>
          <table:table-cell office:value-type="string">
            <text:p>Easton</text:p>
          </table:table-cell>
          <table:table-cell office:value-type="float" office:value="24.421074">
            <text:p>24.421074</text:p>
          </table:table-cell>
        </table:table-row>
        <table:table-row>
          <table:table-cell office:value-type="string"/>
          <table:table-cell office:value-type="string">
            <text:p>340</text:p>
          </table:table-cell>
          <table:table-cell office:value-type="string"/>
          <table:table-cell office:value-type="string">
            <text:p>Wine of Lebanon</text:p>
          </table:table-cell>
          <table:table-cell office:value-type="string">
            <text:p>Château Musar – 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zdrgz9bdk1d7gcmrj1</text:p>
          </table:table-cell>
          <table:table-cell office:value-type="string">
            <text:p>RED</text:p>
          </table:table-cell>
          <table:table-cell office:value-type="string">
            <text:p>Three of a Kind Ridge Vineyard Old Vine</text:p>
          </table:table-cell>
          <table:table-cell office:value-type="string">
            <text:p>Easton</text:p>
          </table:table-cell>
          <table:table-cell office:value-type="float" office:value="24.421074">
            <text:p>24.421074</text:p>
          </table:table-cell>
        </table:table-row>
        <table:table-row>
          <table:table-cell office:value-type="string"/>
          <table:table-cell office:value-type="string">
            <text:p>341</text:p>
          </table:table-cell>
          <table:table-cell office:value-type="string"/>
          <table:table-cell office:value-type="string">
            <text:p>Wine of Lebanon</text:p>
          </table:table-cell>
          <table:table-cell office:value-type="string">
            <text:p>Château Musar – 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zdrgz9bdk1d7gcmrj1</text:p>
          </table:table-cell>
          <table:table-cell office:value-type="string">
            <text:p>RED</text:p>
          </table:table-cell>
          <table:table-cell office:value-type="string">
            <text:p>Three of a Kind Ridge Vineyard Old Vine</text:p>
          </table:table-cell>
          <table:table-cell office:value-type="string">
            <text:p>Easton</text:p>
          </table:table-cell>
          <table:table-cell office:value-type="float" office:value="24.421074">
            <text:p>24.421074</text:p>
          </table:table-cell>
        </table:table-row>
        <table:table-row>
          <table:table-cell office:value-type="string"/>
          <table:table-cell office:value-type="string">
            <text:p>342</text:p>
          </table:table-cell>
          <table:table-cell office:value-type="string"/>
          <table:table-cell office:value-type="string">
            <text:p>Bin 389 2019 </text:p>
          </table:table-cell>
          <table:table-cell office:value-type="string">
            <text:p>Penfol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c9x39c83r6c4anab</text:p>
          </table:table-cell>
          <table:table-cell office:value-type="string">
            <text:p>RED</text:p>
          </table:table-cell>
          <table:table-cell office:value-type="string">
            <text:p>Cabernet-Shiraz Bin 389</text:p>
          </table:table-cell>
          <table:table-cell office:value-type="string">
            <text:p>Penfolds</text:p>
          </table:table-cell>
          <table:table-cell office:value-type="float" office:value="37.000504">
            <text:p>37.000504</text:p>
          </table:table-cell>
        </table:table-row>
        <table:table-row>
          <table:table-cell office:value-type="string"/>
          <table:table-cell office:value-type="string">
            <text:p>343</text:p>
          </table:table-cell>
          <table:table-cell office:value-type="string"/>
          <table:table-cell office:value-type="string">
            <text:p>Praeclarus Brut 1,5 L 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vkkz55v25skpqcx4</text:p>
          </table:table-cell>
          <table:table-cell office:value-type="string">
            <text:p>SPARKLING</text:p>
          </table:table-cell>
          <table:table-cell office:value-type="string">
            <text:p>Praeclarus Brut</text:p>
          </table:table-cell>
          <table:table-cell office:value-type="string">
            <text:p>Kellerei St. Pauls</text:p>
          </table:table-cell>
          <table:table-cell office:value-type="float" office:value="48.53483">
            <text:p>48.53483</text:p>
          </table:table-cell>
        </table:table-row>
        <table:table-row>
          <table:table-cell office:value-type="string"/>
          <table:table-cell office:value-type="string">
            <text:p>344</text:p>
          </table:table-cell>
          <table:table-cell office:value-type="string"/>
          <table:table-cell office:value-type="string">
            <text:p>Arunda Cuvée Marianna Extra Brut 1 ,5 L </text:p>
          </table:table-cell>
          <table:table-cell office:value-type="string">
            <text:p>Sektkellerei Aru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Metodo Classico Cuvée Marianna Extra Brut</text:p>
          </table:table-cell>
          <table:table-cell office:value-type="string">
            <text:p>Arunda</text:p>
          </table:table-cell>
          <table:table-cell office:value-type="float" office:value="40.07185">
            <text:p>40.07185</text:p>
          </table:table-cell>
        </table:table-row>
        <table:table-row>
          <table:table-cell office:value-type="string"/>
          <table:table-cell office:value-type="string">
            <text:p>345</text:p>
          </table:table-cell>
          <table:table-cell office:value-type="string"/>
          <table:table-cell office:value-type="string">
            <text:p>Ca’ del Bosco Rosé Annamaria Clementi Vintage 2012 Extra Brut 1,5 L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eqkyp7md23h3wfqn</text:p>
          </table:table-cell>
          <table:table-cell office:value-type="string">
            <text:p>ROSE_SPARKLING</text:p>
          </table:table-cell>
          <table:table-cell office:value-type="string">
            <text:p>Franciacorta Rosé Annamaria Clementi Extra Brut</text:p>
          </table:table-cell>
          <table:table-cell office:value-type="string">
            <text:p>Ca' del Bosco</text:p>
          </table:table-cell>
          <table:table-cell office:value-type="float" office:value="50.721313">
            <text:p>50.721313</text:p>
          </table:table-cell>
        </table:table-row>
        <table:table-row>
          <table:table-cell office:value-type="string"/>
          <table:table-cell office:value-type="string">
            <text:p>346</text:p>
          </table:table-cell>
          <table:table-cell office:value-type="string"/>
          <table:table-cell office:value-type="string">
            <text:p>Champagne Signature Brut 1,5 L </text:p>
          </table:table-cell>
          <table:table-cell office:value-type="string">
            <text:p>Huguenot - Tass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40qwk2esd1g820meqw</text:p>
          </table:table-cell>
          <table:table-cell office:value-type="string">
            <text:p>ROSE_SPARKLING</text:p>
          </table:table-cell>
          <table:table-cell office:value-type="string">
            <text:p>Signature Brut Champagne</text:p>
          </table:table-cell>
          <table:table-cell office:value-type="string">
            <text:p>Huguenot Tassin</text:p>
          </table:table-cell>
          <table:table-cell office:value-type="float" office:value="55.523815">
            <text:p>55.523815</text:p>
          </table:table-cell>
        </table:table-row>
        <table:table-row>
          <table:table-cell office:value-type="string"/>
          <table:table-cell office:value-type="string">
            <text:p>347</text:p>
          </table:table-cell>
          <table:table-cell office:value-type="string"/>
          <table:table-cell office:value-type="string">
            <text:p>Ca’ del Bosco Cuvée Prestige Rosé Brut 1,5 L PN, CH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4rdc6dnh9v5jabtr</text:p>
          </table:table-cell>
          <table:table-cell office:value-type="string">
            <text:p>SPARKLING</text:p>
          </table:table-cell>
          <table:table-cell office:value-type="string">
            <text:p>Franciacorta Cuvée Prestige Rosé</text:p>
          </table:table-cell>
          <table:table-cell office:value-type="string">
            <text:p>Ca' del Bosco</text:p>
          </table:table-cell>
          <table:table-cell office:value-type="float" office:value="37.749004">
            <text:p>37.749004</text:p>
          </table:table-cell>
        </table:table-row>
        <table:table-row>
          <table:table-cell office:value-type="string"/>
          <table:table-cell office:value-type="string">
            <text:p>348</text:p>
          </table:table-cell>
          <table:table-cell office:value-type="string"/>
          <table:table-cell office:value-type="string">
            <text:p>Terlaner Cuvée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string"/>
          <table:table-cell office:value-type="string">
            <text:p>349</text:p>
          </table:table-cell>
          <table:table-cell office:value-type="string"/>
          <table:table-cell office:value-type="string">
            <text:p>Terlaner Cuvée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string"/>
          <table:table-cell office:value-type="string">
            <text:p>350</text:p>
          </table:table-cell>
          <table:table-cell office:value-type="string"/>
          <table:table-cell office:value-type="string">
            <text:p>Terlaner Cuvée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string"/>
          <table:table-cell office:value-type="string">
            <text:p>351</text:p>
          </table:table-cell>
          <table:table-cell office:value-type="string"/>
          <table:table-cell office:value-type="string">
            <text:p>Terlaner Cuvée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string"/>
          <table:table-cell office:value-type="string">
            <text:p>352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50.996437">
            <text:p>50.996437</text:p>
          </table:table-cell>
        </table:table-row>
        <table:table-row>
          <table:table-cell office:value-type="string"/>
          <table:table-cell office:value-type="string">
            <text:p>353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50.996437">
            <text:p>50.996437</text:p>
          </table:table-cell>
        </table:table-row>
        <table:table-row>
          <table:table-cell office:value-type="string"/>
          <table:table-cell office:value-type="string">
            <text:p>354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50.996437">
            <text:p>50.996437</text:p>
          </table:table-cell>
        </table:table-row>
        <table:table-row>
          <table:table-cell office:value-type="string"/>
          <table:table-cell office:value-type="string">
            <text:p>355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50.996437">
            <text:p>50.996437</text:p>
          </table:table-cell>
        </table:table-row>
        <table:table-row>
          <table:table-cell office:value-type="string"/>
          <table:table-cell office:value-type="string">
            <text:p>356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50.996437">
            <text:p>50.996437</text:p>
          </table:table-cell>
        </table:table-row>
        <table:table-row>
          <table:table-cell office:value-type="string"/>
          <table:table-cell office:value-type="string">
            <text:p>357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50.996437">
            <text:p>50.996437</text:p>
          </table:table-cell>
        </table:table-row>
        <table:table-row>
          <table:table-cell office:value-type="string"/>
          <table:table-cell office:value-type="string">
            <text:p>358</text:p>
          </table:table-cell>
          <table:table-cell office:value-type="string"/>
          <table:table-cell office:value-type="string">
            <text:p>Sauvignon Sanct Valentin 2022 1,5 L</text:p>
          </table:table-cell>
          <table:table-cell office:value-type="string">
            <text:p>Kellerei St. Michael 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54.34286">
            <text:p>54.34286</text:p>
          </table:table-cell>
        </table:table-row>
        <table:table-row>
          <table:table-cell office:value-type="string"/>
          <table:table-cell office:value-type="string">
            <text:p>359</text:p>
          </table:table-cell>
          <table:table-cell office:value-type="string"/>
          <table:table-cell office:value-type="string">
            <text:p>Nova Domus Terlaner Riserva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64.42574">
            <text:p>64.42574</text:p>
          </table:table-cell>
        </table:table-row>
        <table:table-row>
          <table:table-cell office:value-type="string"/>
          <table:table-cell office:value-type="string">
            <text:p>360</text:p>
          </table:table-cell>
          <table:table-cell office:value-type="string"/>
          <table:table-cell office:value-type="string">
            <text:p>Nova Domus Terlaner Riserva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64.42574">
            <text:p>64.42574</text:p>
          </table:table-cell>
        </table:table-row>
        <table:table-row>
          <table:table-cell office:value-type="string"/>
          <table:table-cell office:value-type="string">
            <text:p>361</text:p>
          </table:table-cell>
          <table:table-cell office:value-type="string"/>
          <table:table-cell office:value-type="string">
            <text:p>Nova Domus Terlaner Riserva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64.42574">
            <text:p>64.42574</text:p>
          </table:table-cell>
        </table:table-row>
        <table:table-row>
          <table:table-cell office:value-type="string"/>
          <table:table-cell office:value-type="string">
            <text:p>362</text:p>
          </table:table-cell>
          <table:table-cell office:value-type="string"/>
          <table:table-cell office:value-type="string">
            <text:p>Weissburgunder Sirmian 2017 1,5 L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1.107243">
            <text:p>51.107243</text:p>
          </table:table-cell>
        </table:table-row>
        <table:table-row>
          <table:table-cell office:value-type="string"/>
          <table:table-cell office:value-type="string">
            <text:p>363</text:p>
          </table:table-cell>
          <table:table-cell office:value-type="string"/>
          <table:table-cell office:value-type="string">
            <text:p>Weissburgunder Vorberg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string"/>
          <table:table-cell office:value-type="string">
            <text:p>364</text:p>
          </table:table-cell>
          <table:table-cell office:value-type="string"/>
          <table:table-cell office:value-type="string">
            <text:p>Weissburgunder Vorberg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string"/>
          <table:table-cell office:value-type="string">
            <text:p>365</text:p>
          </table:table-cell>
          <table:table-cell office:value-type="string"/>
          <table:table-cell office:value-type="string">
            <text:p>Weissburgunder Vorberg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6900">
            <text:p>16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string"/>
          <table:table-cell office:value-type="string">
            <text:p>366</text:p>
          </table:table-cell>
          <table:table-cell office:value-type="string"/>
          <table:table-cell office:value-type="string">
            <text:p>Weissburgunder Vorberg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string"/>
          <table:table-cell office:value-type="string">
            <text:p>367</text:p>
          </table:table-cell>
          <table:table-cell office:value-type="string"/>
          <table:table-cell office:value-type="string">
            <text:p>Chardonnay Lafóa 2022 1,5 L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73556">
            <text:p>35.73556</text:p>
          </table:table-cell>
        </table:table-row>
        <table:table-row>
          <table:table-cell office:value-type="string"/>
          <table:table-cell office:value-type="string">
            <text:p>368</text:p>
          </table:table-cell>
          <table:table-cell office:value-type="string"/>
          <table:table-cell office:value-type="string">
            <text:p>Chardonnay Burgum Novum 2017 1,5 L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7fhrj2s1gzrq7hz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float" office:value="45.152184">
            <text:p>45.152184</text:p>
          </table:table-cell>
        </table:table-row>
        <table:table-row>
          <table:table-cell office:value-type="string"/>
          <table:table-cell office:value-type="string">
            <text:p>369</text:p>
          </table:table-cell>
          <table:table-cell office:value-type="string"/>
          <table:table-cell office:value-type="string">
            <text:p>Kerner Aristos 2022 1,5 L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39.2975">
            <text:p>39.2975</text:p>
          </table:table-cell>
        </table:table-row>
        <table:table-row>
          <table:table-cell office:value-type="string"/>
          <table:table-cell office:value-type="string">
            <text:p>370</text:p>
          </table:table-cell>
          <table:table-cell office:value-type="string"/>
          <table:table-cell office:value-type="string">
            <text:p>Pic Chablis 1er Cru 2012 1,5 L</text:p>
          </table:table-cell>
          <table:table-cell office:value-type="string">
            <text:p>Domaine Régnar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6n1hsweyfqhbz6v22</text:p>
          </table:table-cell>
          <table:table-cell office:value-type="string">
            <text:p>WHITE</text:p>
          </table:table-cell>
          <table:table-cell office:value-type="string">
            <text:p>Chablis Grand Cru Grenouilles</text:p>
          </table:table-cell>
          <table:table-cell office:value-type="string">
            <text:p>Régnard</text:p>
          </table:table-cell>
          <table:table-cell office:value-type="float" office:value="31.475342">
            <text:p>31.475342</text:p>
          </table:table-cell>
        </table:table-row>
        <table:table-row>
          <table:table-cell office:value-type="string"/>
          <table:table-cell office:value-type="string">
            <text:p>371</text:p>
          </table:table-cell>
          <table:table-cell office:value-type="string"/>
          <table:table-cell office:value-type="string">
            <text:p>Vigna Toren Riserva 2018 1,5 L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16221">
            <text:p>39.16221</text:p>
          </table:table-cell>
        </table:table-row>
        <table:table-row>
          <table:table-cell office:value-type="string"/>
          <table:table-cell office:value-type="string">
            <text:p>372</text:p>
          </table:table-cell>
          <table:table-cell office:value-type="string"/>
          <table:table-cell office:value-type="string">
            <text:p>Linticlarus Riserva 2019 1,5 L 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a44sfp5261p2gard</text:p>
          </table:table-cell>
          <table:table-cell office:value-type="string">
            <text:p>RED</text:p>
          </table:table-cell>
          <table:table-cell office:value-type="string">
            <text:p>Linticlarus Cuvée Riserva</text:p>
          </table:table-cell>
          <table:table-cell office:value-type="string">
            <text:p>Tiefenbrunner</text:p>
          </table:table-cell>
          <table:table-cell office:value-type="float" office:value="41.06233">
            <text:p>41.06233</text:p>
          </table:table-cell>
        </table:table-row>
        <table:table-row>
          <table:table-cell office:value-type="string"/>
          <table:table-cell office:value-type="string">
            <text:p>373</text:p>
          </table:table-cell>
          <table:table-cell office:value-type="string"/>
          <table:table-cell office:value-type="string">
            <text:p>Composition Reif 1,5 L 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65.2043">
            <text:p>65.2043</text:p>
          </table:table-cell>
        </table:table-row>
        <table:table-row>
          <table:table-cell office:value-type="string"/>
          <table:table-cell office:value-type="string">
            <text:p>374</text:p>
          </table:table-cell>
          <table:table-cell office:value-type="string"/>
          <table:table-cell office:value-type="string">
            <text:p>Composition Reif 1,5 L 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65.2043">
            <text:p>65.2043</text:p>
          </table:table-cell>
        </table:table-row>
        <table:table-row>
          <table:table-cell office:value-type="string"/>
          <table:table-cell office:value-type="string">
            <text:p>375</text:p>
          </table:table-cell>
          <table:table-cell office:value-type="string"/>
          <table:table-cell office:value-type="string">
            <text:p>Lagrein Mirell Riserva 2020 1,5 L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64.951584">
            <text:p>64.951584</text:p>
          </table:table-cell>
        </table:table-row>
        <table:table-row>
          <table:table-cell office:value-type="string"/>
          <table:table-cell office:value-type="string">
            <text:p>376</text:p>
          </table:table-cell>
          <table:table-cell office:value-type="string"/>
          <table:table-cell office:value-type="string">
            <text:p>Lamarein 1,5 L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7.13686">
            <text:p>57.13686</text:p>
          </table:table-cell>
        </table:table-row>
        <table:table-row>
          <table:table-cell office:value-type="string"/>
          <table:table-cell office:value-type="string">
            <text:p>377</text:p>
          </table:table-cell>
          <table:table-cell office:value-type="string"/>
          <table:table-cell office:value-type="string">
            <text:p>Lamarein 1,5 L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7.13686">
            <text:p>57.13686</text:p>
          </table:table-cell>
        </table:table-row>
        <table:table-row>
          <table:table-cell office:value-type="string"/>
          <table:table-cell office:value-type="string">
            <text:p>378</text:p>
          </table:table-cell>
          <table:table-cell office:value-type="string"/>
          <table:table-cell office:value-type="string">
            <text:p>Sanct Valentin Pinot Noir Riserva 2018 1,5 L</text:p>
          </table:table-cell>
          <table:table-cell office:value-type="string">
            <text:p>Kellerei St. Michael 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hbcdak4ythj1qxp6</text:p>
          </table:table-cell>
          <table:table-cell office:value-type="string">
            <text:p>RED</text:p>
          </table:table-cell>
          <table:table-cell office:value-type="string">
            <text:p>Pinot Noir Riserva Sanct Valentin</text:p>
          </table:table-cell>
          <table:table-cell office:value-type="string">
            <text:p>St. Michael-Eppan</text:p>
          </table:table-cell>
          <table:table-cell office:value-type="float" office:value="55.904186">
            <text:p>55.904186</text:p>
          </table:table-cell>
        </table:table-row>
        <table:table-row>
          <table:table-cell office:value-type="string"/>
          <table:table-cell office:value-type="string">
            <text:p>379</text:p>
          </table:table-cell>
          <table:table-cell office:value-type="string"/>
          <table:table-cell office:value-type="string">
            <text:p>Taber Lagrein Riserva 1999 1,5 L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9">
            <text:p>1999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6.470547">
            <text:p>46.470547</text:p>
          </table:table-cell>
        </table:table-row>
        <table:table-row>
          <table:table-cell office:value-type="string"/>
          <table:table-cell office:value-type="string">
            <text:p>380</text:p>
          </table:table-cell>
          <table:table-cell office:value-type="string"/>
          <table:table-cell office:value-type="string">
            <text:p>Porphyr Lagrein Riserva 2020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60.144543">
            <text:p>60.144543</text:p>
          </table:table-cell>
        </table:table-row>
        <table:table-row>
          <table:table-cell office:value-type="string"/>
          <table:table-cell office:value-type="string">
            <text:p>381</text:p>
          </table:table-cell>
          <table:table-cell office:value-type="string"/>
          <table:table-cell office:value-type="string">
            <text:p>Porphyr Lagrein Riserva 2020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60.144543">
            <text:p>60.144543</text:p>
          </table:table-cell>
        </table:table-row>
        <table:table-row>
          <table:table-cell office:value-type="string"/>
          <table:table-cell office:value-type="string">
            <text:p>382</text:p>
          </table:table-cell>
          <table:table-cell office:value-type="string"/>
          <table:table-cell office:value-type="string">
            <text:p>Monticol Riserva 2020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Kellerei Terlan / Cantina Terlano</text:p>
          </table:table-cell>
          <table:table-cell office:value-type="float" office:value="52.573837">
            <text:p>52.573837</text:p>
          </table:table-cell>
        </table:table-row>
        <table:table-row>
          <table:table-cell office:value-type="string"/>
          <table:table-cell office:value-type="string">
            <text:p>383</text:p>
          </table:table-cell>
          <table:table-cell office:value-type="string"/>
          <table:table-cell office:value-type="string">
            <text:p>Merlot Mervin 2005 1,5 L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5">
            <text:p>2005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paj7140r16784jjd4</text:p>
          </table:table-cell>
          <table:table-cell office:value-type="string">
            <text:p>WHITE</text:p>
          </table:table-cell>
          <table:table-cell office:value-type="string">
            <text:p>Mervin Sauvignon</text:p>
          </table:table-cell>
          <table:table-cell office:value-type="string">
            <text:p>Kellerei Meran</text:p>
          </table:table-cell>
          <table:table-cell office:value-type="float" office:value="43.02979">
            <text:p>43.02979</text:p>
          </table:table-cell>
        </table:table-row>
        <table:table-row>
          <table:table-cell office:value-type="string"/>
          <table:table-cell office:value-type="string">
            <text:p>384</text:p>
          </table:table-cell>
          <table:table-cell office:value-type="string"/>
          <table:table-cell office:value-type="string">
            <text:p>Terra di Monteverro 2019 </text:p>
          </table:table-cell>
          <table:table-cell office:value-type="string">
            <text:p>Weingut Montever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31806">
            <text:p>53.31806</text:p>
          </table:table-cell>
        </table:table-row>
        <table:table-row>
          <table:table-cell office:value-type="string"/>
          <table:table-cell office:value-type="string">
            <text:p>385</text:p>
          </table:table-cell>
          <table:table-cell office:value-type="string"/>
          <table:table-cell office:value-type="string">
            <text:p>Terra di Monteverro 2019 </text:p>
          </table:table-cell>
          <table:table-cell office:value-type="string">
            <text:p>Weingut Monteverr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9">
            <text:p>2019</text:p>
          </table:table-cell>
          <table:table-cell office:value-type="float" office:value="33000">
            <text:p>3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31806">
            <text:p>53.31806</text:p>
          </table:table-cell>
        </table:table-row>
        <table:table-row>
          <table:table-cell office:value-type="string"/>
          <table:table-cell office:value-type="string">
            <text:p>386</text:p>
          </table:table-cell>
          <table:table-cell office:value-type="string"/>
          <table:table-cell office:value-type="string">
            <text:p>Concerto di Fonterutoli 1,5 L </text:p>
          </table:table-cell>
          <table:table-cell office:value-type="string">
            <text:p>Mazzei Castello di Fonteruto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e8ag1rxax9t611h0</text:p>
          </table:table-cell>
          <table:table-cell office:value-type="string">
            <text:p>RED</text:p>
          </table:table-cell>
          <table:table-cell office:value-type="string">
            <text:p>Concerto Di Fonterutoli</text:p>
          </table:table-cell>
          <table:table-cell office:value-type="string">
            <text:p>Mazzei - Castello di Fonterutoli</text:p>
          </table:table-cell>
          <table:table-cell office:value-type="float" office:value="71.39802">
            <text:p>71.39802</text:p>
          </table:table-cell>
        </table:table-row>
        <table:table-row>
          <table:table-cell office:value-type="string"/>
          <table:table-cell office:value-type="string">
            <text:p>387</text:p>
          </table:table-cell>
          <table:table-cell office:value-type="string"/>
          <table:table-cell office:value-type="string">
            <text:p>Kairos Cuvée 2019 1,5 L</text:p>
          </table:table-cell>
          <table:table-cell office:value-type="string">
            <text:p>Zýmē di Celestino Gasp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7.629444">
            <text:p>37.629444</text:p>
          </table:table-cell>
        </table:table-row>
        <table:table-row>
          <table:table-cell office:value-type="string"/>
          <table:table-cell office:value-type="string">
            <text:p>388</text:p>
          </table:table-cell>
          <table:table-cell office:value-type="string"/>
          <table:table-cell office:value-type="string">
            <text:p>Amarone della Valpolicella Classico 2007 1,5 L</text:p>
          </table:table-cell>
          <table:table-cell office:value-type="string">
            <text:p>Weingut Bert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5.500366">
            <text:p>45.500366</text:p>
          </table:table-cell>
        </table:table-row>
        <table:table-row>
          <table:table-cell office:value-type="string"/>
          <table:table-cell office:value-type="string">
            <text:p>389</text:p>
          </table:table-cell>
          <table:table-cell office:value-type="string"/>
          <table:table-cell office:value-type="string">
            <text:p>Cabreo Il Borgo 2019 1,5 L </text:p>
          </table:table-cell>
          <table:table-cell office:value-type="string">
            <text:p>Ambrogio e Giovanni Folon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nynrpnpqr7n02vm94</text:p>
          </table:table-cell>
          <table:table-cell office:value-type="string">
            <text:p>RED</text:p>
          </table:table-cell>
          <table:table-cell office:value-type="string">
            <text:p>Borgo della Rocca</text:p>
          </table:table-cell>
          <table:table-cell office:value-type="string">
            <text:p>Giovanni Sarti</text:p>
          </table:table-cell>
          <table:table-cell office:value-type="float" office:value="23.24289">
            <text:p>23.24289</text:p>
          </table:table-cell>
        </table:table-row>
        <table:table-row>
          <table:table-cell office:value-type="string"/>
          <table:table-cell office:value-type="string">
            <text:p>390</text:p>
          </table:table-cell>
          <table:table-cell office:value-type="string"/>
          <table:table-cell office:value-type="string">
            <text:p>Ilatraia 2013 1,5 L </text:p>
          </table:table-cell>
          <table:table-cell office:value-type="string">
            <text:p>Branca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138gza89pt818tgy5</text:p>
          </table:table-cell>
          <table:table-cell office:value-type="string">
            <text:p>RED</text:p>
          </table:table-cell>
          <table:table-cell office:value-type="string">
            <text:p>Ilatraia</text:p>
          </table:table-cell>
          <table:table-cell office:value-type="string">
            <text:p>Brancaia</text:p>
          </table:table-cell>
          <table:table-cell office:value-type="float" office:value="45.39052">
            <text:p>45.39052</text:p>
          </table:table-cell>
        </table:table-row>
        <table:table-row>
          <table:table-cell office:value-type="string"/>
          <table:table-cell office:value-type="string">
            <text:p>391</text:p>
          </table:table-cell>
          <table:table-cell office:value-type="string"/>
          <table:table-cell office:value-type="string">
            <text:p>CR 1 Redstone Reserve 2016 3,0 L I CS, COT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3.737793">
            <text:p>43.737793</text:p>
          </table:table-cell>
        </table:table-row>
        <table:table-row>
          <table:table-cell office:value-type="string"/>
          <table:table-cell office:value-type="string">
            <text:p>392</text:p>
          </table:table-cell>
          <table:table-cell office:value-type="string"/>
          <table:table-cell office:value-type="string">
            <text:p>Merlot-Lagrein Graf 2021 5,0 L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1">
            <text:p>2021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p60c326hher4grh6ss</text:p>
          </table:table-cell>
          <table:table-cell office:value-type="string">
            <text:p>RED</text:p>
          </table:table-cell>
          <table:table-cell office:value-type="string">
            <text:p>Merlot-Lagrein Graf</text:p>
          </table:table-cell>
          <table:table-cell office:value-type="string">
            <text:p>Kellerei Meran</text:p>
          </table:table-cell>
          <table:table-cell office:value-type="float" office:value="50.21456">
            <text:p>50.21456</text:p>
          </table:table-cell>
        </table:table-row>
        <table:table-row>
          <table:table-cell office:value-type="string"/>
          <table:table-cell office:value-type="string">
            <text:p>393</text:p>
          </table:table-cell>
          <table:table-cell office:value-type="string"/>
          <table:table-cell office:value-type="string">
            <text:p>Amarone della Valpolicella Costasera 2009 6,0 L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09">
            <text:p>2009</text:p>
          </table:table-cell>
          <table:table-cell office:value-type="float" office:value="110000">
            <text:p>1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38.151527">
            <text:p>38.151527</text:p>
          </table:table-cell>
        </table:table-row>
        <table:table-row>
          <table:table-cell office:value-type="string"/>
          <table:table-cell office:value-type="string">
            <text:p>395</text:p>
          </table:table-cell>
          <table:table-cell office:value-type="string"/>
          <table:table-cell office:value-type="string">
            <text:p>Lux vit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qwhj39wxbeppj0nkh7</text:p>
          </table:table-cell>
          <table:table-cell office:value-type="string">
            <text:p>DESSERT</text:p>
          </table:table-cell>
          <table:table-cell office:value-type="string">
            <text:p>Aqua Vitas Riserva Grappa</text:p>
          </table:table-cell>
          <table:table-cell office:value-type="string">
            <text:p>Vitas</text:p>
          </table:table-cell>
          <table:table-cell office:value-type="float" office:value="23.801197">
            <text:p>23.801197</text:p>
          </table:table-cell>
        </table:table-row>
        <table:table-row>
          <table:table-cell office:value-type="string"/>
          <table:table-cell office:value-type="string">
            <text:p>396</text:p>
          </table:table-cell>
          <table:table-cell office:value-type="string"/>
          <table:table-cell office:value-type="string">
            <text:p>Luc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Frescobaldi - Tenuta Luce</text:p>
          </table:table-cell>
          <table:table-cell office:value-type="float" office:value="23.971088">
            <text:p>23.971088</text:p>
          </table:table-cell>
        </table:table-row>
        <table:table-row>
          <table:table-cell office:value-type="string"/>
          <table:table-cell office:value-type="string">
            <text:p>397</text:p>
          </table:table-cell>
          <table:table-cell office:value-type="string"/>
          <table:table-cell office:value-type="string">
            <text:p>Castel giocon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xt2qr8yny452dm82va</text:p>
          </table:table-cell>
          <table:table-cell office:value-type="string">
            <text:p>RED</text:p>
          </table:table-cell>
          <table:table-cell office:value-type="string">
            <text:p>Castel Best</text:p>
          </table:table-cell>
          <table:table-cell office:value-type="string">
            <text:p>Castel Group</text:p>
          </table:table-cell>
          <table:table-cell office:value-type="float" office:value="24.1874">
            <text:p>24.1874</text:p>
          </table:table-cell>
        </table:table-row>
        <table:table-row>
          <table:table-cell office:value-type="string"/>
          <table:table-cell office:value-type="string">
            <text:p>398</text:p>
          </table:table-cell>
          <table:table-cell office:value-type="string"/>
          <table:table-cell office:value-type="string">
            <text:p>La Maio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2ykmg1evmm90vxb00</text:p>
          </table:table-cell>
          <table:table-cell office:value-type="string">
            <text:p>RED</text:p>
          </table:table-cell>
          <table:table-cell office:value-type="string">
            <text:p>Aione</text:p>
          </table:table-cell>
          <table:table-cell office:value-type="string">
            <text:p>L'Aione</text:p>
          </table:table-cell>
          <table:table-cell office:value-type="float" office:value="23.747225">
            <text:p>23.747225</text:p>
          </table:table-cell>
        </table:table-row>
        <table:table-row>
          <table:table-cell office:value-type="string"/>
          <table:table-cell office:value-type="string">
            <text:p>401</text:p>
          </table:table-cell>
          <table:table-cell office:value-type="string"/>
          <table:table-cell office:value-type="string">
            <text:p>Le Serre Nuove del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Bolgheri Le Serre Nuove</text:p>
          </table:table-cell>
          <table:table-cell office:value-type="string">
            <text:p>Ornellaia</text:p>
          </table:table-cell>
          <table:table-cell office:value-type="float" office:value="45.15085">
            <text:p>45.15085</text:p>
          </table:table-cell>
        </table:table-row>
        <table:table-row>
          <table:table-cell office:value-type="string"/>
          <table:table-cell office:value-type="string">
            <text:p>402</text:p>
          </table:table-cell>
          <table:table-cell office:value-type="string"/>
          <table:table-cell office:value-type="string">
            <text:p>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32157">
            <text:p>43.32157</text:p>
          </table:table-cell>
        </table:table-row>
        <table:table-row>
          <table:table-cell office:value-type="string"/>
          <table:table-cell office:value-type="string">
            <text:p>403</text:p>
          </table:table-cell>
          <table:table-cell office:value-type="string"/>
          <table:table-cell office:value-type="string">
            <text:p>Monteverro 2008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04</text:p>
          </table:table-cell>
          <table:table-cell office:value-type="string"/>
          <table:table-cell office:value-type="string">
            <text:p>Monteverro 2009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05</text:p>
          </table:table-cell>
          <table:table-cell office:value-type="string"/>
          <table:table-cell office:value-type="string">
            <text:p>Monteverro 2010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06</text:p>
          </table:table-cell>
          <table:table-cell office:value-type="string"/>
          <table:table-cell office:value-type="string">
            <text:p>Monteverro 201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07</text:p>
          </table:table-cell>
          <table:table-cell office:value-type="string"/>
          <table:table-cell office:value-type="string">
            <text:p>Monteverro 2012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08</text:p>
          </table:table-cell>
          <table:table-cell office:value-type="string"/>
          <table:table-cell office:value-type="string">
            <text:p>Monteverro 2013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09</text:p>
          </table:table-cell>
          <table:table-cell office:value-type="string"/>
          <table:table-cell office:value-type="string">
            <text:p>Monteverro 2014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10</text:p>
          </table:table-cell>
          <table:table-cell office:value-type="string"/>
          <table:table-cell office:value-type="string">
            <text:p>Monteverro 2015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11</text:p>
          </table:table-cell>
          <table:table-cell office:value-type="string"/>
          <table:table-cell office:value-type="string">
            <text:p>Monteverro 2016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12</text:p>
          </table:table-cell>
          <table:table-cell office:value-type="string"/>
          <table:table-cell office:value-type="string">
            <text:p>Monteverro 2017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13</text:p>
          </table:table-cell>
          <table:table-cell office:value-type="string"/>
          <table:table-cell office:value-type="string">
            <text:p>Monteverro 2018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14</text:p>
          </table:table-cell>
          <table:table-cell office:value-type="string"/>
          <table:table-cell office:value-type="string">
            <text:p>Monteverro 2019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15</text:p>
          </table:table-cell>
          <table:table-cell office:value-type="string"/>
          <table:table-cell office:value-type="string">
            <text:p>Monteverro 2020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43.072308">
            <text:p>43.072308</text:p>
          </table:table-cell>
        </table:table-row>
        <table:table-row>
          <table:table-cell office:value-type="string"/>
          <table:table-cell office:value-type="string">
            <text:p>417</text:p>
          </table:table-cell>
          <table:table-cell office:value-type="string"/>
          <table:table-cell office:value-type="string">
            <text:p>Amarone Bertani 1994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99cvz9pv2prr8syf</text:p>
          </table:table-cell>
          <table:table-cell office:value-type="string">
            <text:p>RED</text:p>
          </table:table-cell>
          <table:table-cell office:value-type="string">
            <text:p>Tenuta Novare Bertani Signature Amarone Della Valpolicella Classico</text:p>
          </table:table-cell>
          <table:table-cell office:value-type="string">
            <text:p>Bertani</text:p>
          </table:table-cell>
          <table:table-cell office:value-type="float" office:value="34.356762">
            <text:p>34.356762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>
            <text:p>11</text:p>
          </table:table-cell>
          <table:table-cell office:value-type="string"/>
          <table:table-cell office:value-type="string">
            <text:p>Honey GourMET Honig Brut</text:p>
          </table:table-cell>
          <table:table-cell office:value-type="string">
            <text:p>Imkerei Innerhof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>
            <text:p>102</text:p>
          </table:table-cell>
          <table:table-cell office:value-type="string"/>
          <table:table-cell office:value-type="string">
            <text:p>Initium Solaris</text:p>
          </table:table-cell>
          <table:table-cell office:value-type="string">
            <text:p>Vivent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>
            <text:p>103</text:p>
          </table:table-cell>
          <table:table-cell office:value-type="string"/>
          <table:table-cell office:value-type="string">
            <text:p>Initium Solaris</text:p>
          </table:table-cell>
          <table:table-cell office:value-type="string">
            <text:p>Vivent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>
            <text:p>173</text:p>
          </table:table-cell>
          <table:table-cell office:value-type="string"/>
          <table:table-cell office:value-type="string">
            <text:p>Roseppi 2022 </text:p>
          </table:table-cell>
          <table:table-cell office:value-type="string">
            <text:p>Weingut S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>
            <text:p>394</text:p>
          </table:table-cell>
          <table:table-cell office:value-type="string"/>
          <table:table-cell office:value-type="string">
            <text:p>Luce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>
            <text:p>399</text:p>
          </table:table-cell>
          <table:table-cell office:value-type="string"/>
          <table:table-cell office:value-type="string">
            <text:p>Rialz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>
            <text:p>400</text:p>
          </table:table-cell>
          <table:table-cell office:value-type="string"/>
          <table:table-cell office:value-type="string">
            <text:p>Mormorett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>
            <text:p>416</text:p>
          </table:table-cell>
          <table:table-cell office:value-type="string"/>
          <table:table-cell office:value-type="string">
            <text:p>Sassicaia 2019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